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064cm" fo:margin-left="0cm" table:align="left" style:writing-mode="lr-tb"/>
    </style:style>
    <style:style style:name="Table1.A" style:family="table-column">
      <style:table-column-properties style:column-width="4.055cm"/>
    </style:style>
    <style:style style:name="Table1.B" style:family="table-column">
      <style:table-column-properties style:column-width="3.387cm"/>
    </style:style>
    <style:style style:name="Table1.C" style:family="table-column">
      <style:table-column-properties style:column-width="7.622cm"/>
    </style:style>
    <style:style style:name="Table1.1" style:family="table-row">
      <style:table-row-properties style:min-row-height="1.27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loext:contextual-spacing="false" fo:margin-top="0cm" fo:margin-bottom="0cm"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cm" fo:margin-bottom="0.106cm" style:line-height-at-least="0.388cm"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cm" fo:margin-bottom="0.106cm" style:line-height-at-least="0.388cm" fo:orphans="2" fo:widows="2"/>
    </style:style>
    <style:style style:name="P7"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2pt" style:font-size-asian="12pt" style:font-size-complex="12pt"/>
    </style:style>
    <style:style style:name="P8"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loext:contextual-spacing="false" fo:margin-left="0.212cm" fo:margin-right="0.212cm" fo:margin-top="0.212cm" fo:margin-bottom="0.141cm" style:line-height-at-least="0.441cm" fo:orphans="2" fo:widows="2" fo:text-indent="0cm" style:auto-text-indent="false"/>
      <style:text-properties fo:font-size="10.5pt" style:font-size-asian="10.5pt" style:font-size-complex="10.5pt"/>
    </style:style>
    <style:style style:name="P10" style:family="paragraph" style:parent-style-name="CellBody">
      <style:paragraph-properties loext:contextual-spacing="false" fo:margin-left="0.212cm" fo:margin-right="0.212cm" fo:margin-top="0.212cm" fo:margin-bottom="0cm" style:line-height-at-least="0.494cm" fo:orphans="2" fo:widows="2" fo:text-indent="0cm" style:auto-text-indent="false"/>
      <style:text-properties fo:font-size="12pt" style:font-size-asian="12pt" style:font-size-complex="12pt"/>
    </style:style>
    <style:style style:name="P11" style:family="paragraph" style:parent-style-name="CellBody">
      <style:paragraph-properties loext:contextual-spacing="false" fo:margin-left="0.212cm" fo:margin-right="0.212cm" fo:margin-top="0cm" fo:margin-bottom="0.141cm" style:line-height-at-least="0.494cm" fo:orphans="2" fo:widows="2" fo:text-indent="0cm" style:auto-text-indent="false"/>
      <style:text-properties fo:font-size="12pt" style:font-size-asian="12pt" style:font-size-complex="12pt"/>
    </style:style>
    <style:style style:name="P12" style:family="paragraph" style:parent-style-name="Standard">
      <style:paragraph-properties fo:line-height="0.423cm" fo:orphans="2" fo:widows="2"/>
      <style:text-properties fo:font-size="12pt" style:font-size-asian="12pt" style:font-size-complex="12pt"/>
    </style:style>
    <style:style style:name="P13" style:family="paragraph" style:parent-style-name="Standard">
      <style:paragraph-properties fo:line-height="0.212cm" fo:orphans="2" fo:widows="2"/>
      <style:text-properties fo:font-size="12pt" style:font-size-asian="12pt" style:font-size-complex="12pt"/>
    </style:style>
    <style:style style:name="P14" style:family="paragraph" style:parent-style-name="Standard">
      <style:paragraph-properties loext:contextual-spacing="false" fo:margin-top="0cm" fo:margin-bottom="2.54cm" style:line-height-at-least="0.353cm" fo:orphans="2" fo:widows="2"/>
    </style:style>
    <style:style style:name="P15" style:family="paragraph" style:parent-style-name="Standard">
      <style:paragraph-properties loext:contextual-spacing="false" fo:margin-top="0.423cm" fo:margin-bottom="0cm" style:line-height-at-least="0.353cm" fo:orphans="2" fo:widows="2" fo:keep-with-next="always"/>
    </style:style>
    <style:style style:name="P16" style:family="paragraph" style:parent-style-name="CellBody">
      <style:paragraph-properties style:line-height-at-least="0.494cm"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cm" fo:margin-bottom="0.176cm" fo:orphans="2" fo:widows="2"/>
    </style:style>
    <style:style style:name="P19" style:family="paragraph" style:parent-style-name="bullet">
      <style:paragraph-properties loext:contextual-spacing="false" fo:margin-top="0cm" fo:margin-bottom="0.176cm" fo:orphans="2" fo:widows="2"/>
    </style:style>
    <style:style style:name="P20" style:family="paragraph" style:parent-style-name="sectionheading">
      <style:paragraph-properties loext:contextual-spacing="false" fo:margin-top="0.071cm" fo:margin-bottom="0.141cm" fo:orphans="2" fo:widows="2"/>
    </style:style>
    <style:style style:name="P21" style:family="paragraph" style:parent-style-name="sectionheading">
      <style:paragraph-properties loext:contextual-spacing="false" fo:margin-top="0.106cm" fo:margin-bottom="0.141cm" fo:orphans="2" fo:widows="2"/>
    </style:style>
    <style:style style:name="P22" style:family="paragraph" style:parent-style-name="Text_20_body">
      <style:paragraph-properties loext:contextual-spacing="false" fo:margin-left="1.9cm" fo:margin-right="0cm" fo:margin-top="0cm" fo:margin-bottom="0.212cm" style:line-height-at-least="0.423cm" fo:orphans="2" fo:widows="2" fo:text-indent="0cm" style:auto-text-indent="false" style:writing-mode="lr-tb"/>
      <style:text-properties style:font-name="Courier New1" fo:font-size="8.5pt" style:font-size-asian="8.5pt" style:font-size-complex="8.5pt"/>
    </style:style>
    <style:style style:name="P23" style:family="paragraph" style:parent-style-name="Text_20_body">
      <style:paragraph-properties loext:contextual-spacing="false" fo:margin-left="1.9cm" fo:margin-right="0cm" fo:margin-top="0cm" fo:margin-bottom="0.212cm" style:line-height-at-least="0.423cm" fo:orphans="2" fo:widows="2" fo:text-indent="0cm" style:auto-text-indent="false" style:writing-mode="lr-tb"/>
      <style:text-properties fo:color="#000000" style:font-name="Courier New1" fo:font-size="8.5pt" style:font-size-asian="8.5pt" style:font-size-complex="8.5pt"/>
    </style:style>
    <style:style style:name="P24" style:family="paragraph" style:parent-style-name="Text_20_body" style:master-page-name="">
      <style:paragraph-properties loext:contextual-spacing="false" fo:margin-left="1.9cm" fo:margin-right="0cm" fo:margin-top="0cm" fo:margin-bottom="0.212cm" style:line-height-at-least="0.423cm" fo:orphans="2" fo:widows="2" fo:text-indent="0cm" style:auto-text-indent="false" style:page-number="auto" style:writing-mode="lr-tb"/>
      <style:text-properties style:font-name="Courier New1" fo:font-size="8.5pt" style:font-size-asian="8.5pt" style:font-size-complex="8.5pt"/>
    </style:style>
    <style:style style:name="P25" style:family="paragraph" style:parent-style-name="Text_20_body" style:master-page-name="">
      <style:paragraph-properties loext:contextual-spacing="false" fo:margin-left="1.9cm" fo:margin-right="0cm" fo:margin-top="0cm" fo:margin-bottom="0.212cm" style:line-height-at-least="0.423cm" fo:orphans="2" fo:widows="2" fo:text-indent="0cm" style:auto-text-indent="false" style:page-number="auto" style:writing-mode="lr-tb"/>
      <style:text-properties fo:color="#000000" style:font-name="Courier New1" fo:font-size="8.5pt" style:font-size-asian="8.5pt" style:font-size-complex="8.5pt"/>
    </style:style>
    <style:style style:name="P26" style:family="paragraph" style:parent-style-name="Heading_20_2">
      <style:paragraph-properties loext:contextual-spacing="false" fo:margin-top="0cm" fo:margin-bottom="0.141cm" fo:orphans="2" fo:widows="2"/>
    </style:style>
    <style:style style:name="P27" style:family="paragraph" style:parent-style-name="Heading_20_3">
      <style:paragraph-properties fo:orphans="2" fo:widows="2"/>
    </style:style>
    <style:style style:name="P28" style:family="paragraph" style:parent-style-name="Heading_20_3">
      <style:paragraph-properties fo:orphans="2" fo:widows="2"/>
      <style:text-properties fo:color="#000000"/>
    </style:style>
    <style:style style:name="P29" style:family="paragraph" style:parent-style-name="Heading_20_3">
      <style:paragraph-properties loext:contextual-spacing="false" fo:margin-top="0.106cm" fo:margin-bottom="0.176cm" fo:orphans="2" fo:widows="2"/>
    </style:style>
    <style:style style:name="P30" style:family="paragraph" style:parent-style-name="Heading_20_3">
      <style:paragraph-properties loext:contextual-spacing="false" fo:margin-top="0.141cm" fo:margin-bottom="0.176cm" fo:orphans="2" fo:widows="2"/>
    </style:style>
    <style:style style:name="P31" style:family="paragraph" style:parent-style-name="Heading_20_1" style:master-page-name="Standard">
      <style:paragraph-properties loext:contextual-spacing="false" fo:margin-top="0cm" fo:margin-bottom="0cm" fo:orphans="2" fo:widows="2" style:page-number="auto"/>
    </style:style>
    <style:style style:name="P32"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4" draw:name="Picture 69"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5" draw:name="Picture 70"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6" draw:name="Picture 71"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7" draw:name="Picture 72"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32" svg:width="7.09cm" svg:height="0.343cm" svg:x="-6.033cm" svg:y="0cm">
        <draw:image xlink:href="Pictures/2000000900000FB5000000C9E5A4A80D23E7850E.wmf" xlink:type="simple" xlink:show="embed" xlink:actuate="onLoad">
          <text:p/>
        </draw:image>
      </draw:frame>
      <text:p text:style-name="P31"><text:alphabetical-index-mark-start text:id="IMark5087292112" text:main-entry="true"/>Annotations<text:alphabetical-index-mark-end text:id="IMark5087292112"/> and <text:alphabetical-index-mark-start text:id="IMark5087292208" text:main-entry="true"/>Metadata API<text:alphabetical-index-mark-end text:id="IMark5087292208"/></text:p>
      <text:p text:style-name="P14"><draw:frame draw:style-name="fr1" draw:name="graphics1" text:anchor-type="as-char" svg:width="16.51cm" svg:height="0.342cm" draw:z-index="16"><draw:image xlink:href="Pictures/20000009000025F9000000C9A96828DD27FE8892.wmf" xlink:type="simple" xlink:show="embed" xlink:actuate="onLoad"/></draw:frame></text:p>
      <text:p text:style-name="P4">This chapter specifies the <text:alphabetical-index-mark-start text:id="IMark5087292208" text:main-entry="true"/><text:alphabetical-index-mark-start text:id="IMark5087292112"/>annotations<text:alphabetical-index-mark-end text:id="IMark5087292112"/><text:alphabetical-index-mark-end text:id="IMark5087292208"/> that describe a persistence-capable class or interface, optionally including its mapping to a relational database; and an API to dynamically access and create metadata. The <text:alphabetical-index-mark-start text:id="IMark5087292592" text:main-entry="true"/>annotations<text:alphabetical-index-mark-end text:id="IMark508729259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087292688" text:main-entry="true"/>annotations<text:alphabetical-index-mark-end text:id="IMark5087292688"/>, xml, or API, the metadata can be obtained at runtime via the API.</text:p>
      <text:p text:style-name="P4">The <text:alphabetical-index-mark-start text:id="IMark5087292688" text:main-entry="true"/>annotations<text:alphabetical-index-mark-end text:id="IMark5087292688"/> described herein support the entire range of metadata that can be expressed using the xml format. <text:alphabetical-index-mark-start text:id="IMark5087292592" text:main-entry="true"/>Annotations<text:alphabetical-index-mark-end text:id="IMark5087292592"/> have identical semantics to the corresponding xml metadata. </text:p>
      <text:p text:style-name="P4">All <text:alphabetical-index-mark-start text:id="IMark5087292592" text:main-entry="true"/>annotations<text:alphabetical-index-mark-end text:id="IMark5087292592"/> are defined in the package javax.jdo.<text:alphabetical-index-mark-start text:id="IMark5087292688" text:main-entry="true"/>annotations<text:alphabetical-index-mark-end text:id="IMark5087292688"/>. <text:alphabetical-index-mark-start text:id="IMark5087292208" text:main-entry="true"/>Annotations<text:alphabetical-index-mark-end text:id="IMark5087292208"/> apply to classes, fields, or methods, depending on their purpose. If xml metadata is defined for annotated classes, fields, or methods, xml metadata overrides the annotation.</text:p>
      <text:p text:style-name="P4"><text:alphabetical-index-mark-start text:id="IMark5087292208" text:main-entry="true"/>Annotations<text:alphabetical-index-mark-end text:id="IMark5087292208"/> can be applied to classes and interfaces; and within classes and interfaces, to fields and methods. <text:alphabetical-index-mark-start text:id="IMark5087292688" text:main-entry="true"/>Annotations<text:alphabetical-index-mark-end text:id="IMark5087292688"/>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087292688" text:key1="annotation"/>element<text:alphabetical-index-mark-end text:id="IMark5087292688"/> names follow the Java field naming convention: lower case the first character and camel case compound words.</text:p>
      <text:p text:style-name="P4"><text:alphabetical-index-mark-start text:id="IMark5087292688" text:main-entry="true"/>Annotations<text:alphabetical-index-mark-end text:id="IMark5087292688"/> differ from xml metadata in the richness of usage. The differences become significant in several areas:</text:p>
      <text:p text:style-name="P18">•<text:tab/>Multiple <text:alphabetical-index-mark-start text:id="IMark5087292688" text:main-entry="true"/>annotations<text:alphabetical-index-mark-end text:id="IMark508729268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087292208" text:key1="annotation"/><text:span text:style-name="T1">Index</text:span><text:alphabetical-index-mark-end text:id="IMark5087292208"/> can appear only once so there is an <text:span text:style-name="T1">@</text:span><text:alphabetical-index-mark-start text:id="IMark5087292592" text:key1="annotation"/><text:span text:style-name="T1">Indices</text:span><text:alphabetical-index-mark-end text:id="IMark5087292592"/> that contains an array of <text:span text:style-name="T1">@</text:span><text:alphabetical-index-mark-start text:id="IMark5087292112" text:key1="annotation"/><text:span text:style-name="T1">Index</text:span><text:alphabetical-index-mark-end text:id="IMark5087292112"/> <text:alphabetical-index-mark-start text:id="IMark5087292784" text:main-entry="true"/>annotations<text:alphabetical-index-mark-end text:id="IMark5087292784"/>.</text:p>
      <text:p text:style-name="P19">•<text:tab/><text:alphabetical-index-mark-start text:id="IMark5087292784" text:main-entry="true"/>Annotations<text:alphabetical-index-mark-end text:id="IMark5087292784"/> cannot have null defaults. Therefore, <text:span text:style-name="T1">boolean</text:span> <text:alphabetical-index-mark-start text:id="IMark5087292112" text:key1="annotation"/>element<text:alphabetical-index-mark-end text:id="IMark5087292112"/>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087292592" text:main-entry="true"/>annotations<text:alphabetical-index-mark-end text:id="IMark5087292592"/>. For example, <text:span text:style-name="T1">@</text:span><text:alphabetical-index-mark-start text:id="IMark5087292208" text:key1="enum"/><text:span text:style-name="T1">Persistent</text:span><text:alphabetical-index-mark-end text:id="IMark5087292208"/> has an <text:alphabetical-index-mark-start text:id="IMark5087292688" text:key1="annotation"/>element<text:alphabetical-index-mark-end text:id="IMark5087292688"/> <text:alphabetical-index-mark-start text:id="IMark5087292880" text:key1="annotation"/><text:span text:style-name="T1">primaryKey</text:span><text:alphabetical-index-mark-end text:id="IMark5087292880"/><text:span text:style-name="T1">()</text:span> which defaults to the empty String, and if unspecified, defaults to <text:span text:style-name="T1">true</text:span> if the <text:span text:style-name="T1">@</text:span><text:alphabetical-index-mark-start text:id="IMark5087292976" text:key1="annotation"/><text:span text:style-name="T1">PrimaryKey</text:span><text:alphabetical-index-mark-end text:id="IMark5087292976"/>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5087292976" text:main-entry="true"/>annotations<text:alphabetical-index-mark-end text:id="IMark5087292976"/>, where annotation elements would need to be of an annotation type, the <text:alphabetical-index-mark-start text:id="IMark5087292880" text:key1="annotation"/>element<text:alphabetical-index-mark-end text:id="IMark5087292880"/> is instead promoted to directly annotate the class, interface, field, or method. For example, xml <text:alphabetical-index-mark-start text:id="IMark5087292688" text:key1="annotation"/>element<text:alphabetical-index-mark-end text:id="IMark5087292688"/> <text:alphabetical-index-mark-start text:id="IMark5087292208" text:key1="annotation"/><text:span text:style-name="T1">key</text:span><text:alphabetical-index-mark-end text:id="IMark5087292208"/> is a contained <text:alphabetical-index-mark-start text:id="IMark5087292592" text:key1="annotation"/>element<text:alphabetical-index-mark-end text:id="IMark5087292592"/> of xml <text:alphabetical-index-mark-start text:id="IMark5087292112" text:key1="annotation"/>element<text:alphabetical-index-mark-end text:id="IMark5087292112"/> <text:span text:style-name="T1">field</text:span> but in <text:alphabetical-index-mark-start text:id="IMark5087292784" text:main-entry="true"/>annotations<text:alphabetical-index-mark-end text:id="IMark5087292784"/> it is a separate <text:span text:style-name="T1">@</text:span><text:alphabetical-index-mark-start text:id="IMark5087293072" text:key1="annotation"/><text:span text:style-name="T1">Key</text:span><text:alphabetical-index-mark-end text:id="IMark5087293072"/> annotation applied to the field or property directly.</text:p>
      <text:p text:style-name="P19">•<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0"><text:tab/><text:tab/>Java Persistence API <text:alphabetical-index-mark-start text:id="IMark5087293072" text:main-entry="true"/>Annotations<text:alphabetical-index-mark-end text:id="IMark5087293072"/></text:p>
      <text:p text:style-name="P4">A JDO implementation that supports jdo <text:alphabetical-index-mark-start text:id="IMark5087293072" text:main-entry="true"/>annotations<text:alphabetical-index-mark-end text:id="IMark5087293072"/> must also support Java Persistence API <text:alphabetical-index-mark-start text:id="IMark5087292784" text:main-entry="true"/>annotations<text:alphabetical-index-mark-end text:id="IMark5087292784"/>. </text:p>
      <text:p text:style-name="P21"><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087292784" text:main-entry="true"/>annotations<text:alphabetical-index-mark-end text:id="IMark5087292784"/>, which override metadata specified in Java Persistence API <text:alphabetical-index-mark-start text:id="IMark5087293072" text:main-entry="true"/>annotations<text:alphabetical-index-mark-end text:id="IMark5087293072"/>. ]</text:p>
      <text:p text:style-name="P15"><draw:frame draw:style-name="fr1" draw:name="1" text:anchor-type="as-char" svg:width="7.091cm" svg:height="0.342cm" draw:z-index="8"><draw:image xlink:href="Pictures/2000000900000FB5000000C9E5A4A80D23E7850E.wmf" xlink:type="simple" xlink:show="embed" xlink:actuate="onLoad"/></draw:frame></text:p>
      <text:h text:style-name="P26" text:outline-level="2"><text:alphabetical-index-mark-start text:id="IMark5087293072" text:main-entry="true"/>Metadata <text:alphabetical-index-mark-start text:id="IMark5087292784" text:main-entry="true"/>Annotations<text:alphabetical-index-mark-end text:id="IMark5087292784"/><text:alphabetical-index-mark-end text:id="IMark5087293072"/></text:h>
      <text:p text:style-name="P4">The following describes each jdo annotation, in alphabetical <text:alphabetical-index-mark-start text:id="IMark5087293072" text:key1="annotation"/>order<text:alphabetical-index-mark-end text:id="IMark5087293072"/>.</text:p>
      <text:h text:style-name="P29" text:outline-level="3"><text:alphabetical-index-mark-start text:id="IMark5087293072" text:key1="annotation"/>Cacheable<text:alphabetical-index-mark-end text:id="IMark5087293072"/> Annotation</text:h>
      <text:p text:style-name="P2">@Target({ElementType.TYPE, ElementType.FIELD, ElementType.METHOD}) </text:p>
      <text:p text:style-name="P2">@Retention(RetentionPolicy.RUNTIME)</text:p>
      <text:p text:style-name="P2">public @interface <text:alphabetical-index-mark-start text:id="IMark5087293072" text:key1="annotation"/>Cacheable<text:alphabetical-index-mark-end text:id="IMark5087293072"/></text:p>
      <text:p text:style-name="P2">{</text:p>
      <text:p text:style-name="P2"><text:tab/>String <text:alphabetical-index-mark-start text:id="IMark5087293072" text:key1="annotation"/>value<text:alphabetical-index-mark-end text:id="IMark5087293072"/>() default “true”;</text:p>
      <text:p text:style-name="P2">}</text:p>
      <text:p text:style-name="P2"/>
      <text:h text:style-name="P27" text:outline-level="3"><text:alphabetical-index-mark-start text:id="IMark5087293072" text:key1="annotation"/>Column<text:alphabetical-index-mark-end text:id="IMark5087293072"/>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5087293072" text:key1="annotation"/>Column<text:alphabetical-index-mark-end text:id="IMark5087293072"/></text:p>
      <text:p text:style-name="P2">{</text:p>
      <text:p text:style-name="P2"><text:s text:c="4"/>/**</text:p>
      <text:p text:style-name="P2"><text:s text:c="5"/>* Name of the <text:alphabetical-index-mark-start text:id="IMark5087293072" text:key1="annotation"/>column<text:alphabetical-index-mark-end text:id="IMark5087293072"/>.</text:p>
      <text:p text:style-name="P2"><text:s text:c="5"/>* @return the name of the <text:alphabetical-index-mark-start text:id="IMark5087293072" text:key1="annotation"/>column<text:alphabetical-index-mark-end text:id="IMark5087293072"/></text:p>
      <text:p text:style-name="P2"><text:s text:c="5"/>*/</text:p>
      <text:p text:style-name="P2"><text:soft-page-break/><text:s text:c="4"/>String name() default ““;</text:p>
      <text:p text:style-name="P2"/>
      <text:p text:style-name="P2"><text:s text:c="4"/>/**</text:p>
      <text:p text:style-name="P2"><text:s text:c="5"/>* Target <text:alphabetical-index-mark-start text:id="IMark5087293072" text:key1="annotation"/>column<text:alphabetical-index-mark-end text:id="IMark5087293072"/> for this <text:alphabetical-index-mark-start text:id="IMark5087292784" text:key1="annotation"/>column<text:alphabetical-index-mark-end text:id="IMark5087292784"/> in the other table when part of a </text:p>
      <text:p text:style-name="P2"><text:s text:c="5"/>* foreign <text:alphabetical-index-mark-start text:id="IMark5087292784" text:key1="annotation"/>key<text:alphabetical-index-mark-end text:id="IMark5087292784"/> relation.</text:p>
      <text:p text:style-name="P2"><text:s text:c="5"/>* @return the target <text:alphabetical-index-mark-start text:id="IMark5087292784" text:key1="annotation"/>column<text:alphabetical-index-mark-end text:id="IMark5087292784"/> in the other table for this <text:alphabetical-index-mark-start text:id="IMark5087293072" text:key1="annotation"/>column<text:alphabetical-index-mark-end text:id="IMark5087293072"/> </text:p>
      <text:p text:style-name="P2"><text:s text:c="5"/>* when part of a foreign <text:alphabetical-index-mark-start text:id="IMark5087293072" text:key1="annotation"/>key<text:alphabetical-index-mark-end text:id="IMark5087293072"/>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5087293072" text:key1="annotation"/>column<text:alphabetical-index-mark-end text:id="IMark5087293072"/> </text:p>
      <text:p text:style-name="P2"><text:s text:c="5"/>* when part of a bidirectional relation.</text:p>
      <text:p text:style-name="P2"><text:s text:c="5"/>* @return the target member for this <text:alphabetical-index-mark-start text:id="IMark5087293072" text:key1="annotation"/>column<text:alphabetical-index-mark-end text:id="IMark508729307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5087293072" text:key1="annotation"/>column<text:alphabetical-index-mark-end text:id="IMark5087293072"/>.</text:p>
      <text:p text:style-name="P2"><text:s text:c="5"/>* @return JDBC type for this <text:alphabetical-index-mark-start text:id="IMark5087293072" text:key1="annotation"/>column<text:alphabetical-index-mark-end text:id="IMark5087293072"/></text:p>
      <text:p text:style-name="P2"><text:s text:c="5"/>*/</text:p>
      <text:p text:style-name="P2"><text:s text:c="4"/>String jdbcType() default ““;</text:p>
      <text:p text:style-name="P2"/>
      <text:p text:style-name="P2"><text:s text:c="4"/>/**</text:p>
      <text:p text:style-name="P2"><text:s text:c="5"/>* SQL Type for this <text:alphabetical-index-mark-start text:id="IMark5087293072" text:key1="annotation"/>column<text:alphabetical-index-mark-end text:id="IMark5087293072"/>.</text:p>
      <text:p text:style-name="P2"><text:s text:c="5"/>* @return SQL type for this <text:alphabetical-index-mark-start text:id="IMark5087293072" text:key1="annotation"/>column<text:alphabetical-index-mark-end text:id="IMark508729307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5087293072" text:key1="annotation"/>column<text:alphabetical-index-mark-end text:id="IMark5087293072"/>.</text:p>
      <text:p text:style-name="P2"><text:s text:c="5"/>* @return the maximum length of data stored in this <text:alphabetical-index-mark-start text:id="IMark5087293072" text:key1="annotation"/>column<text:alphabetical-index-mark-end text:id="IMark5087293072"/></text:p>
      <text:p text:style-name="P2"><text:s text:c="5"/>*/</text:p>
      <text:p text:style-name="P2"><text:s text:c="4"/>int length() default -1;</text:p>
      <text:p text:style-name="P2"/>
      <text:p text:style-name="P2"><text:s text:c="4"/>/**</text:p>
      <text:p text:style-name="P2"><text:s text:c="5"/>* Scale for the <text:alphabetical-index-mark-start text:id="IMark5087293072" text:key1="annotation"/>column<text:alphabetical-index-mark-end text:id="IMark5087293072"/> when handling floating point values.</text:p>
      <text:p text:style-name="P2"><text:s text:c="5"/>* @return the scale for the <text:alphabetical-index-mark-start text:id="IMark5087293072" text:key1="annotation"/>column<text:alphabetical-index-mark-end text:id="IMark5087293072"/>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5087293072" text:key1="annotation"/>column<text:alphabetical-index-mark-end text:id="IMark5087293072"/> allows null values to be inserted.</text:p>
      <text:p text:style-name="P2"><text:s text:c="5"/>* @return whether the <text:alphabetical-index-mark-start text:id="IMark5087293072" text:key1="annotation"/>column<text:alphabetical-index-mark-end text:id="IMark5087293072"/>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5087293072" text:key1="annotation"/>value<text:alphabetical-index-mark-end text:id="IMark5087293072"/> for this <text:alphabetical-index-mark-start text:id="IMark5087292784" text:key1="annotation"/>column<text:alphabetical-index-mark-end text:id="IMark5087292784"/>.</text:p>
      <text:p text:style-name="P2"><text:s text:c="5"/>* @return the default <text:alphabetical-index-mark-start text:id="IMark5087292784" text:key1="annotation"/>value<text:alphabetical-index-mark-end text:id="IMark5087292784"/> for this <text:alphabetical-index-mark-start text:id="IMark5087293072" text:key1="annotation"/>column<text:alphabetical-index-mark-end text:id="IMark5087293072"/></text:p>
      <text:p text:style-name="P2"><text:s text:c="5"/>*/</text:p>
      <text:p text:style-name="P2"><text:s text:c="4"/>String defaultValue() default ““;</text:p>
      <text:p text:style-name="P2"/>
      <text:p text:style-name="P2"><text:s text:c="4"/>/**</text:p>
      <text:p text:style-name="P2"><text:s text:c="5"/>* <text:alphabetical-index-mark-start text:id="IMark5087293072" text:key1="annotation"/>Value<text:alphabetical-index-mark-end text:id="IMark5087293072"/> to be inserted when this is an “unmapped” <text:alphabetical-index-mark-start text:id="IMark5087292784" text:key1="annotation"/>column<text:alphabetical-index-mark-end text:id="IMark5087292784"/></text:p>
      <text:p text:style-name="P2"><text:soft-page-break/><text:s text:c="5"/>* @return the <text:alphabetical-index-mark-start text:id="IMark5087292784" text:key1="annotation"/>value<text:alphabetical-index-mark-end text:id="IMark5087292784"/> to be inserted when this is an “unmapped” <text:alphabetical-index-mark-start text:id="IMark5087293072" text:key1="annotation"/>column<text:alphabetical-index-mark-end text:id="IMark5087293072"/></text:p>
      <text:p text:style-name="P2"><text:s text:c="5"/>*/</text:p>
      <text:p text:style-name="P2"><text:s text:c="4"/>String insertValue() default ““;</text:p>
      <text:p text:style-name="P2"/>
      <text:p text:style-name="P2"><text:s text:c="4"/>/** Vendor <text:alphabetical-index-mark-start text:id="IMark5087293072" text:key1="annotation"/>extensions<text:alphabetical-index-mark-end text:id="IMark5087293072"/>.</text:p>
      <text:p text:style-name="P2"><text:s text:c="5"/>* @return the vendor <text:alphabetical-index-mark-start text:id="IMark5087293072" text:key1="annotation"/>extensions<text:alphabetical-index-mark-end text:id="IMark5087293072"/></text:p>
      <text:p text:style-name="P2"><text:s text:c="5"/>*/</text:p>
      <text:p text:style-name="P2"><text:s text:c="4"/><text:alphabetical-index-mark-start text:id="IMark5087293072" text:key1="annotation"/>Extension<text:alphabetical-index-mark-end text:id="IMark5087293072"/>[] <text:alphabetical-index-mark-start text:id="IMark5087292784" text:key1="annotation"/>extensions<text:alphabetical-index-mark-end text:id="IMark5087292784"/>()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7" text:outline-level="3"><text:alphabetical-index-mark-start text:id="IMark5087292784" text:key1="annotation"/>Columns<text:alphabetical-index-mark-end text:id="IMark5087292784"/> Annotation</text:h>
      <text:p text:style-name="P2">@Target({ElementType.FIELD, ElementType.METHOD, ElementType.TYPE}) </text:p>
      <text:p text:style-name="P2">@Retention(RetentionPolicy.RUNTIME)</text:p>
      <text:p text:style-name="P2">public @interface <text:alphabetical-index-mark-start text:id="IMark5087292784" text:key1="annotation"/>Columns<text:alphabetical-index-mark-end text:id="IMark5087292784"/></text:p>
      <text:p text:style-name="P2">{</text:p>
      <text:p text:style-name="P2"><text:s text:c="4"/>/** The <text:alphabetical-index-mark-start text:id="IMark5087292784" text:key1="annotation"/>columns<text:alphabetical-index-mark-end text:id="IMark5087292784"/> annotation information.</text:p>
      <text:p text:style-name="P2"><text:s text:c="5"/>* @return the <text:alphabetical-index-mark-start text:id="IMark5087292784" text:key1="annotation"/>columns<text:alphabetical-index-mark-end text:id="IMark5087292784"/></text:p>
      <text:p text:style-name="P2"><text:s text:c="5"/>*/</text:p>
      <text:p text:style-name="P2"><text:s text:c="4"/><text:alphabetical-index-mark-start text:id="IMark5087292784" text:key1="annotation"/>Column<text:alphabetical-index-mark-end text:id="IMark5087292784"/>[] <text:alphabetical-index-mark-start text:id="IMark5087293072" text:key1="annotation"/>value<text:alphabetical-index-mark-end text:id="IMark5087293072"/>();</text:p>
      <text:p text:style-name="P2">}</text:p>
      <text:p text:style-name="P2"/>
      <text:h text:style-name="P27" text:outline-level="3"><text:alphabetical-index-mark-start text:id="IMark5087293072" text:key1="annotation"/>DatastoreIdentity<text:alphabetical-index-mark-end text:id="IMark5087293072"/> Annotation</text:h>
      <text:p text:style-name="P2">@Target(ElementType.TYPE) </text:p>
      <text:p text:style-name="P2">@Retention(RetentionPolicy.RUNTIME)</text:p>
      <text:p text:style-name="P2">public @interface <text:alphabetical-index-mark-start text:id="IMark5087293072" text:key1="annotation"/>DatastoreIdentity<text:alphabetical-index-mark-end text:id="IMark5087293072"/></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5087293072" text:key1="annotation"/>IdGeneratorStrategy<text:alphabetical-index-mark-end text:id="IMark5087293072"/> strategy() default <text:alphabetical-index-mark-start text:id="IMark5087292784" text:key1="annotation"/>IdGeneratorStrategy<text:alphabetical-index-mark-end text:id="IMark5087292784"/>.UNSPECIFIED;</text:p>
      <text:p text:style-name="P2"/>
      <text:p text:style-name="P2"><text:s text:c="4"/>/** Custom strategy to use to generate the <text:alphabetical-index-mark-start text:id="IMark5087292784" text:key1="annotation"/>value<text:alphabetical-index-mark-end text:id="IMark5087292784"/>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5087292784" text:key1="annotation"/>sequence<text:alphabetical-index-mark-end text:id="IMark5087292784"/> to use when the strategy involves sequences</text:p>
      <text:p text:style-name="P2"><text:s text:c="5"/>* @return Name of <text:alphabetical-index-mark-start text:id="IMark5087292784" text:key1="annotation"/>sequence<text:alphabetical-index-mark-end text:id="IMark5087292784"/> to use when the strategy involves sequences</text:p>
      <text:p text:style-name="P2"><text:s text:c="5"/>*/</text:p>
      <text:p text:style-name="P2"><text:s text:c="4"/>String <text:alphabetical-index-mark-start text:id="IMark5087292784" text:key1="annotation"/>sequence<text:alphabetical-index-mark-end text:id="IMark5087292784"/>() default ““;</text:p>
      <text:p text:style-name="P2"/>
      <text:p text:style-name="P2"><text:s text:c="4"/>/**</text:p>
      <text:p text:style-name="P2"><text:soft-page-break/><text:s text:c="5"/>* Name of the <text:alphabetical-index-mark-start text:id="IMark5087292784" text:key1="annotation"/>column<text:alphabetical-index-mark-end text:id="IMark5087292784"/> for the datastore identity</text:p>
      <text:p text:style-name="P2"><text:s text:c="5"/>* @return Name of the <text:alphabetical-index-mark-start text:id="IMark5087292784" text:key1="annotation"/>column<text:alphabetical-index-mark-end text:id="IMark5087292784"/> for the datastore identity</text:p>
      <text:p text:style-name="P2"><text:s text:c="5"/>*/</text:p>
      <text:p text:style-name="P2"><text:s text:c="4"/>String <text:alphabetical-index-mark-start text:id="IMark5087292784" text:key1="annotation"/>column<text:alphabetical-index-mark-end text:id="IMark5087292784"/>() default ““;</text:p>
      <text:p text:style-name="P2"/>
      <text:p text:style-name="P2"><text:s text:c="4"/>/**</text:p>
      <text:p text:style-name="P2"><text:s text:c="5"/>* The <text:alphabetical-index-mark-start text:id="IMark5087292784" text:key1="annotation"/>column<text:alphabetical-index-mark-end text:id="IMark5087292784"/>(s) making up the datastore identity.</text:p>
      <text:p text:style-name="P2"><text:s text:c="5"/>* @return The <text:alphabetical-index-mark-start text:id="IMark5087292784" text:key1="annotation"/>column<text:alphabetical-index-mark-end text:id="IMark5087292784"/>(s) making up the datastore identity.</text:p>
      <text:p text:style-name="P2"><text:s text:c="5"/>*/</text:p>
      <text:p text:style-name="P2"><text:s text:c="4"/><text:alphabetical-index-mark-start text:id="IMark5087292784" text:key1="annotation"/>Column<text:alphabetical-index-mark-end text:id="IMark5087292784"/>[] <text:alphabetical-index-mark-start text:id="IMark5087293072" text:key1="annotation"/>columns<text:alphabetical-index-mark-end text:id="IMark5087293072"/>() default {};</text:p>
      <text:p text:style-name="P2"/>
      <text:p text:style-name="P2"><text:s text:c="4"/>/** Vendor <text:alphabetical-index-mark-start text:id="IMark5087293072" text:key1="annotation"/>extensions<text:alphabetical-index-mark-end text:id="IMark5087293072"/>. </text:p>
      <text:p text:style-name="P2"><text:s text:c="5"/>* @return the vendor <text:alphabetical-index-mark-start text:id="IMark5087293072" text:key1="annotation"/>extensions<text:alphabetical-index-mark-end text:id="IMark5087293072"/></text:p>
      <text:p text:style-name="P2"><text:s text:c="5"/>*/</text:p>
      <text:p text:style-name="P2"><text:s text:c="4"/><text:alphabetical-index-mark-start text:id="IMark5087293072" text:key1="annotation"/>Extension<text:alphabetical-index-mark-end text:id="IMark5087293072"/>[] <text:alphabetical-index-mark-start text:id="IMark5087292784" text:key1="annotation"/>extensions<text:alphabetical-index-mark-end text:id="IMark5087292784"/>() default {};</text:p>
      <text:p text:style-name="P2">}</text:p>
      <text:p text:style-name="P2"/>
      <text:h text:style-name="P27" text:outline-level="3"><text:alphabetical-index-mark-start text:id="IMark5087292784" text:key1="annotation"/>Discriminator<text:alphabetical-index-mark-end text:id="IMark5087292784"/> Annotation</text:h>
      <text:p text:style-name="P2">@Target(ElementType.TYPE) </text:p>
      <text:p text:style-name="P2">@Retention(RetentionPolicy.RUNTIME)</text:p>
      <text:p text:style-name="P2">public @interface <text:alphabetical-index-mark-start text:id="IMark5087292784" text:key1="annotation"/>Discriminator<text:alphabetical-index-mark-end text:id="IMark5087292784"/></text:p>
      <text:p text:style-name="P2">{</text:p>
      <text:p text:style-name="P2"><text:s text:c="4"/>/**</text:p>
      <text:p text:style-name="P2"><text:s text:c="5"/>* Strategy to use for the <text:alphabetical-index-mark-start text:id="IMark5087292784" text:key1="annotation"/>discriminator<text:alphabetical-index-mark-end text:id="IMark5087292784"/>. The <text:alphabetical-index-mark-start text:id="IMark5087293072" text:key1="annotation"/>discriminator<text:alphabetical-index-mark-end text:id="IMark5087293072"/> determines</text:p>
      <text:p text:style-name="P2"><text:s text:c="5"/>* the class associated with a row in the datastore.</text:p>
      <text:p text:style-name="P2"><text:s text:c="5"/>* @return the strategy to use for the <text:alphabetical-index-mark-start text:id="IMark5087293072" text:key1="annotation"/>discriminator<text:alphabetical-index-mark-end text:id="IMark5087293072"/></text:p>
      <text:p text:style-name="P2"><text:s text:c="5"/>*/</text:p>
      <text:p text:style-name="P2"><text:s text:c="4"/><text:alphabetical-index-mark-start text:id="IMark5087293072" text:key1="annotation"/>DiscriminatorStrategy<text:alphabetical-index-mark-end text:id="IMark5087293072"/> strategy() </text:p>
      <text:p text:style-name="P2"><text:s text:c="8"/>default <text:alphabetical-index-mark-start text:id="IMark5087293072" text:key1="annotation"/>DiscriminatorStrategy<text:alphabetical-index-mark-end text:id="IMark5087293072"/>.UNSPECIFIED;</text:p>
      <text:p text:style-name="P2"/>
      <text:p text:style-name="P2"><text:s text:c="4"/>/** Custom strategy to use for the <text:alphabetical-index-mark-start text:id="IMark5087293072" text:key1="annotation"/>discriminator<text:alphabetical-index-mark-end text:id="IMark508729307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5087293072" text:key1="annotation"/>discriminator<text:alphabetical-index-mark-end text:id="IMark5087293072"/> is indexed.</text:p>
      <text:p text:style-name="P2"><text:s text:c="5"/>* @return whether the <text:alphabetical-index-mark-start text:id="IMark5087293072" text:key1="annotation"/>discriminator<text:alphabetical-index-mark-end text:id="IMark5087293072"/> is indexed</text:p>
      <text:p text:style-name="P2"><text:s text:c="5"/>*/</text:p>
      <text:p text:style-name="P2"><text:s text:c="4"/>String indexed() default ““;</text:p>
      <text:p text:style-name="P2"/>
      <text:p text:style-name="P2"><text:s text:c="4"/>/**</text:p>
      <text:p text:style-name="P2"><text:s text:c="5"/>* Name of the <text:alphabetical-index-mark-start text:id="IMark5087293072" text:key1="annotation"/>column<text:alphabetical-index-mark-end text:id="IMark5087293072"/> for the <text:alphabetical-index-mark-start text:id="IMark5087292784" text:key1="annotation"/>discriminator<text:alphabetical-index-mark-end text:id="IMark5087292784"/></text:p>
      <text:p text:style-name="P2"><text:s text:c="5"/>* @return the name of the <text:alphabetical-index-mark-start text:id="IMark5087292784" text:key1="annotation"/>column<text:alphabetical-index-mark-end text:id="IMark5087292784"/> for the <text:alphabetical-index-mark-start text:id="IMark5087293072" text:key1="annotation"/>discriminator<text:alphabetical-index-mark-end text:id="IMark5087293072"/></text:p>
      <text:p text:style-name="P2"><text:s text:c="5"/>*/</text:p>
      <text:p text:style-name="P2"><text:s text:c="4"/>String <text:alphabetical-index-mark-start text:id="IMark5087293072" text:key1="annotation"/>column<text:alphabetical-index-mark-end text:id="IMark5087293072"/>() default ““;</text:p>
      <text:p text:style-name="P2"/>
      <text:p text:style-name="P2"><text:s text:c="4"/>/**</text:p>
      <text:p text:style-name="P2"><text:s text:c="5"/>* The <text:alphabetical-index-mark-start text:id="IMark5087293072" text:key1="annotation"/>value<text:alphabetical-index-mark-end text:id="IMark5087293072"/> for the <text:alphabetical-index-mark-start text:id="IMark5087292784" text:key1="annotation"/>discriminator<text:alphabetical-index-mark-end text:id="IMark5087292784"/> for objects of this class </text:p>
      <text:p text:style-name="P2"><text:s text:c="5"/>* when using “<text:alphabetical-index-mark-start text:id="IMark5087292784" text:key1="annotation"/>value<text:alphabetical-index-mark-end text:id="IMark5087292784"/>-map” strategy.</text:p>
      <text:p text:style-name="P2"><text:s text:c="5"/>* @return The <text:alphabetical-index-mark-start text:id="IMark5087292784" text:key1="annotation"/>value<text:alphabetical-index-mark-end text:id="IMark5087292784"/> for the <text:alphabetical-index-mark-start text:id="IMark5087293072" text:key1="annotation"/>discriminator<text:alphabetical-index-mark-end text:id="IMark5087293072"/> for objects of this class </text:p>
      <text:p text:style-name="P2"><text:s text:c="5"/>* when using “<text:alphabetical-index-mark-start text:id="IMark5087293072" text:key1="annotation"/>value<text:alphabetical-index-mark-end text:id="IMark5087293072"/>-map” strategy</text:p>
      <text:p text:style-name="P2"><text:s text:c="5"/>*/</text:p>
      <text:p text:style-name="P2"><text:soft-page-break/><text:s text:c="4"/>String <text:alphabetical-index-mark-start text:id="IMark5087293072" text:key1="annotation"/>value<text:alphabetical-index-mark-end text:id="IMark5087293072"/>() default ““;</text:p>
      <text:p text:style-name="P2"/>
      <text:p text:style-name="P2"><text:s text:c="4"/>/**</text:p>
      <text:p text:style-name="P2"><text:s text:c="5"/>* The <text:alphabetical-index-mark-start text:id="IMark5087293072" text:key1="annotation"/>column<text:alphabetical-index-mark-end text:id="IMark5087293072"/>(s) making up the <text:alphabetical-index-mark-start text:id="IMark5087292784" text:key1="annotation"/>discriminator<text:alphabetical-index-mark-end text:id="IMark5087292784"/>.</text:p>
      <text:p text:style-name="P2"><text:s text:c="5"/>* @return the <text:alphabetical-index-mark-start text:id="IMark5087292784" text:key1="annotation"/>column<text:alphabetical-index-mark-end text:id="IMark5087292784"/>(s) making up the <text:alphabetical-index-mark-start text:id="IMark5087293072" text:key1="annotation"/>discriminator<text:alphabetical-index-mark-end text:id="IMark5087293072"/></text:p>
      <text:p text:style-name="P2"><text:s text:c="5"/>*/</text:p>
      <text:p text:style-name="P2"><text:s text:c="4"/><text:alphabetical-index-mark-start text:id="IMark5087293072" text:key1="annotation"/>Column<text:alphabetical-index-mark-end text:id="IMark5087293072"/>[] <text:alphabetical-index-mark-start text:id="IMark5087292784" text:key1="annotation"/>columns<text:alphabetical-index-mark-end text:id="IMark5087292784"/>() default {};</text:p>
      <text:p text:style-name="P2">}</text:p>
      <text:p text:style-name="P2"/>
      <text:h text:style-name="P27" text:outline-level="3"><text:alphabetical-index-mark-start text:id="IMark5087292784" text:key1="annotation"/>DiscriminatorStrategy<text:alphabetical-index-mark-end text:id="IMark5087292784"/> Enum</text:h>
      <text:p text:style-name="P2"/>
      <text:p text:style-name="P2">public enum <text:alphabetical-index-mark-start text:id="IMark5087292784" text:key1="annotation"/>DiscriminatorStrategy<text:alphabetical-index-mark-end text:id="IMark5087292784"/></text:p>
      <text:p text:style-name="P2">{</text:p>
      <text:p text:style-name="P2"><text:s text:c="4"/>UNSPECIFIED,</text:p>
      <text:p text:style-name="P2"><text:s text:c="4"/>NONE,</text:p>
      <text:p text:style-name="P2"><text:s text:c="4"/><text:alphabetical-index-mark-start text:id="IMark5087292784" text:key1="annotation"/>VALUE<text:alphabetical-index-mark-end text:id="IMark5087292784"/>_MAP,</text:p>
      <text:p text:style-name="P2"><text:s text:c="4"/>CLASS_NAME</text:p>
      <text:p text:style-name="P2">}</text:p>
      <text:p text:style-name="P2"/>
      <text:h text:style-name="P27" text:outline-level="3"><text:alphabetical-index-mark-start text:id="IMark5087292784" text:key1="annotation"/>Element<text:alphabetical-index-mark-end text:id="IMark5087292784"/> Annotation</text:h>
      <text:p text:style-name="P2">@Target({ElementType.ANNOTATION_TYPE, ElementType.FIELD, ElementType.METHOD}) </text:p>
      <text:p text:style-name="P2">@Retention(RetentionPolicy.RUNTIME)</text:p>
      <text:p text:style-name="P2">public @interface <text:alphabetical-index-mark-start text:id="IMark5087292784" text:key1="annotation"/>Element<text:alphabetical-index-mark-end text:id="IMark5087292784"/></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5087292784" text:key1="annotation"/>element<text:alphabetical-index-mark-end text:id="IMark5087292784"/> is to be stored <text:alphabetical-index-mark-start text:id="IMark5087293072" text:key1="annotation"/>serialized<text:alphabetical-index-mark-end text:id="IMark5087293072"/> (into a <text:alphabetical-index-mark-start text:id="IMark5087292112" text:key1="annotation"/>join<text:alphabetical-index-mark-end text:id="IMark5087292112"/> table)</text:p>
      <text:p text:style-name="P2"><text:s text:c="5"/>* @return whether the <text:alphabetical-index-mark-start text:id="IMark5087292112" text:key1="annotation"/>element<text:alphabetical-index-mark-end text:id="IMark5087292112"/> is to be stored <text:alphabetical-index-mark-start text:id="IMark5087293072" text:key1="annotation"/>serialized<text:alphabetical-index-mark-end text:id="IMark5087293072"/> </text:p>
      <text:p text:style-name="P2"><text:s text:c="5"/>* (into a <text:alphabetical-index-mark-start text:id="IMark5087293072" text:key1="annotation"/>join<text:alphabetical-index-mark-end text:id="IMark5087293072"/> table)</text:p>
      <text:p text:style-name="P2"><text:s text:c="5"/>*/</text:p>
      <text:p text:style-name="P2"><text:s text:c="4"/>String <text:alphabetical-index-mark-start text:id="IMark5087293072" text:key1="annotation"/>serialized<text:alphabetical-index-mark-end text:id="IMark5087293072"/>() default ““;</text:p>
      <text:p text:style-name="P2"/>
      <text:p text:style-name="P2"><text:s text:c="4"/>/** Whether this <text:alphabetical-index-mark-start text:id="IMark5087293072" text:key1="annotation"/>element<text:alphabetical-index-mark-end text:id="IMark5087293072"/> is <text:alphabetical-index-mark-start text:id="IMark5087292112" text:key1="annotation"/>embedded<text:alphabetical-index-mark-end text:id="IMark5087292112"/>. </text:p>
      <text:p text:style-name="P2"><text:s text:c="5"/>* @return whether this <text:alphabetical-index-mark-start text:id="IMark5087292112" text:key1="annotation"/>element<text:alphabetical-index-mark-end text:id="IMark5087292112"/> is <text:alphabetical-index-mark-start text:id="IMark5087293072" text:key1="annotation"/>embedded<text:alphabetical-index-mark-end text:id="IMark5087293072"/></text:p>
      <text:p text:style-name="P2"><text:s text:c="5"/>*/</text:p>
      <text:p text:style-name="P2"><text:s text:c="4"/>String <text:alphabetical-index-mark-start text:id="IMark5087293072" text:key1="annotation"/>embedded<text:alphabetical-index-mark-end text:id="IMark5087293072"/>() default ““;</text:p>
      <text:p text:style-name="P2"/>
      <text:p text:style-name="P2"><text:s text:c="4"/>/**</text:p>
      <text:p text:style-name="P2"><text:s text:c="5"/>* The <text:alphabetical-index-mark-start text:id="IMark5087293072" text:key1="annotation"/>embedded<text:alphabetical-index-mark-end text:id="IMark5087293072"/> mapping for the <text:alphabetical-index-mark-start text:id="IMark5087292112" text:key1="annotation"/>element<text:alphabetical-index-mark-end text:id="IMark5087292112"/>.</text:p>
      <text:p text:style-name="P2"><text:s text:c="5"/>* @return the <text:alphabetical-index-mark-start text:id="IMark5087292112" text:key1="annotation"/>embedded<text:alphabetical-index-mark-end text:id="IMark5087292112"/> mapping for the <text:alphabetical-index-mark-start text:id="IMark5087293072" text:key1="annotation"/>element<text:alphabetical-index-mark-end text:id="IMark5087293072"/></text:p>
      <text:p text:style-name="P2"><text:s text:c="5"/>*/</text:p>
      <text:p text:style-name="P2"><text:s text:c="4"/><text:alphabetical-index-mark-start text:id="IMark5087293072" text:key1="annotation"/>Embedded<text:alphabetical-index-mark-end text:id="IMark5087293072"/>[] embeddedMapping() default {};</text:p>
      <text:p text:style-name="P2"/>
      <text:p text:style-name="P2"><text:s text:c="4"/>/**</text:p>
      <text:p text:style-name="P2"><text:s text:c="5"/>* Whether the <text:alphabetical-index-mark-start text:id="IMark5087293072" text:key1="annotation"/>element<text:alphabetical-index-mark-end text:id="IMark5087293072"/> is dependent on the owner, and will be deleted </text:p>
      <text:p text:style-name="P2"><text:s text:c="5"/>* when the owner is deleted.</text:p>
      <text:p text:style-name="P2"><text:soft-page-break/><text:s text:c="5"/>* @return whether the <text:alphabetical-index-mark-start text:id="IMark5087293072" text:key1="annotation"/>element<text:alphabetical-index-mark-end text:id="IMark508729307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5087293072" text:key1="annotation"/>element<text:alphabetical-index-mark-end text:id="IMark5087293072"/>.</text:p>
      <text:p text:style-name="P2"><text:s text:c="5"/>* @return name of the table for the <text:alphabetical-index-mark-start text:id="IMark5087293072" text:key1="annotation"/>element<text:alphabetical-index-mark-end text:id="IMark5087293072"/></text:p>
      <text:p text:style-name="P2"><text:s text:c="5"/>*/</text:p>
      <text:p text:style-name="P2"><text:s text:c="4"/>String table() default ““;</text:p>
      <text:p text:style-name="P2"/>
      <text:p text:style-name="P2"><text:s text:c="4"/>/**</text:p>
      <text:p text:style-name="P2"><text:s text:c="5"/>* Name of the <text:alphabetical-index-mark-start text:id="IMark5087293072" text:key1="annotation"/>column<text:alphabetical-index-mark-end text:id="IMark5087293072"/> to store the <text:alphabetical-index-mark-start text:id="IMark5087292112" text:key1="annotation"/>element<text:alphabetical-index-mark-end text:id="IMark5087292112"/> in.</text:p>
      <text:p text:style-name="P2"><text:s text:c="5"/>* @return name of the <text:alphabetical-index-mark-start text:id="IMark5087292112" text:key1="annotation"/>column<text:alphabetical-index-mark-end text:id="IMark5087292112"/> to store the <text:alphabetical-index-mark-start text:id="IMark5087293072" text:key1="annotation"/>element<text:alphabetical-index-mark-end text:id="IMark5087293072"/> in</text:p>
      <text:p text:style-name="P2"><text:s text:c="5"/>*/</text:p>
      <text:p text:style-name="P2"><text:s text:c="4"/>String <text:alphabetical-index-mark-start text:id="IMark5087293072" text:key1="annotation"/>column<text:alphabetical-index-mark-end text:id="IMark5087293072"/>() default ““;</text:p>
      <text:p text:style-name="P2"/>
      <text:p text:style-name="P2"><text:s text:c="4"/>/**</text:p>
      <text:p text:style-name="P2"><text:s text:c="5"/>* Delete action to apply to any foreign <text:alphabetical-index-mark-start text:id="IMark5087293072" text:key1="annotation"/>key<text:alphabetical-index-mark-end text:id="IMark5087293072"/> for the <text:alphabetical-index-mark-start text:id="IMark5087292112" text:key1="annotation"/>element<text:alphabetical-index-mark-end text:id="IMark5087292112"/>.</text:p>
      <text:p text:style-name="P2"><text:s text:c="5"/>* @return delete action to apply to any foreign <text:alphabetical-index-mark-start text:id="IMark5087292112" text:key1="annotation"/>key<text:alphabetical-index-mark-end text:id="IMark5087292112"/> for the <text:alphabetical-index-mark-start text:id="IMark5087293072" text:key1="annotation"/>element<text:alphabetical-index-mark-end text:id="IMark5087293072"/></text:p>
      <text:p text:style-name="P2"><text:s text:c="5"/>*/</text:p>
      <text:p text:style-name="P2"><text:s text:c="4"/><text:alphabetical-index-mark-start text:id="IMark5087293072" text:key1="annotation"/>ForeignKeyAction<text:alphabetical-index-mark-end text:id="IMark5087293072"/> deleteAction() default <text:alphabetical-index-mark-start text:id="IMark5087292112" text:key1="annotation"/>ForeignKeyAction<text:alphabetical-index-mark-end text:id="IMark5087292112"/>.UNSPECIFIED;</text:p>
      <text:p text:style-name="P2"/>
      <text:p text:style-name="P2"><text:s text:c="4"/>/**</text:p>
      <text:p text:style-name="P2"><text:s text:c="5"/>* Update action to apply to any foreign <text:alphabetical-index-mark-start text:id="IMark5087292112" text:key1="annotation"/>key<text:alphabetical-index-mark-end text:id="IMark5087292112"/> for the <text:alphabetical-index-mark-start text:id="IMark5087293072" text:key1="annotation"/>element<text:alphabetical-index-mark-end text:id="IMark5087293072"/></text:p>
      <text:p text:style-name="P2"><text:s text:c="5"/>* @return update action to apply to any foreign <text:alphabetical-index-mark-start text:id="IMark5087293072" text:key1="annotation"/>key<text:alphabetical-index-mark-end text:id="IMark5087293072"/> for the <text:alphabetical-index-mark-start text:id="IMark5087292112" text:key1="annotation"/>element<text:alphabetical-index-mark-end text:id="IMark5087292112"/></text:p>
      <text:p text:style-name="P2"><text:s text:c="5"/>*/</text:p>
      <text:p text:style-name="P2"><text:s text:c="4"/><text:alphabetical-index-mark-start text:id="IMark5087292112" text:key1="annotation"/>ForeignKeyAction<text:alphabetical-index-mark-end text:id="IMark5087292112"/> updateAction() default <text:alphabetical-index-mark-start text:id="IMark5087293072" text:key1="annotation"/>ForeignKeyAction<text:alphabetical-index-mark-end text:id="IMark5087293072"/>.UNSPECIFIED;</text:p>
      <text:p text:style-name="P2"/>
      <text:p text:style-name="P2"><text:s text:c="4"/>/**</text:p>
      <text:p text:style-name="P2"><text:s text:c="5"/>* Whether the <text:alphabetical-index-mark-start text:id="IMark5087293072" text:key1="annotation"/>value<text:alphabetical-index-mark-end text:id="IMark5087293072"/> <text:alphabetical-index-mark-start text:id="IMark5087292112" text:key1="annotation"/>column<text:alphabetical-index-mark-end text:id="IMark5087292112"/>(s) should be indexed.</text:p>
      <text:p text:style-name="P2"><text:s text:c="5"/>* @return whether the <text:alphabetical-index-mark-start text:id="IMark5087292112" text:key1="annotation"/>value<text:alphabetical-index-mark-end text:id="IMark5087292112"/> <text:alphabetical-index-mark-start text:id="IMark5087293072" text:key1="annotation"/>column<text:alphabetical-index-mark-end text:id="IMark5087293072"/>(s) should be indexed.</text:p>
      <text:p text:style-name="P2"><text:s text:c="5"/>*/</text:p>
      <text:p text:style-name="P2"><text:s text:c="4"/>String indexed() default ““;</text:p>
      <text:p text:style-name="P2"/>
      <text:p text:style-name="P2"><text:s text:c="4"/>/** The name of the <text:alphabetical-index-mark-start text:id="IMark5087293072" text:key1="annotation"/>index<text:alphabetical-index-mark-end text:id="IMark5087293072"/> to generate. </text:p>
      <text:p text:style-name="P2"><text:s text:c="5"/>* @return the name of the <text:alphabetical-index-mark-start text:id="IMark5087293072" text:key1="annotation"/>index<text:alphabetical-index-mark-end text:id="IMark5087293072"/></text:p>
      <text:p text:style-name="P2"><text:s text:c="5"/>*/</text:p>
      <text:p text:style-name="P2"><text:s text:c="4"/>String <text:alphabetical-index-mark-start text:id="IMark5087293072" text:key1="annotation"/>index<text:alphabetical-index-mark-end text:id="IMark5087293072"/>() default ““;</text:p>
      <text:p text:style-name="P2"/>
      <text:p text:style-name="P2"><text:s text:c="4"/>/**</text:p>
      <text:p text:style-name="P2"><text:s text:c="5"/>* Whether a <text:alphabetical-index-mark-start text:id="IMark5087293072" text:key1="annotation"/>unique<text:alphabetical-index-mark-end text:id="IMark5087293072"/> constraint should be generated or assumed.</text:p>
      <text:p text:style-name="P2"><text:s text:c="5"/>* @return whether a <text:alphabetical-index-mark-start text:id="IMark5087293072" text:key1="annotation"/>unique<text:alphabetical-index-mark-end text:id="IMark5087293072"/> constraint should be generated or assumed</text:p>
      <text:p text:style-name="P2"><text:s text:c="5"/>*/</text:p>
      <text:p text:style-name="P2"><text:s text:c="4"/>String <text:alphabetical-index-mark-start text:id="IMark5087293072" text:key1="annotation"/>unique<text:alphabetical-index-mark-end text:id="IMark5087293072"/>() default ““;</text:p>
      <text:p text:style-name="P2"/>
      <text:p text:style-name="P2"><text:s text:c="4"/>/**</text:p>
      <text:p text:style-name="P2"><text:s text:c="5"/>* The name of the <text:alphabetical-index-mark-start text:id="IMark5087293072" text:key1="annotation"/>unique<text:alphabetical-index-mark-end text:id="IMark5087293072"/> <text:alphabetical-index-mark-start text:id="IMark5087292112" text:key1="annotation"/>key<text:alphabetical-index-mark-end text:id="IMark5087292112"/> constraint to generate.</text:p>
      <text:p text:style-name="P2"><text:s text:c="5"/>* @return the name of the <text:alphabetical-index-mark-start text:id="IMark5087292112" text:key1="annotation"/>unique<text:alphabetical-index-mark-end text:id="IMark5087292112"/> <text:alphabetical-index-mark-start text:id="IMark5087293072" text:key1="annotation"/>key<text:alphabetical-index-mark-end text:id="IMark508729307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oft-page-break/><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5087293072" text:key1="annotation"/>column<text:alphabetical-index-mark-end text:id="IMark5087293072"/>(s) for the <text:alphabetical-index-mark-start text:id="IMark5087292112" text:key1="annotation"/>element<text:alphabetical-index-mark-end text:id="IMark5087292112"/>.</text:p>
      <text:p text:style-name="P2"><text:s text:c="5"/>* @return the <text:alphabetical-index-mark-start text:id="IMark5087292112" text:key1="annotation"/>column<text:alphabetical-index-mark-end text:id="IMark5087292112"/>(s) for the <text:alphabetical-index-mark-start text:id="IMark5087293072" text:key1="annotation"/>element<text:alphabetical-index-mark-end text:id="IMark5087293072"/></text:p>
      <text:p text:style-name="P2"><text:s text:c="5"/>*/</text:p>
      <text:p text:style-name="P2"><text:s text:c="4"/><text:alphabetical-index-mark-start text:id="IMark5087293072" text:key1="annotation"/>Column<text:alphabetical-index-mark-end text:id="IMark5087293072"/>[] <text:alphabetical-index-mark-start text:id="IMark5087292112" text:key1="annotation"/>columns<text:alphabetical-index-mark-end text:id="IMark5087292112"/>() default {};</text:p>
      <text:p text:style-name="P2"/>
      <text:p text:style-name="P2"><text:s text:c="4"/>/** Generate or assume a foreign <text:alphabetical-index-mark-start text:id="IMark5087292112" text:key1="annotation"/>key<text:alphabetical-index-mark-end text:id="IMark5087292112"/> constraint exists on the <text:alphabetical-index-mark-start text:id="IMark5087293072" text:key1="annotation"/>column<text:alphabetical-index-mark-end text:id="IMark5087293072"/></text:p>
      <text:p text:style-name="P2"><text:s text:c="5"/>* or <text:alphabetical-index-mark-start text:id="IMark5087293072" text:key1="annotation"/>columns<text:alphabetical-index-mark-end text:id="IMark5087293072"/> associated with this <text:alphabetical-index-mark-start text:id="IMark5087292112" text:key1="annotation"/>join<text:alphabetical-index-mark-end text:id="IMark5087292112"/>. Specify “true” or “false”.</text:p>
      <text:p text:style-name="P2"><text:s text:c="5"/>* @return whether to generate or assume a primary <text:alphabetical-index-mark-start text:id="IMark5087292112" text:key1="annotation"/>key<text:alphabetical-index-mark-end text:id="IMark5087292112"/> constraint</text:p>
      <text:p text:style-name="P2"><text:s text:c="5"/>*/</text:p>
      <text:p text:style-name="P2"><text:s text:c="4"/>String generateForeignKey() default ““;</text:p>
      <text:p text:style-name="P2"/>
      <text:p text:style-name="P2"><text:s text:c="4"/>/** Name for a generated foreign <text:alphabetical-index-mark-start text:id="IMark5087292112" text:key1="annotation"/>key<text:alphabetical-index-mark-end text:id="IMark5087292112"/> constraint.</text:p>
      <text:p text:style-name="P2"><text:s text:c="5"/>* @return the name of the generated foreign <text:alphabetical-index-mark-start text:id="IMark5087292112" text:key1="annotation"/>key<text:alphabetical-index-mark-end text:id="IMark5087292112"/> constraint</text:p>
      <text:p text:style-name="P2"><text:s text:c="5"/>*/</text:p>
      <text:p text:style-name="P2"><text:s text:c="4"/>String <text:alphabetical-index-mark-start text:id="IMark5087292112" text:key1="annotation"/>foreignKey<text:alphabetical-index-mark-end text:id="IMark5087292112"/>() default ““;</text:p>
      <text:p text:style-name="P2"/>
      <text:p text:style-name="P2"><text:s text:c="4"/>/** Vendor <text:alphabetical-index-mark-start text:id="IMark5087292112" text:key1="annotation"/>extensions<text:alphabetical-index-mark-end text:id="IMark5087292112"/>.</text:p>
      <text:p text:style-name="P2"><text:s text:c="5"/>* @return the vendor <text:alphabetical-index-mark-start text:id="IMark5087292112" text:key1="annotation"/>extensions<text:alphabetical-index-mark-end text:id="IMark5087292112"/></text:p>
      <text:p text:style-name="P2"><text:s text:c="5"/>*/</text:p>
      <text:p text:style-name="P2"><text:s text:c="4"/><text:alphabetical-index-mark-start text:id="IMark5087292112" text:key1="annotation"/>Extension<text:alphabetical-index-mark-end text:id="IMark5087292112"/>[] <text:alphabetical-index-mark-start text:id="IMark5087293072" text:key1="annotation"/>extensions<text:alphabetical-index-mark-end text:id="IMark5087293072"/>() default {};</text:p>
      <text:p text:style-name="P2">}</text:p>
      <text:p text:style-name="P2"/>
      <text:h text:style-name="P28" text:outline-level="3"><text:alphabetical-index-mark-start text:id="IMark5087293072" text:key1="annotation"/>Convert Annotation<text:alphabetical-index-mark-end text:id="IMark5087293072"/></text:h>
      <text:p text:style-name="P25"><text:alphabetical-index-mark-start text:id="IMark5087293072" text:key1="annotation"/>@Retention(RetentionPolicy.RUNTIME)<text:alphabetical-index-mark-end text:id="IMark5087293072"/></text:p>
      <text:p text:style-name="P23"><text:alphabetical-index-mark-start text:id="IMark5087293072" text:key1="annotation"/>@Target({ElementType.TYPE, ElementType.METHOD, ElementType.FIELD})<text:alphabetical-index-mark-end text:id="IMark5087293072"/></text:p>
      <text:p text:style-name="P23"><text:alphabetical-index-mark-start text:id="IMark5087293072" text:key1="annotation"/>@Repeatable(Converts.class)<text:alphabetical-index-mark-end text:id="IMark5087293072"/></text:p>
      <text:p text:style-name="P23"><text:alphabetical-index-mark-start text:id="IMark5087293072" text:key1="annotation"/>public @interface Convert {<text:alphabetical-index-mark-end text:id="IMark5087293072"/></text:p>
      <text:p text:style-name="P23"><text:alphabetical-index-mark-start text:id="IMark5087293072" text:key1="annotation"/><text:s text:c="8"/>/**<text:alphabetical-index-mark-end text:id="IMark5087293072"/></text:p>
      <text:p text:style-name="P23"><text:alphabetical-index-mark-start text:id="IMark5087293072" text:key1="annotation"/><text:s text:c="9"/>* The {@link AttributeConverter} to use for conversion.<text:alphabetical-index-mark-end text:id="IMark5087293072"/></text:p>
      <text:p text:style-name="P23"><text:alphabetical-index-mark-start text:id="IMark5087293072" text:key1="annotation"/><text:s text:c="9"/>* @return Converter class to use<text:alphabetical-index-mark-end text:id="IMark5087293072"/></text:p>
      <text:p text:style-name="P23"><text:alphabetical-index-mark-start text:id="IMark5087293072" text:key1="annotation"/><text:s text:c="9"/>*/<text:alphabetical-index-mark-end text:id="IMark5087293072"/></text:p>
      <text:p text:style-name="P23"><text:alphabetical-index-mark-start text:id="IMark5087293072" text:key1="annotation"/><text:s text:c="8"/>@SuppressWarnings("rawtypes")<text:alphabetical-index-mark-end text:id="IMark5087293072"/></text:p>
      <text:p text:style-name="P23"><text:alphabetical-index-mark-start text:id="IMark5087293072" text:key1="annotation"/><text:s text:c="8"/>Class&lt;? extends AttributeConverter&gt; value();<text:alphabetical-index-mark-end text:id="IMark5087293072"/></text:p>
      <text:p text:style-name="P23"><text:alphabetical-index-mark text:string-value=" " text:key1="annotation"/></text:p>
      <text:p text:style-name="P23"><text:alphabetical-index-mark-start text:id="IMark5087293072" text:key1="annotation"/><text:s text:c="8"/>/**<text:alphabetical-index-mark-end text:id="IMark5087293072"/></text:p>
      <text:p text:style-name="P23"><text:alphabetical-index-mark-start text:id="IMark5087293072" text:key1="annotation"/><text:s text:c="9"/>* Whether this conversion is enabled. True by default.<text:alphabetical-index-mark-end text:id="IMark5087293072"/></text:p>
      <text:p text:style-name="P23"><text:alphabetical-index-mark-start text:id="IMark5087293072" text:key1="annotation"/><text:s text:c="9"/>* Setting this to false allows disabling conversion that was specified at PMF level.<text:alphabetical-index-mark-end text:id="IMark5087293072"/></text:p>
      <text:p text:style-name="P23"><text:alphabetical-index-mark-start text:id="IMark5087293072" text:key1="annotation"/><text:s text:c="9"/>* @return Whether the PMF default converter is enabled<text:alphabetical-index-mark-end text:id="IMark5087293072"/></text:p>
      <text:p text:style-name="P23"><text:soft-page-break/><text:alphabetical-index-mark-start text:id="IMark5087293072" text:key1="annotation"/><text:s text:c="9"/>*/<text:alphabetical-index-mark-end text:id="IMark5087293072"/></text:p>
      <text:p text:style-name="P23"><text:alphabetical-index-mark-start text:id="IMark5087293072" text:key1="annotation"/><text:s text:c="8"/>boolean enabled() default true;<text:alphabetical-index-mark-end text:id="IMark5087293072"/></text:p>
      <text:p text:style-name="P23"><text:alphabetical-index-mark-start text:id="IMark5087293072" text:key1="annotation"/>}<text:alphabetical-index-mark-end text:id="IMark5087293072"/></text:p>
      <text:h text:style-name="P27" text:outline-level="3"><text:alphabetical-index-mark-start text:id="IMark5087293072" text:key1="annotation"/>Converts Annotation<text:alphabetical-index-mark-end text:id="IMark5087293072"/></text:h>
      <text:p text:style-name="P24"><text:alphabetical-index-mark-start text:id="IMark5087293072" text:key1="annotation"/>@Retention(RetentionPolicy.RUNTIME)<text:alphabetical-index-mark-end text:id="IMark5087293072"/></text:p>
      <text:p text:style-name="P22"><text:alphabetical-index-mark-start text:id="IMark5087293072" text:key1="annotation"/>@Target({ElementType.TYPE, ElementType.METHOD, ElementType.FIELD})<text:alphabetical-index-mark-end text:id="IMark5087293072"/></text:p>
      <text:p text:style-name="P22"><text:alphabetical-index-mark-start text:id="IMark5087293072" text:key1="annotation"/>public @interface Converts {<text:alphabetical-index-mark-end text:id="IMark5087293072"/></text:p>
      <text:p text:style-name="P22"><text:alphabetical-index-mark-start text:id="IMark5087293072" text:key1="annotation"/><text:s text:c="8"/>/**<text:alphabetical-index-mark-end text:id="IMark5087293072"/></text:p>
      <text:p text:style-name="P22"><text:alphabetical-index-mark-start text:id="IMark5087293072" text:key1="annotation"/><text:s text:c="9"/>* The conversion specifications to be configured.<text:alphabetical-index-mark-end text:id="IMark5087293072"/></text:p>
      <text:p text:style-name="P22"><text:alphabetical-index-mark-start text:id="IMark5087293072" text:key1="annotation"/><text:s text:c="9"/>* @return Array of converters<text:alphabetical-index-mark-end text:id="IMark5087293072"/></text:p>
      <text:p text:style-name="P22"><text:alphabetical-index-mark-start text:id="IMark5087293072" text:key1="annotation"/><text:s text:c="9"/>*/<text:alphabetical-index-mark-end text:id="IMark5087293072"/></text:p>
      <text:p text:style-name="P22"><text:alphabetical-index-mark-start text:id="IMark5087293072" text:key1="annotation"/><text:s text:c="8"/>Convert[] value();<text:alphabetical-index-mark-end text:id="IMark5087293072"/></text:p>
      <text:p text:style-name="P22"><text:alphabetical-index-mark-start text:id="IMark5087293072" text:key1="annotation"/>}<text:alphabetical-index-mark-end text:id="IMark5087293072"/></text:p>
      <text:h text:style-name="P27" text:outline-level="3"><text:alphabetical-index-mark-start text:id="IMark5087293072" text:key1="annotation"/>Embedded<text:alphabetical-index-mark-end text:id="IMark5087293072"/> Annotation</text:h>
      <text:p text:style-name="P2">@Target({ElementType.ANNOTATION_TYPE, ElementType.FIELD, ElementType.METHOD}) </text:p>
      <text:p text:style-name="P2">@Retention(RetentionPolicy.RUNTIME)</text:p>
      <text:p text:style-name="P2">public @interface <text:alphabetical-index-mark-start text:id="IMark5087293072" text:key1="annotation"/>Embedded<text:alphabetical-index-mark-end text:id="IMark5087293072"/></text:p>
      <text:p text:style-name="P2">{</text:p>
      <text:p text:style-name="P2"><text:s text:c="4"/>/** The member in the <text:alphabetical-index-mark-start text:id="IMark5087293072" text:key1="annotation"/>embedded<text:alphabetical-index-mark-end text:id="IMark508729307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5087293072" text:key1="annotation"/>column<text:alphabetical-index-mark-end text:id="IMark5087293072"/> in the <text:alphabetical-index-mark-start text:id="IMark5087292112" text:key1="annotation"/>embedded<text:alphabetical-index-mark-end text:id="IMark5087292112"/> object used to judge if the <text:alphabetical-index-mark-start text:id="IMark5087292784" text:key1="annotation"/>embedded<text:alphabetical-index-mark-end text:id="IMark5087292784"/> object</text:p>
      <text:p text:style-name="P2"><text:s text:c="5"/>* is null. </text:p>
      <text:p text:style-name="P2"><text:s text:c="5"/>* @return the null indicator <text:alphabetical-index-mark-start text:id="IMark5087292784" text:key1="annotation"/>column<text:alphabetical-index-mark-end text:id="IMark5087292784"/></text:p>
      <text:p text:style-name="P2"><text:s text:c="5"/>*/</text:p>
      <text:p text:style-name="P2"><text:s text:c="4"/>String nullIndicatorColumn() default ““;</text:p>
      <text:p text:style-name="P2"/>
      <text:p text:style-name="P2"><text:s text:c="4"/>/** The <text:alphabetical-index-mark-start text:id="IMark5087292784" text:key1="annotation"/>value<text:alphabetical-index-mark-end text:id="IMark5087292784"/> in the null <text:alphabetical-index-mark-start text:id="IMark5087292112" text:key1="annotation"/>column<text:alphabetical-index-mark-end text:id="IMark5087292112"/> to interpret the object as being null.</text:p>
      <text:p text:style-name="P2"><text:s text:c="5"/>* @return the null indicator <text:alphabetical-index-mark-start text:id="IMark5087292112" text:key1="annotation"/>value<text:alphabetical-index-mark-end text:id="IMark5087292112"/></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5087292112" text:key1="annotation"/>embedded<text:alphabetical-index-mark-end text:id="IMark5087292112"/> in the field or property being annotated</text:p>
      <text:p text:style-name="P2"><text:s text:c="5"/>*/</text:p>
      <text:p text:style-name="P2"><text:s text:c="4"/><text:alphabetical-index-mark-start text:id="IMark5087292112" text:key1="enum"/>Persistent<text:alphabetical-index-mark-end text:id="IMark5087292112"/>[] members() default {};</text:p>
      <text:p text:style-name="P2">}</text:p>
      <text:p text:style-name="P2"/>
      <text:h text:style-name="P27" text:outline-level="3"><text:alphabetical-index-mark-start text:id="IMark5087292112" text:key1="annotation"/>EmbeddedOnly<text:alphabetical-index-mark-end text:id="IMark5087292112"/> Annotation</text:h>
      <text:p text:style-name="P2">@Target(ElementType.TYPE) </text:p>
      <text:p text:style-name="P2">@Retention(RetentionPolicy.RUNTIME)</text:p>
      <text:p text:style-name="P2"><text:soft-page-break/>public @interface <text:alphabetical-index-mark-start text:id="IMark5087292112" text:key1="annotation"/>EmbeddedOnly<text:alphabetical-index-mark-end text:id="IMark5087292112"/></text:p>
      <text:p text:style-name="P2">{</text:p>
      <text:p text:style-name="P2">}</text:p>
      <text:p text:style-name="P2"/>
      <text:h text:style-name="P27" text:outline-level="3"><text:alphabetical-index-mark-start text:id="IMark5087292112" text:key1="annotation"/>Extension<text:alphabetical-index-mark-end text:id="IMark5087292112"/>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5087292112" text:key1="annotation"/>Extension<text:alphabetical-index-mark-end text:id="IMark5087292112"/></text:p>
      <text:p text:style-name="P2">{</text:p>
      <text:p text:style-name="P2"><text:s text:c="4"/>/** Vendor that the <text:alphabetical-index-mark-start text:id="IMark5087292112" text:key1="annotation"/>extension<text:alphabetical-index-mark-end text:id="IMark5087292112"/>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5087292112" text:key1="annotation"/>key<text:alphabetical-index-mark-end text:id="IMark5087292112"/> for the <text:alphabetical-index-mark-start text:id="IMark5087292784" text:key1="annotation"/>extension<text:alphabetical-index-mark-end text:id="IMark5087292784"/> (required). </text:p>
      <text:p text:style-name="P2"><text:s text:c="5"/>* @return the <text:alphabetical-index-mark-start text:id="IMark5087292784" text:key1="annotation"/>key<text:alphabetical-index-mark-end text:id="IMark5087292784"/></text:p>
      <text:p text:style-name="P2"><text:s text:c="5"/>*/</text:p>
      <text:p text:style-name="P2"><text:s text:c="4"/>String <text:alphabetical-index-mark-start text:id="IMark5087292784" text:key1="annotation"/>key<text:alphabetical-index-mark-end text:id="IMark5087292784"/>();</text:p>
      <text:p text:style-name="P2"/>
      <text:p text:style-name="P2"><text:s text:c="4"/>/** The <text:alphabetical-index-mark-start text:id="IMark5087292784" text:key1="annotation"/>value<text:alphabetical-index-mark-end text:id="IMark5087292784"/> for the <text:alphabetical-index-mark-start text:id="IMark5087292112" text:key1="annotation"/>extension<text:alphabetical-index-mark-end text:id="IMark5087292112"/> (required). </text:p>
      <text:p text:style-name="P2"><text:s text:c="5"/>* @return the <text:alphabetical-index-mark-start text:id="IMark5087292112" text:key1="annotation"/>value<text:alphabetical-index-mark-end text:id="IMark5087292112"/></text:p>
      <text:p text:style-name="P2"><text:s text:c="5"/>*/</text:p>
      <text:p text:style-name="P2"><text:s text:c="4"/>String <text:alphabetical-index-mark-start text:id="IMark5087292112" text:key1="annotation"/>value<text:alphabetical-index-mark-end text:id="IMark5087292112"/>();</text:p>
      <text:p text:style-name="P2">}</text:p>
      <text:p text:style-name="P2"/>
      <text:h text:style-name="P27" text:outline-level="3"><text:alphabetical-index-mark-start text:id="IMark5087292112" text:key1="annotation"/>Extensions<text:alphabetical-index-mark-end text:id="IMark5087292112"/> Annotation</text:h>
      <text:p text:style-name="P2">@Target({ElementType.TYPE, ElementType.FIELD, ElementType.METHOD}) </text:p>
      <text:p text:style-name="P2">@Retention(RetentionPolicy.RUNTIME)</text:p>
      <text:p text:style-name="P2">public @interface <text:alphabetical-index-mark-start text:id="IMark5087292112" text:key1="annotation"/>Extensions<text:alphabetical-index-mark-end text:id="IMark5087292112"/></text:p>
      <text:p text:style-name="P2">{</text:p>
      <text:p text:style-name="P2"><text:s text:c="4"/>/**</text:p>
      <text:p text:style-name="P2"><text:s text:c="5"/>* The <text:alphabetical-index-mark-start text:id="IMark5087292112" text:key1="annotation"/>extensions<text:alphabetical-index-mark-end text:id="IMark5087292112"/>.</text:p>
      <text:p text:style-name="P2"><text:s text:c="5"/>* @return the <text:alphabetical-index-mark-start text:id="IMark5087292112" text:key1="annotation"/>extensions<text:alphabetical-index-mark-end text:id="IMark5087292112"/></text:p>
      <text:p text:style-name="P2"><text:s text:c="5"/>*/</text:p>
      <text:p text:style-name="P2"><text:s text:c="4"/><text:alphabetical-index-mark-start text:id="IMark5087292112" text:key1="annotation"/>Extension<text:alphabetical-index-mark-end text:id="IMark5087292112"/>[] <text:alphabetical-index-mark-start text:id="IMark5087292784" text:key1="annotation"/>value<text:alphabetical-index-mark-end text:id="IMark5087292784"/>();</text:p>
      <text:p text:style-name="P2">}</text:p>
      <text:p text:style-name="P2"/>
      <text:h text:style-name="P27" text:outline-level="3"><text:alphabetical-index-mark-start text:id="IMark5087292784" text:key1="annotation"/>FetchGroup<text:alphabetical-index-mark-end text:id="IMark5087292784"/> Annotation</text:h>
      <text:p text:style-name="P2">@Target(ElementType.TYPE) </text:p>
      <text:p text:style-name="P2">@Retention(RetentionPolicy.RUNTIME)</text:p>
      <text:p text:style-name="P2">@Repeatable(FetchGroups.class)</text:p>
      <text:p text:style-name="P2">public @interface <text:alphabetical-index-mark-start text:id="IMark5087292784" text:key1="annotation"/>FetchGroup<text:alphabetical-index-mark-end text:id="IMark5087292784"/></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oft-page-break/><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5087292784" text:key1="enum"/>Persistent<text:alphabetical-index-mark-end text:id="IMark5087292784"/>[]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5087292784" text:key1="annotation"/>fetchGroups<text:alphabetical-index-mark-end text:id="IMark5087292784"/>() default {};</text:p>
      <text:p text:style-name="P2">}</text:p>
      <text:p text:style-name="P2"/>
      <text:h text:style-name="P27" text:outline-level="3"><text:alphabetical-index-mark-start text:id="IMark5087292784" text:key1="annotation"/>FetchGroups<text:alphabetical-index-mark-end text:id="IMark5087292784"/> Annotation</text:h>
      <text:p text:style-name="P2">@Target(ElementType.TYPE) </text:p>
      <text:p text:style-name="P2">@Retention(RetentionPolicy.RUNTIME)</text:p>
      <text:p text:style-name="P2">public @interface <text:alphabetical-index-mark-start text:id="IMark5087292784" text:key1="annotation"/>FetchGroups<text:alphabetical-index-mark-end text:id="IMark5087292784"/></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5087292784" text:key1="annotation"/>FetchGroup<text:alphabetical-index-mark-end text:id="IMark5087292784"/>[] <text:alphabetical-index-mark-start text:id="IMark5087292112" text:key1="annotation"/>value<text:alphabetical-index-mark-end text:id="IMark5087292112"/>();</text:p>
      <text:p text:style-name="P2">}</text:p>
      <text:p text:style-name="P2"/>
      <text:h text:style-name="P27" text:outline-level="3"><text:alphabetical-index-mark-start text:id="IMark5087292112" text:key1="annotation"/>FetchPlan<text:alphabetical-index-mark-end text:id="IMark5087292112"/> Annotation</text:h>
      <text:p text:style-name="P2">@Target(ElementType.TYPE) </text:p>
      <text:p text:style-name="P2">@Retention(RetentionPolicy.RUNTIME)</text:p>
      <text:p text:style-name="P2">@Repeatable(FetchPlans.class)</text:p>
      <text:p text:style-name="P2">public @interface <text:alphabetical-index-mark-start text:id="IMark5087292112" text:key1="annotation"/>FetchPlan<text:alphabetical-index-mark-end text:id="IMark5087292112"/></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5087292112" text:key1="annotation"/>fetchGroups<text:alphabetical-index-mark-end text:id="IMark5087292112"/>()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text:soft-page-break/></text:p>
      <text:p text:style-name="P2"><text:s text:c="4"/>/** </text:p>
      <text:p text:style-name="P2"><text:s text:c="5"/>* The number of instances of multi-valued fields retrieved by <text:alphabetical-index-mark-start text:id="IMark5087292112" text:key1="annotation"/>queries<text:alphabetical-index-mark-end text:id="IMark5087292112"/>.</text:p>
      <text:p text:style-name="P2"><text:s text:c="5"/>* @return the fetch size</text:p>
      <text:p text:style-name="P2"><text:s text:c="5"/>*/</text:p>
      <text:p text:style-name="P2"><text:s text:c="4"/>int fetchSize() default 0;</text:p>
      <text:p text:style-name="P2">}</text:p>
      <text:p text:style-name="P2"/>
      <text:h text:style-name="P27" text:outline-level="3"><text:alphabetical-index-mark-start text:id="IMark5087292112" text:key1="annotation"/>FetchPlans<text:alphabetical-index-mark-end text:id="IMark5087292112"/> Annotation</text:h>
      <text:p text:style-name="P2">@Target(ElementType.TYPE) </text:p>
      <text:p text:style-name="P2">@Retention(RetentionPolicy.RUNTIME)</text:p>
      <text:p text:style-name="P2">public @interface <text:alphabetical-index-mark-start text:id="IMark5087292112" text:key1="annotation"/>FetchPlans<text:alphabetical-index-mark-end text:id="IMark5087292112"/></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5087292112" text:key1="annotation"/>FetchPlan<text:alphabetical-index-mark-end text:id="IMark5087292112"/>[] <text:alphabetical-index-mark-start text:id="IMark5087292784" text:key1="annotation"/>value<text:alphabetical-index-mark-end text:id="IMark5087292784"/>();</text:p>
      <text:p text:style-name="P2">}</text:p>
      <text:p text:style-name="P2"/>
      <text:h text:style-name="P27" text:outline-level="3"><text:alphabetical-index-mark-start text:id="IMark5087292784" text:key1="annotation"/>ForeignKey<text:alphabetical-index-mark-end text:id="IMark5087292784"/>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5087292784" text:key1="annotation"/>ForeignKey<text:alphabetical-index-mark-end text:id="IMark5087292784"/></text:p>
      <text:p text:style-name="P2">{</text:p>
      <text:p text:style-name="P2"><text:s text:c="4"/>/** Name of the foreign <text:alphabetical-index-mark-start text:id="IMark5087292784" text:key1="annotation"/>key<text:alphabetical-index-mark-end text:id="IMark5087292784"/>.</text:p>
      <text:p text:style-name="P2"><text:s text:c="5"/>* @return the name of the foreign <text:alphabetical-index-mark-start text:id="IMark5087292784" text:key1="annotation"/>key<text:alphabetical-index-mark-end text:id="IMark5087292784"/></text:p>
      <text:p text:style-name="P2"><text:s text:c="5"/>*/</text:p>
      <text:p text:style-name="P2"><text:s text:c="4"/>String name() default ““;</text:p>
      <text:p text:style-name="P2"/>
      <text:p text:style-name="P2"><text:s text:c="4"/>/** Table for the foreign <text:alphabetical-index-mark-start text:id="IMark5087292784" text:key1="annotation"/>key<text:alphabetical-index-mark-end text:id="IMark5087292784"/>. This is needed iff annotating a type where</text:p>
      <text:p text:style-name="P2"><text:s text:c="5"/>* the foreign <text:alphabetical-index-mark-start text:id="IMark5087292784" text:key1="annotation"/>key<text:alphabetical-index-mark-end text:id="IMark5087292784"/> is not defined on the primary table for the type.</text:p>
      <text:p text:style-name="P2"><text:s text:c="5"/>* @return the table on which the foreign <text:alphabetical-index-mark-start text:id="IMark5087292784" text:key1="annotation"/>key<text:alphabetical-index-mark-end text:id="IMark5087292784"/> is defined</text:p>
      <text:p text:style-name="P2"><text:s text:c="5"/>*/</text:p>
      <text:p text:style-name="P2"><text:s text:c="4"/>String table() default ““;</text:p>
      <text:p text:style-name="P2"/>
      <text:p text:style-name="P2"><text:s text:c="4"/>/** Whether this foreign <text:alphabetical-index-mark-start text:id="IMark5087292784" text:key1="annotation"/>key<text:alphabetical-index-mark-end text:id="IMark5087292784"/> is deferred </text:p>
      <text:p text:style-name="P2"><text:s text:c="5"/>* (constraint is checked only at commit).</text:p>
      <text:p text:style-name="P2"><text:s text:c="5"/>* @return whether this foreign <text:alphabetical-index-mark-start text:id="IMark5087292784" text:key1="annotation"/>key<text:alphabetical-index-mark-end text:id="IMark5087292784"/> is deferred</text:p>
      <text:p text:style-name="P2"><text:s text:c="5"/>*/</text:p>
      <text:p text:style-name="P2"><text:s text:c="4"/>String deferred() default ““;</text:p>
      <text:p text:style-name="P2"/>
      <text:p text:style-name="P2"><text:s text:c="4"/>/** Whether this foreign <text:alphabetical-index-mark-start text:id="IMark5087292784" text:key1="annotation"/>key<text:alphabetical-index-mark-end text:id="IMark5087292784"/> is <text:alphabetical-index-mark-start text:id="IMark5087292112" text:key1="annotation"/>unique<text:alphabetical-index-mark-end text:id="IMark5087292112"/>.</text:p>
      <text:p text:style-name="P2"><text:s text:c="5"/>* @return whether this foreign <text:alphabetical-index-mark-start text:id="IMark5087292112" text:key1="annotation"/>key<text:alphabetical-index-mark-end text:id="IMark5087292112"/> is <text:alphabetical-index-mark-start text:id="IMark5087292784" text:key1="annotation"/>unique<text:alphabetical-index-mark-end text:id="IMark5087292784"/></text:p>
      <text:p text:style-name="P2"><text:s text:c="5"/>*/</text:p>
      <text:p text:style-name="P2"><text:s text:c="4"/>String <text:alphabetical-index-mark-start text:id="IMark5087292784" text:key1="annotation"/>unique<text:alphabetical-index-mark-end text:id="IMark5087292784"/>() default ““;</text:p>
      <text:p text:style-name="P2"/>
      <text:p text:style-name="P2"><text:s text:c="4"/>/** The delete action of this foreign <text:alphabetical-index-mark-start text:id="IMark5087292784" text:key1="annotation"/>key<text:alphabetical-index-mark-end text:id="IMark5087292784"/>.</text:p>
      <text:p text:style-name="P2"><text:s text:c="5"/>* @return the delete action of this foreign <text:alphabetical-index-mark-start text:id="IMark5087292784" text:key1="annotation"/>key<text:alphabetical-index-mark-end text:id="IMark5087292784"/></text:p>
      <text:p text:style-name="P2"><text:s text:c="5"/>*/</text:p>
      <text:p text:style-name="P2"><text:s text:c="4"/><text:alphabetical-index-mark-start text:id="IMark5087292784" text:key1="annotation"/>ForeignKeyAction<text:alphabetical-index-mark-end text:id="IMark5087292784"/> deleteAction() default <text:alphabetical-index-mark-start text:id="IMark5087292112" text:key1="annotation"/>ForeignKeyAction<text:alphabetical-index-mark-end text:id="IMark5087292112"/>.RESTRICT;</text:p>
      <text:p text:style-name="P2"/>
      <text:p text:style-name="P2"><text:soft-page-break/><text:s text:c="4"/>/** The update action of this foreign <text:alphabetical-index-mark-start text:id="IMark5087292112" text:key1="annotation"/>key<text:alphabetical-index-mark-end text:id="IMark5087292112"/>.</text:p>
      <text:p text:style-name="P2"><text:s text:c="5"/>* @return the update action of this foreign <text:alphabetical-index-mark-start text:id="IMark5087292112" text:key1="annotation"/>key<text:alphabetical-index-mark-end text:id="IMark5087292112"/></text:p>
      <text:p text:style-name="P2"><text:s text:c="5"/>*/</text:p>
      <text:p text:style-name="P2"><text:s text:c="4"/><text:alphabetical-index-mark-start text:id="IMark5087292112" text:key1="annotation"/>ForeignKeyAction<text:alphabetical-index-mark-end text:id="IMark5087292112"/> updateAction() default <text:alphabetical-index-mark-start text:id="IMark5087292784" text:key1="annotation"/>ForeignKeyAction<text:alphabetical-index-mark-end text:id="IMark5087292784"/>.RESTRICT;</text:p>
      <text:p text:style-name="P2"/>
      <text:p text:style-name="P2"><text:s text:c="4"/>/** Member (field and property) names that compose this foreign <text:alphabetical-index-mark-start text:id="IMark5087292784" text:key1="annotation"/>key<text:alphabetical-index-mark-end text:id="IMark5087292784"/>.</text:p>
      <text:p text:style-name="P2"><text:s text:c="5"/>* @return the member names that compose this foreign <text:alphabetical-index-mark-start text:id="IMark5087292784" text:key1="annotation"/>key<text:alphabetical-index-mark-end text:id="IMark5087292784"/></text:p>
      <text:p text:style-name="P2"><text:s text:c="5"/>*/</text:p>
      <text:p text:style-name="P2"><text:s text:c="4"/>String[] members() default {};</text:p>
      <text:p text:style-name="P2"/>
      <text:p text:style-name="P2"><text:s text:c="4"/>/** <text:alphabetical-index-mark-start text:id="IMark5087292784" text:key1="annotation"/>Columns<text:alphabetical-index-mark-end text:id="IMark5087292784"/> that compose this foreign <text:alphabetical-index-mark-start text:id="IMark5087292112" text:key1="annotation"/>key<text:alphabetical-index-mark-end text:id="IMark5087292112"/>.</text:p>
      <text:p text:style-name="P2"><text:s text:c="5"/>* @return the <text:alphabetical-index-mark-start text:id="IMark5087292112" text:key1="annotation"/>columns<text:alphabetical-index-mark-end text:id="IMark5087292112"/> that compose this foreign <text:alphabetical-index-mark-start text:id="IMark5087292784" text:key1="annotation"/>key<text:alphabetical-index-mark-end text:id="IMark5087292784"/></text:p>
      <text:p text:style-name="P2"><text:s text:c="5"/>*/</text:p>
      <text:p text:style-name="P2"><text:s text:c="4"/><text:alphabetical-index-mark-start text:id="IMark5087292784" text:key1="annotation"/>Column<text:alphabetical-index-mark-end text:id="IMark5087292784"/>[] <text:alphabetical-index-mark-start text:id="IMark5087292112" text:key1="annotation"/>columns<text:alphabetical-index-mark-end text:id="IMark5087292112"/>() default {};</text:p>
      <text:p text:style-name="P2"/>
      <text:p text:style-name="P2"><text:s text:c="4"/>/** Vendor <text:alphabetical-index-mark-start text:id="IMark5087292112" text:key1="annotation"/>extensions<text:alphabetical-index-mark-end text:id="IMark5087292112"/>.</text:p>
      <text:p text:style-name="P2"><text:s text:c="5"/>* @return the vendor <text:alphabetical-index-mark-start text:id="IMark5087292112" text:key1="annotation"/>extensions<text:alphabetical-index-mark-end text:id="IMark5087292112"/></text:p>
      <text:p text:style-name="P2"><text:s text:c="5"/>*/</text:p>
      <text:p text:style-name="P2"><text:s text:c="4"/><text:alphabetical-index-mark-start text:id="IMark5087292112" text:key1="annotation"/>Extension<text:alphabetical-index-mark-end text:id="IMark5087292112"/>[] <text:alphabetical-index-mark-start text:id="IMark5087292784" text:key1="annotation"/>extensions<text:alphabetical-index-mark-end text:id="IMark5087292784"/>() default {};</text:p>
      <text:p text:style-name="P2">}</text:p>
      <text:p text:style-name="P2"/>
      <text:h text:style-name="P27" text:outline-level="3"><text:alphabetical-index-mark-start text:id="IMark5087292784" text:key1="annotation"/>ForeignKeyAction<text:alphabetical-index-mark-end text:id="IMark5087292784"/> Enum</text:h>
      <text:p text:style-name="P2"/>
      <text:p text:style-name="P2">public enum <text:alphabetical-index-mark-start text:id="IMark5087292784" text:key1="annotation"/>ForeignKeyAction<text:alphabetical-index-mark-end text:id="IMark5087292784"/></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7" text:outline-level="3"><text:alphabetical-index-mark-start text:id="IMark5087292784" text:key1="annotation"/>ForeignKeys<text:alphabetical-index-mark-end text:id="IMark5087292784"/> Annotation</text:h>
      <text:p text:style-name="P2">@Target(ElementType.TYPE) </text:p>
      <text:p text:style-name="P2">@Retention(RetentionPolicy.RUNTIME)</text:p>
      <text:p text:style-name="P2">public @interface <text:alphabetical-index-mark-start text:id="IMark5087292784" text:key1="annotation"/>ForeignKeys<text:alphabetical-index-mark-end text:id="IMark5087292784"/></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5087292784" text:key1="annotation"/>ForeignKey<text:alphabetical-index-mark-end text:id="IMark5087292784"/>[] <text:alphabetical-index-mark-start text:id="IMark5087292112" text:key1="annotation"/>value<text:alphabetical-index-mark-end text:id="IMark5087292112"/>();</text:p>
      <text:p text:style-name="P2">}</text:p>
      <text:p text:style-name="P2"/>
      <text:h text:style-name="P27" text:outline-level="3"><text:alphabetical-index-mark-start text:id="IMark5087292112" text:key1="annotation"/>IdGeneratorStrategy<text:alphabetical-index-mark-end text:id="IMark5087292112"/> Enum</text:h>
      <text:p text:style-name="P2"/>
      <text:p text:style-name="P2">public enum <text:alphabetical-index-mark-start text:id="IMark5087292112" text:key1="annotation"/>IdGeneratorStrategy<text:alphabetical-index-mark-end text:id="IMark5087292112"/></text:p>
      <text:p text:style-name="P2">{</text:p>
      <text:p text:style-name="P2"><text:s text:c="4"/>UNSPECIFIED,</text:p>
      <text:p text:style-name="P2"><text:s text:c="4"/>NATIVE,</text:p>
      <text:p text:style-name="P2"><text:s text:c="4"/><text:alphabetical-index-mark-start text:id="IMark5087292112" text:key1="annotation"/>SEQUENCE<text:alphabetical-index-mark-end text:id="IMark5087292112"/>,</text:p>
      <text:p text:style-name="P2"><text:soft-page-break/><text:s text:c="4"/>IDENTITY,</text:p>
      <text:p text:style-name="P2"><text:s text:c="4"/>INCREMENT,</text:p>
      <text:p text:style-name="P2"><text:s text:c="4"/>UUIDSTRING,</text:p>
      <text:p text:style-name="P2"><text:s text:c="4"/>UUIDHEX</text:p>
      <text:p text:style-name="P2">}</text:p>
      <text:p text:style-name="P2"/>
      <text:h text:style-name="P27" text:outline-level="3"><text:alphabetical-index-mark-start text:id="IMark5087292112" text:key1="annotation"/>IdentityType<text:alphabetical-index-mark-end text:id="IMark5087292112"/> Enum</text:h>
      <text:p text:style-name="P2"/>
      <text:p text:style-name="P2">public enum <text:alphabetical-index-mark-start text:id="IMark5087292112" text:key1="annotation"/>IdentityType<text:alphabetical-index-mark-end text:id="IMark5087292112"/></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7" text:outline-level="3"><text:alphabetical-index-mark-start text:id="IMark5087292112" text:key1="annotation"/>Index<text:alphabetical-index-mark-end text:id="IMark5087292112"/>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5087292112" text:key1="annotation"/>Index<text:alphabetical-index-mark-end text:id="IMark5087292112"/></text:p>
      <text:p text:style-name="P2">{</text:p>
      <text:p text:style-name="P2"><text:s text:c="4"/>/** Name of the <text:alphabetical-index-mark-start text:id="IMark5087292112" text:key1="annotation"/>index<text:alphabetical-index-mark-end text:id="IMark5087292112"/></text:p>
      <text:p text:style-name="P2"><text:s text:c="5"/>* @return the name of the <text:alphabetical-index-mark-start text:id="IMark5087292112" text:key1="annotation"/>index<text:alphabetical-index-mark-end text:id="IMark5087292112"/></text:p>
      <text:p text:style-name="P2"><text:s text:c="5"/>*/</text:p>
      <text:p text:style-name="P2"><text:s text:c="4"/>String name() default ““;</text:p>
      <text:p text:style-name="P2"/>
      <text:p text:style-name="P2"><text:s text:c="4"/>/** Table for the <text:alphabetical-index-mark-start text:id="IMark5087292112" text:key1="annotation"/>index<text:alphabetical-index-mark-end text:id="IMark5087292112"/>. This is needed iff annotating a type where</text:p>
      <text:p text:style-name="P2"><text:s text:c="5"/>* the <text:alphabetical-index-mark-start text:id="IMark5087292112" text:key1="annotation"/>index<text:alphabetical-index-mark-end text:id="IMark5087292112"/> is not defined on the primary table for the type.</text:p>
      <text:p text:style-name="P2"><text:s text:c="5"/>* @return the table on which the <text:alphabetical-index-mark-start text:id="IMark5087292112" text:key1="annotation"/>index<text:alphabetical-index-mark-end text:id="IMark5087292112"/> is defined</text:p>
      <text:p text:style-name="P2"><text:s text:c="5"/>*/</text:p>
      <text:p text:style-name="P2"><text:s text:c="4"/>String table() default ““;</text:p>
      <text:p text:style-name="P2"/>
      <text:p text:style-name="P2"><text:s text:c="4"/>/** Whether this <text:alphabetical-index-mark-start text:id="IMark5087292112" text:key1="annotation"/>index<text:alphabetical-index-mark-end text:id="IMark5087292112"/> is <text:alphabetical-index-mark-start text:id="IMark5087292784" text:key1="annotation"/>unique<text:alphabetical-index-mark-end text:id="IMark5087292784"/></text:p>
      <text:p text:style-name="P2"><text:s text:c="5"/>* @return whether this <text:alphabetical-index-mark-start text:id="IMark5087292784" text:key1="annotation"/>index<text:alphabetical-index-mark-end text:id="IMark5087292784"/> is <text:alphabetical-index-mark-start text:id="IMark5087292112" text:key1="annotation"/>unique<text:alphabetical-index-mark-end text:id="IMark5087292112"/></text:p>
      <text:p text:style-name="P2"><text:s text:c="5"/>*/</text:p>
      <text:p text:style-name="P2"><text:s text:c="4"/>String <text:alphabetical-index-mark-start text:id="IMark5087292112" text:key1="annotation"/>unique<text:alphabetical-index-mark-end text:id="IMark5087292112"/>() default ““;</text:p>
      <text:p text:style-name="P2"/>
      <text:p text:style-name="P2"><text:s text:c="4"/>/** Member (field and property) names that compose this <text:alphabetical-index-mark-start text:id="IMark5087292112" text:key1="annotation"/>index<text:alphabetical-index-mark-end text:id="IMark5087292112"/>.</text:p>
      <text:p text:style-name="P2"><text:s text:c="5"/>* @return member names that compose this <text:alphabetical-index-mark-start text:id="IMark5087292112" text:key1="annotation"/>index<text:alphabetical-index-mark-end text:id="IMark5087292112"/></text:p>
      <text:p text:style-name="P2"><text:s text:c="5"/>*/</text:p>
      <text:p text:style-name="P2"><text:s text:c="4"/>String[] members() default {};</text:p>
      <text:p text:style-name="P2"/>
      <text:p text:style-name="P2"><text:s text:c="4"/>/** <text:alphabetical-index-mark-start text:id="IMark5087292112" text:key1="annotation"/>Columns<text:alphabetical-index-mark-end text:id="IMark5087292112"/> that compose this <text:alphabetical-index-mark-start text:id="IMark5087292784" text:key1="annotation"/>index<text:alphabetical-index-mark-end text:id="IMark5087292784"/>.</text:p>
      <text:p text:style-name="P2"><text:s text:c="5"/>* @return <text:alphabetical-index-mark-start text:id="IMark5087292784" text:key1="annotation"/>columns<text:alphabetical-index-mark-end text:id="IMark5087292784"/> that compose this <text:alphabetical-index-mark-start text:id="IMark5087292112" text:key1="annotation"/>index<text:alphabetical-index-mark-end text:id="IMark5087292112"/></text:p>
      <text:p text:style-name="P2"><text:s text:c="5"/>*/</text:p>
      <text:p text:style-name="P2"><text:s text:c="4"/><text:alphabetical-index-mark-start text:id="IMark5087292112" text:key1="annotation"/>Column<text:alphabetical-index-mark-end text:id="IMark5087292112"/>[] <text:alphabetical-index-mark-start text:id="IMark5087292784" text:key1="annotation"/>columns<text:alphabetical-index-mark-end text:id="IMark5087292784"/>() default {};</text:p>
      <text:p text:style-name="P2"/>
      <text:p text:style-name="P2"><text:s text:c="4"/>/** Vendor <text:alphabetical-index-mark-start text:id="IMark5087292784" text:key1="annotation"/>extensions<text:alphabetical-index-mark-end text:id="IMark5087292784"/>.</text:p>
      <text:p text:style-name="P2"><text:s text:c="5"/>* @return the vendor <text:alphabetical-index-mark-start text:id="IMark5087292784" text:key1="annotation"/>extensions<text:alphabetical-index-mark-end text:id="IMark5087292784"/></text:p>
      <text:p text:style-name="P2"><text:s text:c="5"/>*/</text:p>
      <text:p text:style-name="P2"><text:s text:c="4"/><text:alphabetical-index-mark-start text:id="IMark5087292784" text:key1="annotation"/>Extension<text:alphabetical-index-mark-end text:id="IMark5087292784"/>[] <text:alphabetical-index-mark-start text:id="IMark5087292112" text:key1="annotation"/>extensions<text:alphabetical-index-mark-end text:id="IMark5087292112"/>() default {};</text:p>
      <text:p text:style-name="P2">}</text:p>
      <text:p text:style-name="P2"><text:soft-page-break/></text:p>
      <text:h text:style-name="P27" text:outline-level="3"><text:alphabetical-index-mark-start text:id="IMark5087292112" text:key1="annotation"/>Indices<text:alphabetical-index-mark-end text:id="IMark5087292112"/> Annotation</text:h>
      <text:p text:style-name="P2">@Target(ElementType.TYPE) </text:p>
      <text:p text:style-name="P2">@Retention(RetentionPolicy.RUNTIME)</text:p>
      <text:p text:style-name="P2">public @interface <text:alphabetical-index-mark-start text:id="IMark5087292112" text:key1="annotation"/>Indices<text:alphabetical-index-mark-end text:id="IMark5087292112"/></text:p>
      <text:p text:style-name="P2">{</text:p>
      <text:p text:style-name="P2"><text:s text:c="4"/>/**</text:p>
      <text:p text:style-name="P2"><text:s text:c="5"/>* The <text:alphabetical-index-mark-start text:id="IMark5087292112" text:key1="annotation"/>indices<text:alphabetical-index-mark-end text:id="IMark5087292112"/></text:p>
      <text:p text:style-name="P2"><text:s text:c="5"/>* @return The <text:alphabetical-index-mark-start text:id="IMark5087292112" text:key1="annotation"/>indices<text:alphabetical-index-mark-end text:id="IMark5087292112"/></text:p>
      <text:p text:style-name="P2"><text:s text:c="5"/>*/</text:p>
      <text:p text:style-name="P2"><text:s text:c="4"/><text:alphabetical-index-mark-start text:id="IMark5087292112" text:key1="annotation"/>Index<text:alphabetical-index-mark-end text:id="IMark5087292112"/>[] <text:alphabetical-index-mark-start text:id="IMark5087292784" text:key1="annotation"/>value<text:alphabetical-index-mark-end text:id="IMark5087292784"/>();</text:p>
      <text:p text:style-name="P2">}</text:p>
      <text:p text:style-name="P2"/>
      <text:h text:style-name="P27" text:outline-level="3"><text:alphabetical-index-mark-start text:id="IMark5087292784" text:key1="annotation"/>Inheritance<text:alphabetical-index-mark-end text:id="IMark5087292784"/> Annotation</text:h>
      <text:p text:style-name="P2">@Target(ElementType.TYPE) </text:p>
      <text:p text:style-name="P2">@Retention(RetentionPolicy.RUNTIME)</text:p>
      <text:p text:style-name="P2">public @interface <text:alphabetical-index-mark-start text:id="IMark5087292784" text:key1="annotation"/>Inheritance<text:alphabetical-index-mark-end text:id="IMark5087292784"/></text:p>
      <text:p text:style-name="P2">{</text:p>
      <text:p text:style-name="P2"><text:s text:c="4"/>/** Strategy to use for <text:alphabetical-index-mark-start text:id="IMark5087292784" text:key1="annotation"/>inheritance<text:alphabetical-index-mark-end text:id="IMark5087292784"/>. Specifies in which table(s)</text:p>
      <text:p text:style-name="P2"><text:s text:c="5"/>* the members for the class are stored. </text:p>
      <text:p text:style-name="P2"><text:s text:c="5"/>* @return the <text:alphabetical-index-mark-start text:id="IMark5087292784" text:key1="annotation"/>inheritance<text:alphabetical-index-mark-end text:id="IMark5087292784"/> strategy</text:p>
      <text:p text:style-name="P2"><text:s text:c="5"/>*/</text:p>
      <text:p text:style-name="P2"><text:s text:c="4"/><text:alphabetical-index-mark-start text:id="IMark5087292784" text:key1="annotation"/>InheritanceStrategy<text:alphabetical-index-mark-end text:id="IMark5087292784"/> strategy() default <text:alphabetical-index-mark-start text:id="IMark5087292112" text:key1="annotation"/>InheritanceStrategy<text:alphabetical-index-mark-end text:id="IMark5087292112"/>.UNSPECIFIED;</text:p>
      <text:p text:style-name="P2"/>
      <text:p text:style-name="P2"><text:s text:c="4"/>/** Custom <text:alphabetical-index-mark-start text:id="IMark5087292112" text:key1="annotation"/>inheritance<text:alphabetical-index-mark-end text:id="IMark5087292112"/> strategy. If customStrategy is non-empty, then</text:p>
      <text:p text:style-name="P2"><text:s text:c="5"/>* strategy must be UNSPECIFIED.</text:p>
      <text:p text:style-name="P2"><text:s text:c="5"/>* @return the custom <text:alphabetical-index-mark-start text:id="IMark5087292112" text:key1="annotation"/>inheritance<text:alphabetical-index-mark-end text:id="IMark5087292112"/> strategy</text:p>
      <text:p text:style-name="P2"><text:s text:c="5"/>*/</text:p>
      <text:p text:style-name="P2"><text:s text:c="4"/>String customStrategy() default ““;</text:p>
      <text:p text:style-name="P2">}</text:p>
      <text:p text:style-name="P2"/>
      <text:h text:style-name="P27" text:outline-level="3"><text:alphabetical-index-mark-start text:id="IMark5087292112" text:key1="annotation"/>InheritanceStrategy<text:alphabetical-index-mark-end text:id="IMark5087292112"/> Enum</text:h>
      <text:p text:style-name="P2"/>
      <text:p text:style-name="P2">public enum <text:alphabetical-index-mark-start text:id="IMark5087292112" text:key1="annotation"/>InheritanceStrategy<text:alphabetical-index-mark-end text:id="IMark5087292112"/></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7" text:outline-level="3"><text:alphabetical-index-mark-start text:id="IMark5087292112" text:key1="annotation"/>Join<text:alphabetical-index-mark-end text:id="IMark5087292112"/>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5087292112" text:key1="annotation"/>Join<text:alphabetical-index-mark-end text:id="IMark5087292112"/></text:p>
      <text:p text:style-name="P2">{</text:p>
      <text:p text:style-name="P2"><text:s text:c="4"/>/** Table to <text:alphabetical-index-mark-start text:id="IMark5087292112" text:key1="annotation"/>join<text:alphabetical-index-mark-end text:id="IMark5087292112"/> to (used when joining to secondary tables). </text:p>
      <text:p text:style-name="P2"><text:s text:c="5"/>* @return the table</text:p>
      <text:p text:style-name="P2"><text:soft-page-break/><text:s text:c="5"/>*/</text:p>
      <text:p text:style-name="P2"><text:s text:c="4"/>String table() default ““;</text:p>
      <text:p text:style-name="P2"/>
      <text:p text:style-name="P2"><text:s text:c="4"/>/** Name of the <text:alphabetical-index-mark-start text:id="IMark5087292112" text:key1="annotation"/>column<text:alphabetical-index-mark-end text:id="IMark5087292112"/> in the <text:alphabetical-index-mark-start text:id="IMark5087292784" text:key1="annotation"/>join<text:alphabetical-index-mark-end text:id="IMark5087292784"/> table. </text:p>
      <text:p text:style-name="P2"><text:s text:c="5"/>* @return the name of the <text:alphabetical-index-mark-start text:id="IMark5087292784" text:key1="annotation"/>column<text:alphabetical-index-mark-end text:id="IMark5087292784"/> in the <text:alphabetical-index-mark-start text:id="IMark5087292112" text:key1="annotation"/>join<text:alphabetical-index-mark-end text:id="IMark5087292112"/> table</text:p>
      <text:p text:style-name="P2"><text:s text:c="5"/>*/</text:p>
      <text:p text:style-name="P2"><text:s text:c="4"/>String <text:alphabetical-index-mark-start text:id="IMark5087292112" text:key1="annotation"/>column<text:alphabetical-index-mark-end text:id="IMark5087292112"/>() default ““;</text:p>
      <text:p text:style-name="P2"/>
      <text:p text:style-name="P2"><text:s text:c="4"/>/** Whether the <text:alphabetical-index-mark-start text:id="IMark5087292112" text:key1="annotation"/>join<text:alphabetical-index-mark-end text:id="IMark5087292112"/> <text:alphabetical-index-mark-start text:id="IMark5087292784" text:key1="annotation"/>column<text:alphabetical-index-mark-end text:id="IMark5087292784"/> is indexed. </text:p>
      <text:p text:style-name="P2"><text:s text:c="5"/>* @return whether the <text:alphabetical-index-mark-start text:id="IMark5087292784" text:key1="annotation"/>join<text:alphabetical-index-mark-end text:id="IMark5087292784"/> <text:alphabetical-index-mark-start text:id="IMark5087292112" text:key1="annotation"/>column<text:alphabetical-index-mark-end text:id="IMark5087292112"/>(s) is(are) indexed</text:p>
      <text:p text:style-name="P2"><text:s text:c="5"/>*/</text:p>
      <text:p text:style-name="P2"><text:s text:c="4"/>String indexed() default ““;</text:p>
      <text:p text:style-name="P2"/>
      <text:p text:style-name="P2"><text:s text:c="4"/>/** The name of the <text:alphabetical-index-mark-start text:id="IMark5087292112" text:key1="annotation"/>index<text:alphabetical-index-mark-end text:id="IMark5087292112"/> to generate. </text:p>
      <text:p text:style-name="P2"><text:s text:c="5"/>* @return the name of the <text:alphabetical-index-mark-start text:id="IMark5087292112" text:key1="annotation"/>index<text:alphabetical-index-mark-end text:id="IMark5087292112"/></text:p>
      <text:p text:style-name="P2"><text:s text:c="5"/>*/</text:p>
      <text:p text:style-name="P2"><text:s text:c="4"/>String <text:alphabetical-index-mark-start text:id="IMark5087292112" text:key1="annotation"/>index<text:alphabetical-index-mark-end text:id="IMark5087292112"/>() default ““;</text:p>
      <text:p text:style-name="P2"/>
      <text:p text:style-name="P2"><text:s text:c="4"/>/** Whether the <text:alphabetical-index-mark-start text:id="IMark5087292112" text:key1="annotation"/>join<text:alphabetical-index-mark-end text:id="IMark5087292112"/> <text:alphabetical-index-mark-start text:id="IMark5087292784" text:key1="annotation"/>column<text:alphabetical-index-mark-end text:id="IMark5087292784"/> is <text:alphabetical-index-mark-start text:id="IMark5087293072" text:key1="annotation"/>unique<text:alphabetical-index-mark-end text:id="IMark5087293072"/>.</text:p>
      <text:p text:style-name="P2"><text:s text:c="5"/>* @return whether the <text:alphabetical-index-mark-start text:id="IMark5087293072" text:key1="annotation"/>join<text:alphabetical-index-mark-end text:id="IMark5087293072"/> <text:alphabetical-index-mark-start text:id="IMark5087292784" text:key1="annotation"/>column<text:alphabetical-index-mark-end text:id="IMark5087292784"/>(s) is(are) is <text:alphabetical-index-mark-start text:id="IMark5087292112" text:key1="annotation"/>unique<text:alphabetical-index-mark-end text:id="IMark5087292112"/></text:p>
      <text:p text:style-name="P2"><text:s text:c="5"/>*/</text:p>
      <text:p text:style-name="P2"><text:s text:c="4"/>String <text:alphabetical-index-mark-start text:id="IMark5087292112" text:key1="annotation"/>unique<text:alphabetical-index-mark-end text:id="IMark5087292112"/>() default ““;</text:p>
      <text:p text:style-name="P2"/>
      <text:p text:style-name="P2"><text:s text:c="4"/>/**</text:p>
      <text:p text:style-name="P2"><text:s text:c="5"/>* The name of the <text:alphabetical-index-mark-start text:id="IMark5087292112" text:key1="annotation"/>unique<text:alphabetical-index-mark-end text:id="IMark5087292112"/> <text:alphabetical-index-mark-start text:id="IMark5087292784" text:key1="annotation"/>key<text:alphabetical-index-mark-end text:id="IMark5087292784"/> constraint to generate.</text:p>
      <text:p text:style-name="P2"><text:s text:c="5"/>* @return the name of the <text:alphabetical-index-mark-start text:id="IMark5087292784" text:key1="annotation"/>unique<text:alphabetical-index-mark-end text:id="IMark5087292784"/> <text:alphabetical-index-mark-start text:id="IMark5087292112" text:key1="annotation"/>key<text:alphabetical-index-mark-end text:id="IMark5087292112"/> constraint</text:p>
      <text:p text:style-name="P2"><text:s text:c="5"/>*/</text:p>
      <text:p text:style-name="P2"><text:s text:c="4"/>String uniqueKey() default ““;</text:p>
      <text:p text:style-name="P2"/>
      <text:p text:style-name="P2"><text:s text:c="4"/>/** Whether to use an outer <text:alphabetical-index-mark-start text:id="IMark5087292112" text:key1="annotation"/>join<text:alphabetical-index-mark-end text:id="IMark5087292112"/>. </text:p>
      <text:p text:style-name="P2"><text:s text:c="5"/>* @return whether to use an outer <text:alphabetical-index-mark-start text:id="IMark5087292112" text:key1="annotation"/>join<text:alphabetical-index-mark-end text:id="IMark5087292112"/></text:p>
      <text:p text:style-name="P2"><text:s text:c="5"/>*/</text:p>
      <text:p text:style-name="P2"><text:s text:c="4"/>String outer() default ““;</text:p>
      <text:p text:style-name="P2"/>
      <text:p text:style-name="P2"><text:s text:c="4"/>/** Delete action to be applied to any <text:alphabetical-index-mark-start text:id="IMark5087292112" text:key1="annotation"/>ForeignKey<text:alphabetical-index-mark-end text:id="IMark5087292112"/> on this <text:alphabetical-index-mark-start text:id="IMark5087292784" text:key1="annotation"/>join<text:alphabetical-index-mark-end text:id="IMark5087292784"/>.</text:p>
      <text:p text:style-name="P2"><text:s text:c="5"/>* @return the delete action</text:p>
      <text:p text:style-name="P2"><text:s text:c="5"/>*/</text:p>
      <text:p text:style-name="P2"><text:s text:c="4"/><text:alphabetical-index-mark-start text:id="IMark5087292784" text:key1="annotation"/>ForeignKeyAction<text:alphabetical-index-mark-end text:id="IMark5087292784"/> deleteAction() default <text:alphabetical-index-mark-start text:id="IMark5087292112" text:key1="annotation"/>ForeignKeyAction<text:alphabetical-index-mark-end text:id="IMark5087292112"/>.UNSPECIFIED;</text:p>
      <text:p text:style-name="P2"/>
      <text:p text:style-name="P2"><text:s text:c="4"/>/** Detail definition of the <text:alphabetical-index-mark-start text:id="IMark5087292112" text:key1="annotation"/>join<text:alphabetical-index-mark-end text:id="IMark5087292112"/> <text:alphabetical-index-mark-start text:id="IMark5087292784" text:key1="annotation"/>column<text:alphabetical-index-mark-end text:id="IMark5087292784"/>(s). This is needed for</text:p>
      <text:p text:style-name="P2"><text:s text:c="5"/>* more than one <text:alphabetical-index-mark-start text:id="IMark5087292784" text:key1="annotation"/>join<text:alphabetical-index-mark-end text:id="IMark5087292784"/> <text:alphabetical-index-mark-start text:id="IMark5087292112" text:key1="annotation"/>column<text:alphabetical-index-mark-end text:id="IMark5087292112"/>.</text:p>
      <text:p text:style-name="P2"><text:s text:c="5"/>* @return the <text:alphabetical-index-mark-start text:id="IMark5087292112" text:key1="annotation"/>join<text:alphabetical-index-mark-end text:id="IMark5087292112"/> <text:alphabetical-index-mark-start text:id="IMark5087292784" text:key1="annotation"/>columns<text:alphabetical-index-mark-end text:id="IMark5087292784"/></text:p>
      <text:p text:style-name="P2"><text:s text:c="5"/>*/</text:p>
      <text:p text:style-name="P2"><text:s text:c="4"/><text:alphabetical-index-mark-start text:id="IMark5087292784" text:key1="annotation"/>Column<text:alphabetical-index-mark-end text:id="IMark5087292784"/>[] <text:alphabetical-index-mark-start text:id="IMark5087292112" text:key1="annotation"/>columns<text:alphabetical-index-mark-end text:id="IMark5087292112"/>() default {};</text:p>
      <text:p text:style-name="P2"/>
      <text:p text:style-name="P2"><text:s text:c="4"/>/** Generate or assume a primary <text:alphabetical-index-mark-start text:id="IMark5087292112" text:key1="annotation"/>key<text:alphabetical-index-mark-end text:id="IMark5087292112"/> constraint exists on the <text:alphabetical-index-mark-start text:id="IMark5087292784" text:key1="annotation"/>column<text:alphabetical-index-mark-end text:id="IMark5087292784"/></text:p>
      <text:p text:style-name="P2"><text:s text:c="5"/>* or <text:alphabetical-index-mark-start text:id="IMark5087292784" text:key1="annotation"/>columns<text:alphabetical-index-mark-end text:id="IMark5087292784"/> associated with this <text:alphabetical-index-mark-start text:id="IMark5087292112" text:key1="annotation"/>join<text:alphabetical-index-mark-end text:id="IMark5087292112"/>. Specify “true” or “false”.</text:p>
      <text:p text:style-name="P2"><text:s text:c="5"/>* @return whether to generate or assume a primary <text:alphabetical-index-mark-start text:id="IMark5087292112" text:key1="annotation"/>key<text:alphabetical-index-mark-end text:id="IMark5087292112"/> constraint</text:p>
      <text:p text:style-name="P2"><text:s text:c="5"/>*/</text:p>
      <text:p text:style-name="P2"><text:s text:c="4"/>String generatePrimaryKey() default ““;</text:p>
      <text:p text:style-name="P2"/>
      <text:p text:style-name="P2"><text:s text:c="4"/>/** Name for a generated primary <text:alphabetical-index-mark-start text:id="IMark5087292112" text:key1="annotation"/>key<text:alphabetical-index-mark-end text:id="IMark5087292112"/> constraint.</text:p>
      <text:p text:style-name="P2"><text:s text:c="5"/>* @return the name of the generated primary <text:alphabetical-index-mark-start text:id="IMark5087292112" text:key1="annotation"/>key<text:alphabetical-index-mark-end text:id="IMark5087292112"/> constraint</text:p>
      <text:p text:style-name="P2"><text:s text:c="5"/>*/</text:p>
      <text:p text:style-name="P2"><text:s text:c="4"/>String <text:alphabetical-index-mark-start text:id="IMark5087292112" text:key1="annotation"/>primaryKey<text:alphabetical-index-mark-end text:id="IMark5087292112"/>() default ““;</text:p>
      <text:p text:style-name="P2"/>
      <text:p text:style-name="P2"><text:soft-page-break/><text:s text:c="4"/>/** Generate or assume a foreign <text:alphabetical-index-mark-start text:id="IMark5087292112" text:key1="annotation"/>key<text:alphabetical-index-mark-end text:id="IMark5087292112"/> constraint exists on the <text:alphabetical-index-mark-start text:id="IMark5087292784" text:key1="annotation"/>column<text:alphabetical-index-mark-end text:id="IMark5087292784"/></text:p>
      <text:p text:style-name="P2"><text:s text:c="5"/>* or <text:alphabetical-index-mark-start text:id="IMark5087292784" text:key1="annotation"/>columns<text:alphabetical-index-mark-end text:id="IMark5087292784"/> associated with this <text:alphabetical-index-mark-start text:id="IMark5087292112" text:key1="annotation"/>join<text:alphabetical-index-mark-end text:id="IMark5087292112"/>. Specify “true” or “false”.</text:p>
      <text:p text:style-name="P2"><text:s text:c="5"/>* @return whether to generate or assume a foreign <text:alphabetical-index-mark-start text:id="IMark5087292112" text:key1="annotation"/>key<text:alphabetical-index-mark-end text:id="IMark5087292112"/> constraint</text:p>
      <text:p text:style-name="P2"><text:s text:c="5"/>*/</text:p>
      <text:p text:style-name="P2"><text:s text:c="4"/>String generateForeignKey() default ““;</text:p>
      <text:p text:style-name="P2"/>
      <text:p text:style-name="P2"><text:s text:c="4"/>/** Name for a generated foreign <text:alphabetical-index-mark-start text:id="IMark5087292112" text:key1="annotation"/>key<text:alphabetical-index-mark-end text:id="IMark5087292112"/> constraint.</text:p>
      <text:p text:style-name="P2"><text:s text:c="5"/>* @return the name of the generated foreign <text:alphabetical-index-mark-start text:id="IMark5087292112" text:key1="annotation"/>key<text:alphabetical-index-mark-end text:id="IMark5087292112"/> constraint</text:p>
      <text:p text:style-name="P2"><text:s text:c="5"/>*/</text:p>
      <text:p text:style-name="P2"><text:s text:c="4"/>String <text:alphabetical-index-mark-start text:id="IMark5087292112" text:key1="annotation"/>foreignKey<text:alphabetical-index-mark-end text:id="IMark5087292112"/>() default ““;</text:p>
      <text:p text:style-name="P2"/>
      <text:p text:style-name="P2"><text:s text:c="4"/>/** Vendor <text:alphabetical-index-mark-start text:id="IMark5087292112" text:key1="annotation"/>extensions<text:alphabetical-index-mark-end text:id="IMark5087292112"/>.</text:p>
      <text:p text:style-name="P2"><text:s text:c="5"/>* @return the vendor <text:alphabetical-index-mark-start text:id="IMark5087292112" text:key1="annotation"/>extensions<text:alphabetical-index-mark-end text:id="IMark5087292112"/></text:p>
      <text:p text:style-name="P2"><text:s text:c="5"/>*/</text:p>
      <text:p text:style-name="P2"><text:s text:c="4"/><text:alphabetical-index-mark-start text:id="IMark5087292112" text:key1="annotation"/>Extension<text:alphabetical-index-mark-end text:id="IMark5087292112"/>[] <text:alphabetical-index-mark-start text:id="IMark5087292784" text:key1="annotation"/>extensions<text:alphabetical-index-mark-end text:id="IMark5087292784"/>() default {};</text:p>
      <text:p text:style-name="P2">}</text:p>
      <text:p text:style-name="P2"/>
      <text:h text:style-name="P27" text:outline-level="3"><text:alphabetical-index-mark-start text:id="IMark5087292784" text:key1="annotation"/>Joins<text:alphabetical-index-mark-end text:id="IMark5087292784"/> Annotation</text:h>
      <text:p text:style-name="P2">@Target(ElementType.TYPE) </text:p>
      <text:p text:style-name="P2">@Retention(RetentionPolicy.RUNTIME)</text:p>
      <text:p text:style-name="P2">public @interface <text:alphabetical-index-mark-start text:id="IMark5087292784" text:key1="annotation"/>Joins<text:alphabetical-index-mark-end text:id="IMark5087292784"/></text:p>
      <text:p text:style-name="P2">{</text:p>
      <text:p text:style-name="P2"><text:s text:c="4"/>/**</text:p>
      <text:p text:style-name="P2"><text:s text:c="5"/>* The <text:alphabetical-index-mark-start text:id="IMark5087292784" text:key1="annotation"/>join<text:alphabetical-index-mark-end text:id="IMark5087292784"/> definitions used for the mapping of this type. <text:alphabetical-index-mark-start text:id="IMark5087292112" text:key1="annotation"/>Joins<text:alphabetical-index-mark-end text:id="IMark5087292112"/>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5087292112" text:key1="annotation"/>join<text:alphabetical-index-mark-end text:id="IMark5087292112"/> definition and avoid redundancies.</text:p>
      <text:p text:style-name="P2"><text:s text:c="5"/>* @return the <text:alphabetical-index-mark-start text:id="IMark5087292112" text:key1="annotation"/>join<text:alphabetical-index-mark-end text:id="IMark5087292112"/> definitions</text:p>
      <text:p text:style-name="P2"><text:s text:c="5"/>*/</text:p>
      <text:p text:style-name="P2"><text:s text:c="4"/><text:alphabetical-index-mark-start text:id="IMark5087292112" text:key1="annotation"/>Join<text:alphabetical-index-mark-end text:id="IMark5087292112"/>[] <text:alphabetical-index-mark-start text:id="IMark5087292784" text:key1="annotation"/>value<text:alphabetical-index-mark-end text:id="IMark5087292784"/>();</text:p>
      <text:p text:style-name="P2">}</text:p>
      <text:p text:style-name="P2"/>
      <text:h text:style-name="P27" text:outline-level="3"><text:alphabetical-index-mark-start text:id="IMark5087292784" text:key1="annotation"/>Key<text:alphabetical-index-mark-end text:id="IMark5087292784"/> Annotation</text:h>
      <text:p text:style-name="P2">@Target({ElementType.ANNOTATION_TYPE, ElementType.FIELD, ElementType.METHOD}) </text:p>
      <text:p text:style-name="P2">@Retention(RetentionPolicy.RUNTIME)</text:p>
      <text:p text:style-name="P2">public @interface <text:alphabetical-index-mark-start text:id="IMark5087292784" text:key1="annotation"/>Key<text:alphabetical-index-mark-end text:id="IMark5087292784"/></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5087292784" text:key1="annotation"/>key<text:alphabetical-index-mark-end text:id="IMark5087292784"/> is to be stored <text:alphabetical-index-mark-start text:id="IMark5087292112" text:key1="annotation"/>serialized<text:alphabetical-index-mark-end text:id="IMark5087292112"/> (into a single <text:alphabetical-index-mark-start text:id="IMark5087293072" text:key1="annotation"/>column<text:alphabetical-index-mark-end text:id="IMark5087293072"/> of a</text:p>
      <text:p text:style-name="P2"><text:s text:c="5"/>* <text:alphabetical-index-mark-start text:id="IMark5087293072" text:key1="annotation"/>join<text:alphabetical-index-mark-end text:id="IMark5087293072"/> table).</text:p>
      <text:p text:style-name="P2"><text:s text:c="5"/>* @return whether the <text:alphabetical-index-mark-start text:id="IMark5087293072" text:key1="annotation"/>key<text:alphabetical-index-mark-end text:id="IMark5087293072"/> is to be stored <text:alphabetical-index-mark-start text:id="IMark5087292112" text:key1="annotation"/>serialized<text:alphabetical-index-mark-end text:id="IMark5087292112"/></text:p>
      <text:p text:style-name="P2"><text:s text:c="5"/>*/</text:p>
      <text:p text:style-name="P2"><text:s text:c="4"/>String <text:alphabetical-index-mark-start text:id="IMark5087292112" text:key1="annotation"/>serialized<text:alphabetical-index-mark-end text:id="IMark5087292112"/>() default ““;</text:p>
      <text:p text:style-name="P2"/>
      <text:p text:style-name="P2"><text:s text:c="4"/>/** Whether this <text:alphabetical-index-mark-start text:id="IMark5087292112" text:key1="annotation"/>key<text:alphabetical-index-mark-end text:id="IMark5087292112"/> is <text:alphabetical-index-mark-start text:id="IMark5087293072" text:key1="annotation"/>embedded<text:alphabetical-index-mark-end text:id="IMark5087293072"/>. </text:p>
      <text:p text:style-name="P2"><text:soft-page-break/><text:s text:c="5"/>* @return whether this <text:alphabetical-index-mark-start text:id="IMark5087293072" text:key1="annotation"/>key<text:alphabetical-index-mark-end text:id="IMark5087293072"/> is <text:alphabetical-index-mark-start text:id="IMark5087292112" text:key1="annotation"/>embedded<text:alphabetical-index-mark-end text:id="IMark5087292112"/></text:p>
      <text:p text:style-name="P2"><text:s text:c="5"/>*/</text:p>
      <text:p text:style-name="P2"><text:s text:c="4"/>String <text:alphabetical-index-mark-start text:id="IMark5087292112" text:key1="annotation"/>embedded<text:alphabetical-index-mark-end text:id="IMark5087292112"/>() default ““;</text:p>
      <text:p text:style-name="P2"/>
      <text:p text:style-name="P2"><text:s text:c="4"/>/**</text:p>
      <text:p text:style-name="P2"><text:s text:c="5"/>* The <text:alphabetical-index-mark-start text:id="IMark5087292112" text:key1="annotation"/>embedded<text:alphabetical-index-mark-end text:id="IMark5087292112"/> mapping for the <text:alphabetical-index-mark-start text:id="IMark5087293072" text:key1="annotation"/>key<text:alphabetical-index-mark-end text:id="IMark5087293072"/>.</text:p>
      <text:p text:style-name="P2"><text:s text:c="5"/>* @return the <text:alphabetical-index-mark-start text:id="IMark5087293072" text:key1="annotation"/>embedded<text:alphabetical-index-mark-end text:id="IMark5087293072"/> mapping for the <text:alphabetical-index-mark-start text:id="IMark5087292112" text:key1="annotation"/>key<text:alphabetical-index-mark-end text:id="IMark5087292112"/></text:p>
      <text:p text:style-name="P2"><text:s text:c="5"/>*/</text:p>
      <text:p text:style-name="P2"><text:s text:c="4"/><text:alphabetical-index-mark-start text:id="IMark5087292112" text:key1="annotation"/>Embedded<text:alphabetical-index-mark-end text:id="IMark5087292112"/>[] embeddedMapping() default {};</text:p>
      <text:p text:style-name="P2"/>
      <text:p text:style-name="P2"><text:s text:c="4"/>/**</text:p>
      <text:p text:style-name="P2"><text:s text:c="5"/>* Whether the <text:alphabetical-index-mark-start text:id="IMark5087292112" text:key1="annotation"/>key<text:alphabetical-index-mark-end text:id="IMark5087292112"/> is dependent on the owner (and will be deleted </text:p>
      <text:p text:style-name="P2"><text:s text:c="5"/>* when the owner is deleted).</text:p>
      <text:p text:style-name="P2"><text:s text:c="5"/>* @return whether the <text:alphabetical-index-mark-start text:id="IMark5087292112" text:key1="annotation"/>key<text:alphabetical-index-mark-end text:id="IMark508729211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087292112" text:key1="annotation"/>key<text:alphabetical-index-mark-end text:id="IMark5087292112"/>.</text:p>
      <text:p text:style-name="P2"><text:s text:c="5"/>* @return name of the table for the <text:alphabetical-index-mark-start text:id="IMark5087292112" text:key1="annotation"/>key<text:alphabetical-index-mark-end text:id="IMark5087292112"/></text:p>
      <text:p text:style-name="P2"><text:s text:c="5"/>*/</text:p>
      <text:p text:style-name="P2"><text:s text:c="4"/>String table() default ““;</text:p>
      <text:p text:style-name="P2"/>
      <text:p text:style-name="P2"><text:s text:c="4"/>/**</text:p>
      <text:p text:style-name="P2"><text:s text:c="5"/>* Name of the <text:alphabetical-index-mark-start text:id="IMark5087292112" text:key1="annotation"/>column<text:alphabetical-index-mark-end text:id="IMark5087292112"/> to store the <text:alphabetical-index-mark-start text:id="IMark5087293072" text:key1="annotation"/>key<text:alphabetical-index-mark-end text:id="IMark5087293072"/> in.</text:p>
      <text:p text:style-name="P2"><text:s text:c="5"/>* @return name of the <text:alphabetical-index-mark-start text:id="IMark5087293072" text:key1="annotation"/>column<text:alphabetical-index-mark-end text:id="IMark5087293072"/> to store the <text:alphabetical-index-mark-start text:id="IMark5087292112" text:key1="annotation"/>key<text:alphabetical-index-mark-end text:id="IMark5087292112"/> in</text:p>
      <text:p text:style-name="P2"><text:s text:c="5"/>*/</text:p>
      <text:p text:style-name="P2"><text:s text:c="4"/>String <text:alphabetical-index-mark-start text:id="IMark5087292112" text:key1="annotation"/>column<text:alphabetical-index-mark-end text:id="IMark5087292112"/>() default ““;</text:p>
      <text:p text:style-name="P2"/>
      <text:p text:style-name="P2"><text:s text:c="4"/>/**</text:p>
      <text:p text:style-name="P2"><text:s text:c="5"/>* Delete action to apply to the foreign <text:alphabetical-index-mark-start text:id="IMark5087292112" text:key1="annotation"/>key<text:alphabetical-index-mark-end text:id="IMark5087292112"/> for the <text:alphabetical-index-mark-start text:id="IMark5087293072" text:key1="annotation"/>key<text:alphabetical-index-mark-end text:id="IMark5087293072"/>.</text:p>
      <text:p text:style-name="P2"><text:s text:c="5"/>* @return delete action to apply to the foreign <text:alphabetical-index-mark-start text:id="IMark5087293072" text:key1="annotation"/>key<text:alphabetical-index-mark-end text:id="IMark5087293072"/> for the <text:alphabetical-index-mark-start text:id="IMark5087292112" text:key1="annotation"/>key<text:alphabetical-index-mark-end text:id="IMark5087292112"/></text:p>
      <text:p text:style-name="P2"><text:s text:c="5"/>*/</text:p>
      <text:p text:style-name="P2"><text:s text:c="4"/><text:alphabetical-index-mark-start text:id="IMark5087292112" text:key1="annotation"/>ForeignKeyAction<text:alphabetical-index-mark-end text:id="IMark5087292112"/> deleteAction() default <text:alphabetical-index-mark-start text:id="IMark5087293072" text:key1="annotation"/>ForeignKeyAction<text:alphabetical-index-mark-end text:id="IMark5087293072"/>.UNSPECIFIED;</text:p>
      <text:p text:style-name="P2"/>
      <text:p text:style-name="P2"><text:s text:c="4"/>/**</text:p>
      <text:p text:style-name="P2"><text:s text:c="5"/>* Update action to apply to the foreign <text:alphabetical-index-mark-start text:id="IMark5087293072" text:key1="annotation"/>key<text:alphabetical-index-mark-end text:id="IMark5087293072"/> for the <text:alphabetical-index-mark-start text:id="IMark5087292112" text:key1="annotation"/>key<text:alphabetical-index-mark-end text:id="IMark5087292112"/>.</text:p>
      <text:p text:style-name="P2"><text:s text:c="5"/>* @return update action to apply to the foreign <text:alphabetical-index-mark-start text:id="IMark5087292112" text:key1="annotation"/>key<text:alphabetical-index-mark-end text:id="IMark5087292112"/> for the <text:alphabetical-index-mark-start text:id="IMark5087293072" text:key1="annotation"/>key<text:alphabetical-index-mark-end text:id="IMark5087293072"/></text:p>
      <text:p text:style-name="P2"><text:s text:c="5"/>*/</text:p>
      <text:p text:style-name="P2"><text:s text:c="4"/><text:alphabetical-index-mark-start text:id="IMark5087293072" text:key1="annotation"/>ForeignKeyAction<text:alphabetical-index-mark-end text:id="IMark5087293072"/> updateAction() default <text:alphabetical-index-mark-start text:id="IMark5087292112" text:key1="annotation"/>ForeignKeyAction<text:alphabetical-index-mark-end text:id="IMark5087292112"/>.UNSPECIFIED;</text:p>
      <text:p text:style-name="P2"/>
      <text:p text:style-name="P2"><text:s text:c="4"/>/**</text:p>
      <text:p text:style-name="P2"><text:s text:c="5"/>* Whether the <text:alphabetical-index-mark-start text:id="IMark5087292112" text:key1="annotation"/>value<text:alphabetical-index-mark-end text:id="IMark5087292112"/> <text:alphabetical-index-mark-start text:id="IMark5087293072" text:key1="annotation"/>column<text:alphabetical-index-mark-end text:id="IMark5087293072"/>(s) should be indexed.</text:p>
      <text:p text:style-name="P2"><text:s text:c="5"/>* @return whether the <text:alphabetical-index-mark-start text:id="IMark5087293072" text:key1="annotation"/>value<text:alphabetical-index-mark-end text:id="IMark5087293072"/> <text:alphabetical-index-mark-start text:id="IMark5087292112" text:key1="annotation"/>column<text:alphabetical-index-mark-end text:id="IMark5087292112"/>(s) should be indexed.</text:p>
      <text:p text:style-name="P2"><text:s text:c="5"/>*/</text:p>
      <text:p text:style-name="P2"><text:s text:c="4"/>String indexed() default ““;</text:p>
      <text:p text:style-name="P2"/>
      <text:p text:style-name="P2"><text:s text:c="4"/>/** The name of the <text:alphabetical-index-mark-start text:id="IMark5087292112" text:key1="annotation"/>index<text:alphabetical-index-mark-end text:id="IMark5087292112"/> to generate. </text:p>
      <text:p text:style-name="P2"><text:s text:c="5"/>* @return the name of the <text:alphabetical-index-mark-start text:id="IMark5087292112" text:key1="annotation"/>index<text:alphabetical-index-mark-end text:id="IMark5087292112"/></text:p>
      <text:p text:style-name="P2"><text:s text:c="5"/>*/</text:p>
      <text:p text:style-name="P2"><text:s text:c="4"/>String <text:alphabetical-index-mark-start text:id="IMark5087292112" text:key1="annotation"/>index<text:alphabetical-index-mark-end text:id="IMark5087292112"/>() default ““;</text:p>
      <text:p text:style-name="P2"/>
      <text:p text:style-name="P2"><text:s text:c="4"/>/**</text:p>
      <text:p text:style-name="P2"><text:s text:c="5"/>* Whether the <text:alphabetical-index-mark-start text:id="IMark5087292112" text:key1="annotation"/>element<text:alphabetical-index-mark-end text:id="IMark5087292112"/> <text:alphabetical-index-mark-start text:id="IMark5087293072" text:key1="annotation"/>column<text:alphabetical-index-mark-end text:id="IMark5087293072"/>(s) contents should be considered <text:alphabetical-index-mark-start text:id="IMark5087292784" text:key1="annotation"/>unique<text:alphabetical-index-mark-end text:id="IMark5087292784"/></text:p>
      <text:p text:style-name="P2"><text:s text:c="5"/>* @return whether the <text:alphabetical-index-mark-start text:id="IMark5087292784" text:key1="annotation"/>element<text:alphabetical-index-mark-end text:id="IMark5087292784"/> <text:alphabetical-index-mark-start text:id="IMark5087293072" text:key1="annotation"/>column<text:alphabetical-index-mark-end text:id="IMark5087293072"/>(s) contents should be considered <text:alphabetical-index-mark-start text:id="IMark5087292112" text:key1="annotation"/>unique<text:alphabetical-index-mark-end text:id="IMark5087292112"/></text:p>
      <text:p text:style-name="P2"><text:s text:c="5"/>*/</text:p>
      <text:p text:style-name="P2"><text:soft-page-break/><text:s text:c="4"/>String <text:alphabetical-index-mark-start text:id="IMark5087292112" text:key1="annotation"/>unique<text:alphabetical-index-mark-end text:id="IMark5087292112"/>() default ““;</text:p>
      <text:p text:style-name="P2"/>
      <text:p text:style-name="P2"><text:s text:c="4"/>/**</text:p>
      <text:p text:style-name="P2"><text:s text:c="5"/>* The name of the <text:alphabetical-index-mark-start text:id="IMark5087292112" text:key1="annotation"/>unique<text:alphabetical-index-mark-end text:id="IMark5087292112"/> <text:alphabetical-index-mark-start text:id="IMark5087293072" text:key1="annotation"/>key<text:alphabetical-index-mark-end text:id="IMark5087293072"/> constraint to generate.</text:p>
      <text:p text:style-name="P2"><text:s text:c="5"/>* @return the name of the <text:alphabetical-index-mark-start text:id="IMark5087293072" text:key1="annotation"/>unique<text:alphabetical-index-mark-end text:id="IMark5087293072"/> <text:alphabetical-index-mark-start text:id="IMark5087292112" text:key1="annotation"/>key<text:alphabetical-index-mark-end text:id="IMark5087292112"/>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087292112" text:key1="annotation"/>value<text:alphabetical-index-mark-end text:id="IMark5087292112"/> class where this <text:alphabetical-index-mark-start text:id="IMark5087293072" text:key1="annotation"/>key<text:alphabetical-index-mark-end text:id="IMark5087293072"/> is stored.</text:p>
      <text:p text:style-name="P2"><text:s text:c="5"/>* @return the name of a member in the <text:alphabetical-index-mark-start text:id="IMark5087293072" text:key1="annotation"/>value<text:alphabetical-index-mark-end text:id="IMark5087293072"/> class where this <text:alphabetical-index-mark-start text:id="IMark5087292112" text:key1="annotation"/>key<text:alphabetical-index-mark-end text:id="IMark5087292112"/> is stored</text:p>
      <text:p text:style-name="P2"><text:s text:c="5"/>*/</text:p>
      <text:p text:style-name="P2"><text:s text:c="4"/>String mappedBy() default ““;</text:p>
      <text:p text:style-name="P2"/>
      <text:p text:style-name="P2"><text:s text:c="4"/>/**</text:p>
      <text:p text:style-name="P2"><text:s text:c="5"/>* The <text:alphabetical-index-mark-start text:id="IMark5087292112" text:key1="annotation"/>column<text:alphabetical-index-mark-end text:id="IMark5087292112"/>(s) for the <text:alphabetical-index-mark-start text:id="IMark5087293072" text:key1="annotation"/>key<text:alphabetical-index-mark-end text:id="IMark5087293072"/></text:p>
      <text:p text:style-name="P2"><text:s text:c="5"/>* @return the <text:alphabetical-index-mark-start text:id="IMark5087293072" text:key1="annotation"/>column<text:alphabetical-index-mark-end text:id="IMark5087293072"/>(s) for the <text:alphabetical-index-mark-start text:id="IMark5087292112" text:key1="annotation"/>key<text:alphabetical-index-mark-end text:id="IMark5087292112"/></text:p>
      <text:p text:style-name="P2"><text:s text:c="5"/>*/</text:p>
      <text:p text:style-name="P2"><text:s text:c="4"/><text:alphabetical-index-mark-start text:id="IMark5087292112" text:key1="annotation"/>Column<text:alphabetical-index-mark-end text:id="IMark5087292112"/>[] <text:alphabetical-index-mark-start text:id="IMark5087293072" text:key1="annotation"/>columns<text:alphabetical-index-mark-end text:id="IMark5087293072"/>() default {};</text:p>
      <text:p text:style-name="P2"/>
      <text:p text:style-name="P2"><text:s text:c="4"/>/** Generate or assume a foreign <text:alphabetical-index-mark-start text:id="IMark5087293072" text:key1="annotation"/>key<text:alphabetical-index-mark-end text:id="IMark5087293072"/> constraint exists on the <text:alphabetical-index-mark-start text:id="IMark5087292112" text:key1="annotation"/>column<text:alphabetical-index-mark-end text:id="IMark5087292112"/></text:p>
      <text:p text:style-name="P2"><text:s text:c="5"/>* or <text:alphabetical-index-mark-start text:id="IMark5087292112" text:key1="annotation"/>columns<text:alphabetical-index-mark-end text:id="IMark5087292112"/> associated with this <text:alphabetical-index-mark-start text:id="IMark5087293072" text:key1="annotation"/>join<text:alphabetical-index-mark-end text:id="IMark5087293072"/>. Specify “true” or “false”.</text:p>
      <text:p text:style-name="P2"><text:s text:c="5"/>* @return whether to generate or assume a foreign <text:alphabetical-index-mark-start text:id="IMark5087293072" text:key1="annotation"/>key<text:alphabetical-index-mark-end text:id="IMark5087293072"/> constraint</text:p>
      <text:p text:style-name="P2"><text:s text:c="5"/>*/</text:p>
      <text:p text:style-name="P2"><text:s text:c="4"/>String generateForeignKey() default ““;</text:p>
      <text:p text:style-name="P2"/>
      <text:p text:style-name="P2"><text:s text:c="4"/>/** Name for a generated foreign <text:alphabetical-index-mark-start text:id="IMark5087293072" text:key1="annotation"/>key<text:alphabetical-index-mark-end text:id="IMark5087293072"/> constraint.</text:p>
      <text:p text:style-name="P2"><text:s text:c="5"/>* @return the name of the generated foreign <text:alphabetical-index-mark-start text:id="IMark5087293072" text:key1="annotation"/>key<text:alphabetical-index-mark-end text:id="IMark5087293072"/> constraint</text:p>
      <text:p text:style-name="P2"><text:s text:c="5"/>*/</text:p>
      <text:p text:style-name="P2"><text:s text:c="4"/>String <text:alphabetical-index-mark-start text:id="IMark5087293072" text:key1="annotation"/>foreignKey<text:alphabetical-index-mark-end text:id="IMark5087293072"/>() default ““;</text:p>
      <text:p text:style-name="P2"/>
      <text:p text:style-name="P2"><text:s text:c="4"/>/** Vendor <text:alphabetical-index-mark-start text:id="IMark5087293072" text:key1="annotation"/>extensions<text:alphabetical-index-mark-end text:id="IMark5087293072"/>.</text:p>
      <text:p text:style-name="P2"><text:s text:c="5"/>* @return the vendor <text:alphabetical-index-mark-start text:id="IMark5087293072" text:key1="annotation"/>extensions<text:alphabetical-index-mark-end text:id="IMark5087293072"/></text:p>
      <text:p text:style-name="P2"><text:s text:c="5"/>*/</text:p>
      <text:p text:style-name="P2"><text:s text:c="4"/><text:alphabetical-index-mark-start text:id="IMark5087293072" text:key1="annotation"/>Extension<text:alphabetical-index-mark-end text:id="IMark5087293072"/>[] <text:alphabetical-index-mark-start text:id="IMark5087292112" text:key1="annotation"/>extensions<text:alphabetical-index-mark-end text:id="IMark5087292112"/>() default {};</text:p>
      <text:p text:style-name="P2">}</text:p>
      <text:p text:style-name="P2"/>
      <text:h text:style-name="P27" text:outline-level="3"><text:alphabetical-index-mark-start text:id="IMark5087292112" text:key1="annotation"/>NotPersistent<text:alphabetical-index-mark-end text:id="IMark5087292112"/> Annotation</text:h>
      <text:p text:style-name="P2">@Target({ElementType.ANNOTATION_TYPE, ElementType.FIELD, ElementType.METHOD}) </text:p>
      <text:p text:style-name="P2">@Retention(RetentionPolicy.RUNTIME)</text:p>
      <text:p text:style-name="P2">public @interface <text:alphabetical-index-mark-start text:id="IMark5087292112" text:key1="annotation"/>NotPersistent<text:alphabetical-index-mark-end text:id="IMark5087292112"/></text:p>
      <text:p text:style-name="P2">{</text:p>
      <text:p text:style-name="P2">}</text:p>
      <text:p text:style-name="P2"/>
      <text:h text:style-name="P27" text:outline-level="3"><text:alphabetical-index-mark-start text:id="IMark5087292112" text:key1="annotation"/>NullValue<text:alphabetical-index-mark-end text:id="IMark5087292112"/> Enum</text:h>
      <text:p text:style-name="P2"/>
      <text:p text:style-name="P2">public enum <text:alphabetical-index-mark-start text:id="IMark5087292112" text:key1="annotation"/>NullValue<text:alphabetical-index-mark-end text:id="IMark5087292112"/></text:p>
      <text:p text:style-name="P2">{</text:p>
      <text:p text:style-name="P2"><text:s text:c="4"/>NONE,</text:p>
      <text:p text:style-name="P2"><text:s text:c="4"/>EXCEPTION,</text:p>
      <text:p text:style-name="P2"><text:s text:c="4"/>DEFAULT</text:p>
      <text:p text:style-name="P2">}</text:p>
      <text:p text:style-name="P2"/>
      <text:h text:style-name="P27" text:outline-level="3"><text:soft-page-break/><text:alphabetical-index-mark-start text:id="IMark5087292112" text:key1="annotation"/>Order<text:alphabetical-index-mark-end text:id="IMark5087292112"/> Annotation</text:h>
      <text:p text:style-name="P2">@Target({ElementType.ANNOTATION_TYPE, ElementType.FIELD, ElementType.METHOD}) </text:p>
      <text:p text:style-name="P2">@Retention(RetentionPolicy.RUNTIME)</text:p>
      <text:p text:style-name="P2">public @interface <text:alphabetical-index-mark-start text:id="IMark5087292112" text:key1="annotation"/>Order<text:alphabetical-index-mark-end text:id="IMark5087292112"/></text:p>
      <text:p text:style-name="P2">{</text:p>
      <text:p text:style-name="P2"><text:s text:c="4"/>/** The name of the <text:alphabetical-index-mark-start text:id="IMark5087292112" text:key1="annotation"/>column<text:alphabetical-index-mark-end text:id="IMark5087292112"/> to use for ordering the elements of the member.</text:p>
      <text:p text:style-name="P2"><text:s text:c="5"/>* @return the name of the ordering <text:alphabetical-index-mark-start text:id="IMark5087292112" text:key1="annotation"/>column<text:alphabetical-index-mark-end text:id="IMark5087292112"/></text:p>
      <text:p text:style-name="P2"><text:s text:c="5"/>*/</text:p>
      <text:p text:style-name="P2"><text:s text:c="4"/>String <text:alphabetical-index-mark-start text:id="IMark5087292112" text:key1="annotation"/>column<text:alphabetical-index-mark-end text:id="IMark5087292112"/>()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5087292112" text:key1="annotation"/>column<text:alphabetical-index-mark-end text:id="IMark5087292112"/>(s) to use for ordering.</text:p>
      <text:p text:style-name="P2"><text:s text:c="5"/>* @return the <text:alphabetical-index-mark-start text:id="IMark5087292112" text:key1="annotation"/>columns<text:alphabetical-index-mark-end text:id="IMark5087292112"/> to use for ordering</text:p>
      <text:p text:style-name="P2"><text:s text:c="5"/>*/</text:p>
      <text:p text:style-name="P2"><text:s text:c="4"/><text:alphabetical-index-mark-start text:id="IMark5087292112" text:key1="annotation"/>Column<text:alphabetical-index-mark-end text:id="IMark5087292112"/>[] <text:alphabetical-index-mark-start text:id="IMark5087293072" text:key1="annotation"/>columns<text:alphabetical-index-mark-end text:id="IMark5087293072"/>() default {};</text:p>
      <text:p text:style-name="P2"/>
      <text:p text:style-name="P2"><text:s text:c="4"/>/** Vendor <text:alphabetical-index-mark-start text:id="IMark5087293072" text:key1="annotation"/>extensions<text:alphabetical-index-mark-end text:id="IMark5087293072"/>.</text:p>
      <text:p text:style-name="P2"><text:s text:c="5"/>* @return the vendor <text:alphabetical-index-mark-start text:id="IMark5087293072" text:key1="annotation"/>extensions<text:alphabetical-index-mark-end text:id="IMark5087293072"/></text:p>
      <text:p text:style-name="P2"><text:s text:c="5"/>*/</text:p>
      <text:p text:style-name="P2"><text:s text:c="4"/><text:alphabetical-index-mark-start text:id="IMark5087293072" text:key1="annotation"/>Extension<text:alphabetical-index-mark-end text:id="IMark5087293072"/>[] <text:alphabetical-index-mark-start text:id="IMark5087292112" text:key1="annotation"/>extensions<text:alphabetical-index-mark-end text:id="IMark5087292112"/>() default {};</text:p>
      <text:p text:style-name="P2">}</text:p>
      <text:p text:style-name="P2"/>
      <text:h text:style-name="P27" text:outline-level="3"><text:alphabetical-index-mark-start text:id="IMark5087292112" text:key1="annotation"/>PersistenceAware<text:alphabetical-index-mark-end text:id="IMark5087292112"/> Annotation</text:h>
      <text:p text:style-name="P2">@Target(ElementType.TYPE) </text:p>
      <text:p text:style-name="P2">@Retention(RetentionPolicy.RUNTIME)</text:p>
      <text:p text:style-name="P2">public @interface <text:alphabetical-index-mark-start text:id="IMark5087292112" text:key1="annotation"/>PersistenceAware<text:alphabetical-index-mark-end text:id="IMark5087292112"/></text:p>
      <text:p text:style-name="P2">{</text:p>
      <text:p text:style-name="P2">}</text:p>
      <text:p text:style-name="P2"/>
      <text:h text:style-name="P27" text:outline-level="3"><text:alphabetical-index-mark-start text:id="IMark5087292112" text:key1="annotation"/>PersistenceCapable<text:alphabetical-index-mark-end text:id="IMark5087292112"/> Annotation</text:h>
      <text:p text:style-name="P2">@Target(ElementType.TYPE) </text:p>
      <text:p text:style-name="P2">@Retention(RetentionPolicy.RUNTIME)</text:p>
      <text:p text:style-name="P2">public @interface <text:alphabetical-index-mark-start text:id="IMark5087292112" text:key1="annotation"/>PersistenceCapable<text:alphabetical-index-mark-end text:id="IMark5087292112"/></text:p>
      <text:p text:style-name="P2">{</text:p>
      <text:p text:style-name="P2"><text:s text:c="4"/>/** Member declarations. <text:alphabetical-index-mark-start text:id="IMark5087292112" text:main-entry="true"/>Annotations<text:alphabetical-index-mark-end text:id="IMark5087292112"/> for <text:alphabetical-index-mark-start text:id="IMark5087293072" text:key1="enum"/>persistent<text:alphabetical-index-mark-end text:id="IMark5087293072"/> members of this</text:p>
      <text:p text:style-name="P2"><text:s text:c="5"/>* class or interface can be specifed either here or on each member.</text:p>
      <text:p text:style-name="P2"><text:s text:c="5"/>* <text:alphabetical-index-mark-start text:id="IMark5087293072" text:main-entry="true"/>Annotations<text:alphabetical-index-mark-end text:id="IMark5087293072"/> for inherited members can only be specified here.</text:p>
      <text:p text:style-name="P2"><text:s text:c="5"/>* @return member declarations</text:p>
      <text:p text:style-name="P2"><text:s text:c="5"/>*/</text:p>
      <text:p text:style-name="P2"><text:s text:c="4"/><text:alphabetical-index-mark-start text:id="IMark5087293072" text:key1="enum"/>Persistent<text:alphabetical-index-mark-end text:id="IMark508729307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oft-page-break/><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5087293072" text:key1="annotation"/>embedded<text:alphabetical-index-mark-end text:id="IMark5087293072"/>. </text:p>
      <text:p text:style-name="P2"><text:s text:c="5"/>*/</text:p>
      <text:p text:style-name="P2"><text:s text:c="4"/>String <text:alphabetical-index-mark-start text:id="IMark5087293072" text:key1="annotation"/>embeddedOnly<text:alphabetical-index-mark-end text:id="IMark508729307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5087293072" text:key1="annotation"/>IdentityType<text:alphabetical-index-mark-end text:id="IMark5087293072"/> <text:alphabetical-index-mark-start text:id="IMark5087292112" text:key1="annotation"/>identityType<text:alphabetical-index-mark-end text:id="IMark5087292112"/>() default <text:alphabetical-index-mark-start text:id="IMark5087292784" text:key1="annotation"/>IdentityType<text:alphabetical-index-mark-end text:id="IMark5087292784"/>.UNSPECIFIED;</text:p>
      <text:p text:style-name="P2"/>
      <text:p text:style-name="P2"><text:s text:c="4"/>/** Primary <text:alphabetical-index-mark-start text:id="IMark5087292784" text:key1="annotation"/>key<text:alphabetical-index-mark-end text:id="IMark5087292784"/>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5087292784" text:key1="annotation"/>cacheable<text:alphabetical-index-mark-end text:id="IMark5087292784"/> in a Level2 cache.</text:p>
      <text:p text:style-name="P2"><text:s text:c="5"/>* @since 2.2</text:p>
      <text:p text:style-name="P2"><text:s text:c="5"/>*/</text:p>
      <text:p text:style-name="P2"><text:s text:c="4"/>String <text:alphabetical-index-mark-start text:id="IMark5087292784" text:key1="annotation"/>cacheable<text:alphabetical-index-mark-end text:id="IMark5087292784"/>()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5087292784" text:key1="annotation"/>extensions<text:alphabetical-index-mark-end text:id="IMark5087292784"/>.</text:p>
      <text:p text:style-name="P2"><text:s text:c="5"/>*/</text:p>
      <text:p text:style-name="P2"><text:s text:c="4"/><text:alphabetical-index-mark-start text:id="IMark5087292784" text:key1="annotation"/>Extension<text:alphabetical-index-mark-end text:id="IMark5087292784"/>[] <text:alphabetical-index-mark-start text:id="IMark5087292112" text:key1="annotation"/>extensions<text:alphabetical-index-mark-end text:id="IMark5087292112"/>() default {};</text:p>
      <text:p text:style-name="P2">}</text:p>
      <text:p text:style-name="P2"/>
      <text:h text:style-name="P27" text:outline-level="3"><text:alphabetical-index-mark-start text:id="IMark5087292112" text:key1="enum"/>PersistenceModifier<text:alphabetical-index-mark-end text:id="IMark5087292112"/> Enum</text:h>
      <text:p text:style-name="P2"/>
      <text:p text:style-name="P2">public enum <text:alphabetical-index-mark-start text:id="IMark5087292112" text:key1="enum"/><text:alphabetical-index-mark-start text:id="IMark5087292784" text:key1="enum"/>PersistenceModifier<text:alphabetical-index-mark-end text:id="IMark5087292784"/><text:alphabetical-index-mark-end text:id="IMark5087292112"/></text:p>
      <text:p text:style-name="P2">{</text:p>
      <text:p text:style-name="P2"><text:s text:c="4"/>UNSPECIFIED,</text:p>
      <text:p text:style-name="P2"><text:s text:c="4"/><text:alphabetical-index-mark-start text:id="IMark5087292112" text:key1="enum"/>PERSISTENT<text:alphabetical-index-mark-end text:id="IMark5087292112"/>,</text:p>
      <text:p text:style-name="P2"><text:s text:c="4"/><text:alphabetical-index-mark-start text:id="IMark5087292112" text:key1="annotation"/>TRANSACTIONAL<text:alphabetical-index-mark-end text:id="IMark5087292112"/>,</text:p>
      <text:p text:style-name="P2"><text:s text:c="4"/>NONE</text:p>
      <text:p text:style-name="P2">}</text:p>
      <text:p text:style-name="P2"/>
      <text:h text:style-name="P27" text:outline-level="3"><text:alphabetical-index-mark-start text:id="IMark5087292112" text:key1="enum"/>Persistent<text:alphabetical-index-mark-end text:id="IMark5087292112"/> Annotation</text:h>
      <text:p text:style-name="P2">@Target({ElementType.ANNOTATION_TYPE, ElementType.FIELD, ElementType.METHOD}) </text:p>
      <text:p text:style-name="P2"><text:soft-page-break/>@Retention(RetentionPolicy.RUNTIME)</text:p>
      <text:p text:style-name="P2">public @interface <text:alphabetical-index-mark-start text:id="IMark5087292112" text:key1="enum"/>Persistent<text:alphabetical-index-mark-end text:id="IMark5087292112"/></text:p>
      <text:p text:style-name="P2">{</text:p>
      <text:p text:style-name="P2"><text:s text:c="4"/>/** Modifier for this field. This is normally not specified, and the </text:p>
      <text:p text:style-name="P2"><text:s text:c="5"/>* defaults are used, or the @<text:alphabetical-index-mark-start text:id="IMark5087292112" text:key1="annotation"/>Transactional<text:alphabetical-index-mark-end text:id="IMark5087292112"/> or @<text:alphabetical-index-mark-start text:id="IMark5087292784" text:key1="annotation"/>NotPersistent<text:alphabetical-index-mark-end text:id="IMark5087292784"/> </text:p>
      <text:p text:style-name="P2"><text:s text:c="5"/>* annotation is specified directly on the member. One possible use</text:p>
      <text:p text:style-name="P2"><text:s text:c="5"/>* for specifying <text:alphabetical-index-mark-start text:id="IMark5087292784" text:key1="enum"/><text:alphabetical-index-mark-start text:id="IMark5087292112" text:key1="enum"/>persistenceModifier<text:alphabetical-index-mark-end text:id="IMark5087292112"/><text:alphabetical-index-mark-end text:id="IMark5087292784"/> is for <text:alphabetical-index-mark-start text:id="IMark5087293072" text:key1="annotation"/>embedded<text:alphabetical-index-mark-end text:id="IMark5087293072"/> instances in which</text:p>
      <text:p text:style-name="P2"><text:s text:c="5"/>* a member is not <text:alphabetical-index-mark-start text:id="IMark5087293072" text:key1="enum"/>persistent<text:alphabetical-index-mark-end text:id="IMark5087293072"/> but in the non-<text:alphabetical-index-mark-start text:id="IMark5087292784" text:key1="annotation"/>embedded<text:alphabetical-index-mark-end text:id="IMark5087292784"/> instances the</text:p>
      <text:p text:style-name="P2"><text:s text:c="5"/>* member is <text:alphabetical-index-mark-start text:id="IMark5087292784" text:key1="enum"/>persistent<text:alphabetical-index-mark-end text:id="IMark5087292784"/>. Note that it is not portable to specify a</text:p>
      <text:p text:style-name="P2"><text:s text:c="5"/>* member to be not <text:alphabetical-index-mark-start text:id="IMark5087292784" text:key1="enum"/>persistent<text:alphabetical-index-mark-end text:id="IMark5087292784"/> in the non-<text:alphabetical-index-mark-start text:id="IMark5087293072" text:key1="annotation"/>embedded<text:alphabetical-index-mark-end text:id="IMark5087293072"/> case and <text:alphabetical-index-mark-start text:id="IMark5087292112" text:key1="enum"/>persistent<text:alphabetical-index-mark-end text:id="IMark5087292112"/></text:p>
      <text:p text:style-name="P2"><text:s text:c="5"/>* in the <text:alphabetical-index-mark-start text:id="IMark5087292112" text:key1="annotation"/>embedded<text:alphabetical-index-mark-end text:id="IMark5087292112"/> usage.</text:p>
      <text:p text:style-name="P2"><text:s text:c="5"/>* @return the persistence modifier</text:p>
      <text:p text:style-name="P2"><text:s text:c="5"/>*/</text:p>
      <text:p text:style-name="P2"><text:s text:c="4"/><text:alphabetical-index-mark-start text:id="IMark5087292112" text:key1="enum"/><text:alphabetical-index-mark-start text:id="IMark5087293072" text:key1="enum"/>PersistenceModifier<text:alphabetical-index-mark-end text:id="IMark5087293072"/><text:alphabetical-index-mark-end text:id="IMark5087292112"/> <text:alphabetical-index-mark-start text:id="IMark5087292784" text:key1="enum"/><text:alphabetical-index-mark-start text:id="IMark5087292592" text:key1="enum"/>persistenceModifier<text:alphabetical-index-mark-end text:id="IMark5087292592"/><text:alphabetical-index-mark-end text:id="IMark5087292784"/>() </text:p>
      <text:p text:style-name="P2"><text:s text:c="8"/>default <text:alphabetical-index-mark-start text:id="IMark5087292784" text:key1="enum"/>PersistenceModifier<text:alphabetical-index-mark-end text:id="IMark5087292784"/>.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5087292784" text:key1="annotation"/>value<text:alphabetical-index-mark-end text:id="IMark5087292784"/>. </text:p>
      <text:p text:style-name="P2"><text:s text:c="5"/>* @return the behavior when this member contains a null <text:alphabetical-index-mark-start text:id="IMark5087292784" text:key1="annotation"/>value<text:alphabetical-index-mark-end text:id="IMark5087292784"/></text:p>
      <text:p text:style-name="P2"><text:s text:c="5"/>*/</text:p>
      <text:p text:style-name="P2"><text:s text:c="4"/><text:alphabetical-index-mark-start text:id="IMark5087292784" text:key1="annotation"/>NullValue<text:alphabetical-index-mark-end text:id="IMark5087292784"/> <text:alphabetical-index-mark-start text:id="IMark5087292592" text:key1="annotation"/>nullValue<text:alphabetical-index-mark-end text:id="IMark5087292592"/>() default <text:alphabetical-index-mark-start text:id="IMark5087292112" text:key1="annotation"/>NullValue<text:alphabetical-index-mark-end text:id="IMark5087292112"/>.NONE;</text:p>
      <text:p text:style-name="P2"/>
      <text:p text:style-name="P2"><text:s text:c="4"/>/** Whether this member is <text:alphabetical-index-mark-start text:id="IMark5087292112" text:key1="annotation"/>embedded<text:alphabetical-index-mark-end text:id="IMark5087292112"/>. </text:p>
      <text:p text:style-name="P2"><text:s text:c="5"/>* @return whether this member is <text:alphabetical-index-mark-start text:id="IMark5087292112" text:key1="annotation"/>embedded<text:alphabetical-index-mark-end text:id="IMark5087292112"/></text:p>
      <text:p text:style-name="P2"><text:s text:c="5"/>*/</text:p>
      <text:p text:style-name="P2"><text:s text:c="4"/>String <text:alphabetical-index-mark-start text:id="IMark5087292112" text:key1="annotation"/>embedded<text:alphabetical-index-mark-end text:id="IMark5087292112"/>() default ““;</text:p>
      <text:p text:style-name="P2"/>
      <text:p text:style-name="P2"><text:s text:c="4"/>/** Whether the elements of this member are <text:alphabetical-index-mark-start text:id="IMark5087292112" text:key1="annotation"/>embedded<text:alphabetical-index-mark-end text:id="IMark5087292112"/>. </text:p>
      <text:p text:style-name="P2"><text:s text:c="5"/>* @return whether the elements of this member are <text:alphabetical-index-mark-start text:id="IMark5087292112" text:key1="annotation"/>embedded<text:alphabetical-index-mark-end text:id="IMark5087292112"/></text:p>
      <text:p text:style-name="P2"><text:s text:c="5"/>*/</text:p>
      <text:p text:style-name="P2"><text:s text:c="4"/>String embeddedElement() default ““;</text:p>
      <text:p text:style-name="P2"/>
      <text:p text:style-name="P2"><text:s text:c="4"/>/** Whether the keys of this member are <text:alphabetical-index-mark-start text:id="IMark5087292112" text:key1="annotation"/>embedded<text:alphabetical-index-mark-end text:id="IMark5087292112"/>. </text:p>
      <text:p text:style-name="P2"><text:s text:c="5"/>* @return whether the keys of this member are <text:alphabetical-index-mark-start text:id="IMark5087292112" text:key1="annotation"/>embedded<text:alphabetical-index-mark-end text:id="IMark5087292112"/></text:p>
      <text:p text:style-name="P2"><text:s text:c="5"/>*/</text:p>
      <text:p text:style-name="P2"><text:s text:c="4"/>String embeddedKey() default ““;</text:p>
      <text:p text:style-name="P2"/>
      <text:p text:style-name="P2"><text:s text:c="4"/>/** Whether the values of this member are <text:alphabetical-index-mark-start text:id="IMark5087292112" text:key1="annotation"/>embedded<text:alphabetical-index-mark-end text:id="IMark5087292112"/>. </text:p>
      <text:p text:style-name="P2"><text:s text:c="5"/>* @return whether the values of this member are <text:alphabetical-index-mark-start text:id="IMark5087292112" text:key1="annotation"/>embedded<text:alphabetical-index-mark-end text:id="IMark5087292112"/></text:p>
      <text:p text:style-name="P2"><text:s text:c="5"/>*/</text:p>
      <text:p text:style-name="P2"><text:s text:c="4"/>String embeddedValue() default ““;</text:p>
      <text:p text:style-name="P2"/>
      <text:p text:style-name="P2"><text:s text:c="4"/>/** Whether this member is <text:alphabetical-index-mark-start text:id="IMark5087292112" text:key1="annotation"/>serialized<text:alphabetical-index-mark-end text:id="IMark5087292112"/> into a single <text:alphabetical-index-mark-start text:id="IMark5087292592" text:key1="annotation"/>column<text:alphabetical-index-mark-end text:id="IMark5087292592"/>. </text:p>
      <text:p text:style-name="P2"><text:s text:c="5"/>* @return whether this member is <text:alphabetical-index-mark-start text:id="IMark5087292592" text:key1="annotation"/>serialized<text:alphabetical-index-mark-end text:id="IMark5087292592"/> into a single <text:alphabetical-index-mark-start text:id="IMark5087292112" text:key1="annotation"/>column<text:alphabetical-index-mark-end text:id="IMark5087292112"/></text:p>
      <text:p text:style-name="P2"><text:s text:c="5"/>*/</text:p>
      <text:p text:style-name="P2"><text:s text:c="4"/>String <text:alphabetical-index-mark-start text:id="IMark5087292112" text:key1="annotation"/>serialized<text:alphabetical-index-mark-end text:id="IMark5087292112"/>() default ““;</text:p>
      <text:p text:style-name="P2"/>
      <text:p text:style-name="P2"><text:soft-page-break/><text:s text:c="4"/>/** Whether the elements of this member are <text:alphabetical-index-mark-start text:id="IMark5087292112" text:key1="annotation"/>serialized<text:alphabetical-index-mark-end text:id="IMark5087292112"/>. </text:p>
      <text:p text:style-name="P2"><text:s text:c="5"/>* @return whether the elements of this member are <text:alphabetical-index-mark-start text:id="IMark5087292112" text:key1="annotation"/>serialized<text:alphabetical-index-mark-end text:id="IMark5087292112"/></text:p>
      <text:p text:style-name="P2"><text:s text:c="5"/>*/</text:p>
      <text:p text:style-name="P2"><text:s text:c="4"/>String serializedElement() default ““;</text:p>
      <text:p text:style-name="P2"/>
      <text:p text:style-name="P2"><text:s text:c="4"/>/** Whether the keys of this member are <text:alphabetical-index-mark-start text:id="IMark5087292112" text:key1="annotation"/>serialized<text:alphabetical-index-mark-end text:id="IMark5087292112"/>. </text:p>
      <text:p text:style-name="P2"><text:s text:c="5"/>* @return whether the keys of this member are <text:alphabetical-index-mark-start text:id="IMark5087292112" text:key1="annotation"/>serialized<text:alphabetical-index-mark-end text:id="IMark5087292112"/></text:p>
      <text:p text:style-name="P2"><text:s text:c="5"/>*/</text:p>
      <text:p text:style-name="P2"><text:s text:c="4"/>String serializedKey() default ““;</text:p>
      <text:p text:style-name="P2"/>
      <text:p text:style-name="P2"><text:s text:c="4"/>/** Whether the values of this member are <text:alphabetical-index-mark-start text:id="IMark5087292112" text:key1="annotation"/>serialized<text:alphabetical-index-mark-end text:id="IMark5087292112"/>. </text:p>
      <text:p text:style-name="P2"><text:s text:c="5"/>* @return whether the values of this member are <text:alphabetical-index-mark-start text:id="IMark5087292112" text:key1="annotation"/>serialized<text:alphabetical-index-mark-end text:id="IMark5087292112"/></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5087292112" text:key1="annotation"/>key<text:alphabetical-index-mark-end text:id="IMark5087292112"/> for application</text:p>
      <text:p text:style-name="P2"><text:s text:c="5"/>* identity. This is equivalent to specifying @<text:alphabetical-index-mark-start text:id="IMark5087292112" text:key1="annotation"/>PrimaryKey<text:alphabetical-index-mark-end text:id="IMark5087292112"/> as </text:p>
      <text:p text:style-name="P2"><text:s text:c="5"/>* a separate annotation on the member.</text:p>
      <text:p text:style-name="P2"><text:s text:c="5"/>* @return whether this member is part of the primary <text:alphabetical-index-mark-start text:id="IMark5087292112" text:key1="annotation"/>key<text:alphabetical-index-mark-end text:id="IMark5087292112"/></text:p>
      <text:p text:style-name="P2"><text:s text:c="5"/>*/</text:p>
      <text:p text:style-name="P2"><text:s text:c="4"/>String <text:alphabetical-index-mark-start text:id="IMark5087292112" text:key1="annotation"/>primaryKey<text:alphabetical-index-mark-end text:id="IMark5087292112"/>() default ““;</text:p>
      <text:p text:style-name="P2"/>
      <text:p text:style-name="P2"><text:s text:c="4"/>/** <text:alphabetical-index-mark-start text:id="IMark5087292112" text:key1="annotation"/>Value<text:alphabetical-index-mark-end text:id="IMark5087292112"/> strategy to use to generate the <text:alphabetical-index-mark-start text:id="IMark5087292592" text:key1="annotation"/>value<text:alphabetical-index-mark-end text:id="IMark5087292592"/> for this field </text:p>
      <text:p text:style-name="P2"><text:s text:c="5"/>* or property (if any).</text:p>
      <text:p text:style-name="P2"><text:s text:c="5"/>* @return the generated <text:alphabetical-index-mark-start text:id="IMark5087292592" text:key1="annotation"/>value<text:alphabetical-index-mark-end text:id="IMark5087292592"/> strategy</text:p>
      <text:p text:style-name="P2"><text:s text:c="5"/>*/</text:p>
      <text:p text:style-name="P2"><text:s text:c="4"/><text:alphabetical-index-mark-start text:id="IMark5087292592" text:key1="annotation"/>IdGeneratorStrategy<text:alphabetical-index-mark-end text:id="IMark5087292592"/> valueStrategy() default <text:alphabetical-index-mark-start text:id="IMark5087292112" text:key1="annotation"/>IdGeneratorStrategy<text:alphabetical-index-mark-end text:id="IMark5087292112"/>.UNSPECIFIED;</text:p>
      <text:p text:style-name="P2"/>
      <text:p text:style-name="P2"><text:s text:c="4"/>/** Custom <text:alphabetical-index-mark-start text:id="IMark5087292112" text:key1="annotation"/>value<text:alphabetical-index-mark-end text:id="IMark5087292112"/> strategy to use to generate the <text:alphabetical-index-mark-start text:id="IMark5087292592" text:key1="annotation"/>value<text:alphabetical-index-mark-end text:id="IMark5087292592"/>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5087292592" text:key1="annotation"/>value<text:alphabetical-index-mark-end text:id="IMark5087292592"/> strategy</text:p>
      <text:p text:style-name="P2"><text:s text:c="5"/>*/</text:p>
      <text:p text:style-name="P2"><text:s text:c="4"/>String customValueStrategy() default ““;</text:p>
      <text:p text:style-name="P2"><text:soft-page-break/></text:p>
      <text:p text:style-name="P2"><text:s text:c="4"/>/** Name of the <text:alphabetical-index-mark-start text:id="IMark5087292592" text:key1="annotation"/>sequence<text:alphabetical-index-mark-end text:id="IMark5087292592"/> to use with particular <text:alphabetical-index-mark-start text:id="IMark5087292112" text:key1="annotation"/>value<text:alphabetical-index-mark-end text:id="IMark5087292112"/> strategies. </text:p>
      <text:p text:style-name="P2"><text:s text:c="5"/>* @return the name of the <text:alphabetical-index-mark-start text:id="IMark5087292112" text:key1="annotation"/>sequence<text:alphabetical-index-mark-end text:id="IMark5087292112"/></text:p>
      <text:p text:style-name="P2"><text:s text:c="5"/>*/</text:p>
      <text:p text:style-name="P2"><text:s text:c="4"/>String <text:alphabetical-index-mark-start text:id="IMark5087292112" text:key1="annotation"/>sequence<text:alphabetical-index-mark-end text:id="IMark5087292112"/>()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5087292112" text:key1="annotation"/>value<text:alphabetical-index-mark-end text:id="IMark5087292112"/>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5087292112" text:key1="annotation"/>Column<text:alphabetical-index-mark-end text:id="IMark5087292112"/> definition(s) for this member. Used for mapping </text:p>
      <text:p text:style-name="P2"><text:s text:c="5"/>* multiple <text:alphabetical-index-mark-start text:id="IMark5087292112" text:key1="annotation"/>columns<text:alphabetical-index-mark-end text:id="IMark5087292112"/></text:p>
      <text:p text:style-name="P2"><text:s text:c="5"/>* to the same member, for example relationships with </text:p>
      <text:p text:style-name="P2"><text:s text:c="5"/>* multiple <text:alphabetical-index-mark-start text:id="IMark5087292112" text:key1="annotation"/>column<text:alphabetical-index-mark-end text:id="IMark5087292112"/> foreign keys. </text:p>
      <text:p text:style-name="P2"><text:s text:c="5"/>* @return the <text:alphabetical-index-mark-start text:id="IMark5087292112" text:key1="annotation"/>columns<text:alphabetical-index-mark-end text:id="IMark5087292112"/> for this member</text:p>
      <text:p text:style-name="P2"><text:s text:c="5"/>*/</text:p>
      <text:p text:style-name="P2"><text:s text:c="4"/><text:alphabetical-index-mark-start text:id="IMark5087292112" text:key1="annotation"/>Column<text:alphabetical-index-mark-end text:id="IMark5087292112"/>[] <text:alphabetical-index-mark-start text:id="IMark5087292592" text:key1="annotation"/>columns<text:alphabetical-index-mark-end text:id="IMark5087292592"/>() default {}; </text:p>
      <text:p text:style-name="P2"/>
      <text:p text:style-name="P2"><text:s text:c="4"/>/** <text:alphabetical-index-mark-start text:id="IMark5087292592" text:key1="annotation"/>Column<text:alphabetical-index-mark-end text:id="IMark5087292592"/> name where the values are stored for this member. </text:p>
      <text:p text:style-name="P2"><text:s text:c="5"/>* @return the name of the <text:alphabetical-index-mark-start text:id="IMark5087292592" text:key1="annotation"/>column<text:alphabetical-index-mark-end text:id="IMark5087292592"/></text:p>
      <text:p text:style-name="P2"><text:s text:c="5"/>*/</text:p>
      <text:p text:style-name="P2"><text:s text:c="4"/>String <text:alphabetical-index-mark-start text:id="IMark5087292592" text:key1="annotation"/>column<text:alphabetical-index-mark-end text:id="IMark5087292592"/>() default ““;</text:p>
      <text:p text:style-name="P2"/>
      <text:p text:style-name="P2"><text:s text:c="4"/>/** Null indicator <text:alphabetical-index-mark-start text:id="IMark5087292592" text:key1="annotation"/>column<text:alphabetical-index-mark-end text:id="IMark5087292592"/> for this member. Used for nested </text:p>
      <text:p text:style-name="P2"><text:s text:c="5"/>* <text:alphabetical-index-mark-start text:id="IMark5087292592" text:key1="annotation"/>embedded<text:alphabetical-index-mark-end text:id="IMark5087292592"/> fields or properties to indicate whether the <text:alphabetical-index-mark-start text:id="IMark5087292112" text:key1="annotation"/>embedded<text:alphabetical-index-mark-end text:id="IMark5087292112"/></text:p>
      <text:p text:style-name="P2"><text:s text:c="5"/>* instance should have a null <text:alphabetical-index-mark-start text:id="IMark5087292112" text:key1="annotation"/>value<text:alphabetical-index-mark-end text:id="IMark5087292112"/>.</text:p>
      <text:p text:style-name="P2"><text:s text:c="5"/>* @return the null indicator <text:alphabetical-index-mark-start text:id="IMark5087292112" text:key1="annotation"/>column<text:alphabetical-index-mark-end text:id="IMark5087292112"/></text:p>
      <text:p text:style-name="P2"><text:s text:c="5"/>*/</text:p>
      <text:p text:style-name="P2"><text:s text:c="4"/>String nullIndicatorColumn() default ““;</text:p>
      <text:p text:style-name="P2"/>
      <text:p text:style-name="P2"><text:s text:c="4"/>/** Name of the member when this is <text:alphabetical-index-mark-start text:id="IMark5087292112" text:key1="annotation"/>embedded<text:alphabetical-index-mark-end text:id="IMark5087292112"/>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5087292112" text:key1="annotation"/>embedded<text:alphabetical-index-mark-end text:id="IMark5087292112"/> as member point1 in class Line that is <text:alphabetical-index-mark-start text:id="IMark5087292592" text:key1="annotation"/>embedded<text:alphabetical-index-mark-end text:id="IMark5087292592"/>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oft-page-break/><text:s text:c="4"/>/** Recursion depth for this member. Used only when</text:p>
      <text:p text:style-name="P2"><text:s text:c="5"/>* the annotation is used within the definition of a <text:alphabetical-index-mark-start text:id="IMark5087292592" text:key1="annotation"/>FetchGroup<text:alphabetical-index-mark-end text:id="IMark5087292592"/>.</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5087292592" text:key1="annotation"/>cacheable<text:alphabetical-index-mark-end text:id="IMark5087292592"/> in a Level2 cache.</text:p>
      <text:p text:style-name="P2"><text:s text:c="5"/>* @since 2.2</text:p>
      <text:p text:style-name="P2"><text:s text:c="5"/>*/</text:p>
      <text:p text:style-name="P2"><text:s text:c="4"/>String <text:alphabetical-index-mark-start text:id="IMark5087292592" text:key1="annotation"/>cacheable<text:alphabetical-index-mark-end text:id="IMark5087292592"/>() default “true”;</text:p>
      <text:p text:style-name="P2"/>
      <text:p text:style-name="P2"><text:s text:c="4"/>/** Vendor <text:alphabetical-index-mark-start text:id="IMark5087292592" text:key1="annotation"/>extensions<text:alphabetical-index-mark-end text:id="IMark5087292592"/> for this member. </text:p>
      <text:p text:style-name="P2"><text:s text:c="5"/>* @return the vendor <text:alphabetical-index-mark-start text:id="IMark5087292592" text:key1="annotation"/>extensions<text:alphabetical-index-mark-end text:id="IMark5087292592"/></text:p>
      <text:p text:style-name="P2"><text:s text:c="5"/>*/</text:p>
      <text:p text:style-name="P2"><text:s text:c="4"/><text:alphabetical-index-mark-start text:id="IMark5087292592" text:key1="annotation"/>Extension<text:alphabetical-index-mark-end text:id="IMark5087292592"/>[] <text:alphabetical-index-mark-start text:id="IMark5087292112" text:key1="annotation"/>extensions<text:alphabetical-index-mark-end text:id="IMark5087292112"/>() default {};</text:p>
      <text:p text:style-name="P2">}</text:p>
      <text:p text:style-name="P2"/>
      <text:h text:style-name="P27" text:outline-level="3"><text:alphabetical-index-mark-start text:id="IMark5087292112" text:key1="annotation"/>PrimaryKey<text:alphabetical-index-mark-end text:id="IMark5087292112"/> Annotation</text:h>
      <text:p text:style-name="P2">@Target({ElementType.TYPE, ElementType.FIELD, ElementType.METHOD}) </text:p>
      <text:p text:style-name="P2">@Retention(RetentionPolicy.RUNTIME)</text:p>
      <text:p text:style-name="P2">public @interface <text:alphabetical-index-mark-start text:id="IMark5087292112" text:key1="annotation"/>PrimaryKey<text:alphabetical-index-mark-end text:id="IMark5087292112"/></text:p>
      <text:p text:style-name="P2">{</text:p>
      <text:p text:style-name="P2"><text:s text:c="4"/>/**</text:p>
      <text:p text:style-name="P2"><text:s text:c="5"/>* Name of the primary <text:alphabetical-index-mark-start text:id="IMark5087292112" text:key1="annotation"/>key<text:alphabetical-index-mark-end text:id="IMark5087292112"/> constraint</text:p>
      <text:p text:style-name="P2"><text:s text:c="5"/>* @return the name of the primary <text:alphabetical-index-mark-start text:id="IMark5087292112" text:key1="annotation"/>key<text:alphabetical-index-mark-end text:id="IMark5087292112"/> constraint</text:p>
      <text:p text:style-name="P2"><text:s text:c="5"/>*/</text:p>
      <text:p text:style-name="P2"><text:s text:c="4"/>String name() default ““;</text:p>
      <text:p text:style-name="P2"/>
      <text:p text:style-name="P2"><text:s text:c="4"/>/**</text:p>
      <text:p text:style-name="P2"><text:s text:c="5"/>* Name of the <text:alphabetical-index-mark-start text:id="IMark5087292112" text:key1="annotation"/>column<text:alphabetical-index-mark-end text:id="IMark5087292112"/> to use for the primary <text:alphabetical-index-mark-start text:id="IMark5087292592" text:key1="annotation"/>key<text:alphabetical-index-mark-end text:id="IMark5087292592"/></text:p>
      <text:p text:style-name="P2"><text:s text:c="5"/>* @return the name of the <text:alphabetical-index-mark-start text:id="IMark5087292592" text:key1="annotation"/>column<text:alphabetical-index-mark-end text:id="IMark5087292592"/> to use for the primary <text:alphabetical-index-mark-start text:id="IMark5087292112" text:key1="annotation"/>key<text:alphabetical-index-mark-end text:id="IMark5087292112"/></text:p>
      <text:p text:style-name="P2"><text:s text:c="5"/>*/</text:p>
      <text:p text:style-name="P2"><text:s text:c="4"/>String <text:alphabetical-index-mark-start text:id="IMark5087292112" text:key1="annotation"/>column<text:alphabetical-index-mark-end text:id="IMark5087292112"/>() default ““;</text:p>
      <text:p text:style-name="P2"/>
      <text:p text:style-name="P2"><text:s text:c="4"/>/**</text:p>
      <text:p text:style-name="P2"><text:s text:c="5"/>* The <text:alphabetical-index-mark-start text:id="IMark5087292112" text:key1="annotation"/>column<text:alphabetical-index-mark-end text:id="IMark5087292112"/>(s) for the primary <text:alphabetical-index-mark-start text:id="IMark5087292592" text:key1="annotation"/>key<text:alphabetical-index-mark-end text:id="IMark5087292592"/></text:p>
      <text:p text:style-name="P2"><text:s text:c="5"/>* @return the <text:alphabetical-index-mark-start text:id="IMark5087292592" text:key1="annotation"/>column<text:alphabetical-index-mark-end text:id="IMark5087292592"/>(s) for the primary <text:alphabetical-index-mark-start text:id="IMark5087292112" text:key1="annotation"/>key<text:alphabetical-index-mark-end text:id="IMark5087292112"/></text:p>
      <text:p text:style-name="P2"><text:s text:c="5"/>*/</text:p>
      <text:p text:style-name="P2"><text:s text:c="4"/><text:alphabetical-index-mark-start text:id="IMark5087292112" text:key1="annotation"/>Column<text:alphabetical-index-mark-end text:id="IMark5087292112"/>[] <text:alphabetical-index-mark-start text:id="IMark5087292592" text:key1="annotation"/>columns<text:alphabetical-index-mark-end text:id="IMark5087292592"/>() default {};</text:p>
      <text:p text:style-name="P2"/>
      <text:p text:style-name="P2"><text:s text:c="4"/>/** Vendor <text:alphabetical-index-mark-start text:id="IMark5087292592" text:key1="annotation"/>extensions<text:alphabetical-index-mark-end text:id="IMark5087292592"/>.</text:p>
      <text:p text:style-name="P2"><text:s text:c="5"/>* @return the vendor <text:alphabetical-index-mark-start text:id="IMark5087292592" text:key1="annotation"/>extensions<text:alphabetical-index-mark-end text:id="IMark5087292592"/></text:p>
      <text:p text:style-name="P2"><text:s text:c="5"/>*/</text:p>
      <text:p text:style-name="P2"><text:s text:c="4"/><text:alphabetical-index-mark-start text:id="IMark5087292592" text:key1="annotation"/>Extension<text:alphabetical-index-mark-end text:id="IMark5087292592"/>[] <text:alphabetical-index-mark-start text:id="IMark5087292112" text:key1="annotation"/>extensions<text:alphabetical-index-mark-end text:id="IMark5087292112"/>() default {};</text:p>
      <text:p text:style-name="P2">}</text:p>
      <text:p text:style-name="P2"/>
      <text:h text:style-name="P27" text:outline-level="3"><text:alphabetical-index-mark-start text:id="IMark5087292112" text:key1="annotation"/>Queries<text:alphabetical-index-mark-end text:id="IMark5087292112"/> Annotation</text:h>
      <text:p text:style-name="P2">@Target(ElementType.TYPE) </text:p>
      <text:p text:style-name="P2">@Retention(RetentionPolicy.RUNTIME)</text:p>
      <text:p text:style-name="P2">public @interface <text:alphabetical-index-mark-start text:id="IMark5087292112" text:key1="annotation"/>Queries<text:alphabetical-index-mark-end text:id="IMark5087292112"/></text:p>
      <text:p text:style-name="P2">{</text:p>
      <text:p text:style-name="P2"><text:s text:c="4"/>/**</text:p>
      <text:p text:style-name="P2"><text:s text:c="5"/>* The named <text:alphabetical-index-mark-start text:id="IMark5087292112" text:key1="annotation"/>queries<text:alphabetical-index-mark-end text:id="IMark5087292112"/></text:p>
      <text:p text:style-name="P2"><text:soft-page-break/><text:s text:c="5"/>* @return The named <text:alphabetical-index-mark-start text:id="IMark5087292112" text:key1="annotation"/>queries<text:alphabetical-index-mark-end text:id="IMark5087292112"/></text:p>
      <text:p text:style-name="P2"><text:s text:c="5"/>*/</text:p>
      <text:p text:style-name="P2"><text:s text:c="4"/><text:alphabetical-index-mark-start text:id="IMark5087292112" text:key1="annotation"/>Query<text:alphabetical-index-mark-end text:id="IMark5087292112"/>[] <text:alphabetical-index-mark-start text:id="IMark5087292592" text:key1="annotation"/>value<text:alphabetical-index-mark-end text:id="IMark5087292592"/>();</text:p>
      <text:p text:style-name="P2">}</text:p>
      <text:p text:style-name="P2"/>
      <text:h text:style-name="P27" text:outline-level="3"><text:alphabetical-index-mark-start text:id="IMark5087292592" text:key1="annotation"/>Query<text:alphabetical-index-mark-end text:id="IMark5087292592"/> Annotation</text:h>
      <text:p text:style-name="P2">@Target(ElementType.TYPE) </text:p>
      <text:p text:style-name="P2">@Retention(RetentionPolicy.RUNTIME)</text:p>
      <text:p text:style-name="P2">@Repeatable(Queries.class)</text:p>
      <text:p text:style-name="P2">public @interface <text:alphabetical-index-mark-start text:id="IMark5087292592" text:key1="annotation"/>Query<text:alphabetical-index-mark-end text:id="IMark5087292592"/></text:p>
      <text:p text:style-name="P2">{</text:p>
      <text:p text:style-name="P2"><text:s text:c="4"/>/** Name of the <text:alphabetical-index-mark-start text:id="IMark5087292592" text:key1="annotation"/>query<text:alphabetical-index-mark-end text:id="IMark5087292592"/> (mandatory)</text:p>
      <text:p text:style-name="P2"><text:s text:c="5"/>* @return the name of the <text:alphabetical-index-mark-start text:id="IMark5087292592" text:key1="annotation"/>query<text:alphabetical-index-mark-end text:id="IMark5087292592"/></text:p>
      <text:p text:style-name="P2"><text:s text:c="5"/>*/</text:p>
      <text:p text:style-name="P2"><text:s text:c="4"/>String name();</text:p>
      <text:p text:style-name="P2"/>
      <text:p text:style-name="P2"><text:s text:c="4"/>/** The <text:alphabetical-index-mark-start text:id="IMark5087292592" text:key1="annotation"/>query<text:alphabetical-index-mark-end text:id="IMark5087292592"/> string (mandatory)</text:p>
      <text:p text:style-name="P2"><text:s text:c="5"/>* @return the <text:alphabetical-index-mark-start text:id="IMark5087292592" text:key1="annotation"/>query<text:alphabetical-index-mark-end text:id="IMark5087292592"/> string</text:p>
      <text:p text:style-name="P2"><text:s text:c="5"/>*/</text:p>
      <text:p text:style-name="P2"><text:s text:c="4"/>String <text:alphabetical-index-mark-start text:id="IMark5087292592" text:key1="annotation"/>value<text:alphabetical-index-mark-end text:id="IMark5087292592"/>();</text:p>
      <text:p text:style-name="P2"/>
      <text:p text:style-name="P2"><text:s text:c="4"/>/** The <text:alphabetical-index-mark-start text:id="IMark5087292592" text:key1="annotation"/>query<text:alphabetical-index-mark-end text:id="IMark5087292592"/> language</text:p>
      <text:p text:style-name="P2"><text:s text:c="5"/>* @return the <text:alphabetical-index-mark-start text:id="IMark5087292592" text:key1="annotation"/>query<text:alphabetical-index-mark-end text:id="IMark5087292592"/> language</text:p>
      <text:p text:style-name="P2"><text:s text:c="5"/>*/</text:p>
      <text:p text:style-name="P2"><text:s text:c="4"/>String language() default "JDOQL";</text:p>
      <text:p text:style-name="P2"/>
      <text:p text:style-name="P2"><text:s text:c="4"/>/** Whether the <text:alphabetical-index-mark-start text:id="IMark5087292592" text:key1="annotation"/>query<text:alphabetical-index-mark-end text:id="IMark5087292592"/> is unmodifiable.</text:p>
      <text:p text:style-name="P2"><text:s text:c="5"/>* @return whether the <text:alphabetical-index-mark-start text:id="IMark5087292592" text:key1="annotation"/>query<text:alphabetical-index-mark-end text:id="IMark5087292592"/> is unmodifiable</text:p>
      <text:p text:style-name="P2"><text:s text:c="5"/>*/</text:p>
      <text:p text:style-name="P2"><text:s text:c="4"/>String unmodifiable() default "";</text:p>
      <text:p text:style-name="P2"/>
      <text:p text:style-name="P2"><text:s text:c="4"/>/** Whether the <text:alphabetical-index-mark-start text:id="IMark5087292592" text:key1="annotation"/>query<text:alphabetical-index-mark-end text:id="IMark5087292592"/> returns a single <text:alphabetical-index-mark-start text:id="IMark5087292112" text:key1="annotation"/>unique<text:alphabetical-index-mark-end text:id="IMark5087292112"/> result.</text:p>
      <text:p text:style-name="P2"><text:s text:c="5"/>* @return whether the <text:alphabetical-index-mark-start text:id="IMark5087292112" text:key1="annotation"/>query<text:alphabetical-index-mark-end text:id="IMark5087292112"/> returns a single <text:alphabetical-index-mark-start text:id="IMark5087292592" text:key1="annotation"/>unique<text:alphabetical-index-mark-end text:id="IMark5087292592"/> result</text:p>
      <text:p text:style-name="P2"><text:s text:c="5"/>*/</text:p>
      <text:p text:style-name="P2"><text:s text:c="4"/>String <text:alphabetical-index-mark-start text:id="IMark5087292592" text:key1="annotation"/>unique<text:alphabetical-index-mark-end text:id="IMark5087292592"/>()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5087292592" text:key1="annotation"/>query<text:alphabetical-index-mark-end text:id="IMark5087292592"/></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7" text:outline-level="3"><text:soft-page-break/><text:alphabetical-index-mark-start text:id="IMark5087292592" text:key1="annotation"/>Sequence<text:alphabetical-index-mark-end text:id="IMark5087292592"/> Annotation</text:h>
      <text:p text:style-name="P2">@Target(ElementType.TYPE) </text:p>
      <text:p text:style-name="P2">@Retention(RetentionPolicy.RUNTIME)</text:p>
      <text:p text:style-name="P2">public @interface <text:alphabetical-index-mark-start text:id="IMark5087292592" text:key1="annotation"/>Sequence<text:alphabetical-index-mark-end text:id="IMark5087292592"/></text:p>
      <text:p text:style-name="P2">{</text:p>
      <text:p text:style-name="P2"><text:s text:c="4"/>/** The symbolic name of the datastore <text:alphabetical-index-mark-start text:id="IMark5087292592" text:key1="annotation"/>sequence<text:alphabetical-index-mark-end text:id="IMark5087292592"/>. </text:p>
      <text:p text:style-name="P2"><text:s text:c="5"/>* @return the name of the <text:alphabetical-index-mark-start text:id="IMark5087292592" text:key1="annotation"/>sequence<text:alphabetical-index-mark-end text:id="IMark5087292592"/></text:p>
      <text:p text:style-name="P2"><text:s text:c="5"/>*/</text:p>
      <text:p text:style-name="P2"><text:s text:c="4"/>String name();</text:p>
      <text:p text:style-name="P2"/>
      <text:p text:style-name="P2"><text:s text:c="4"/>/** Strategy for the <text:alphabetical-index-mark-start text:id="IMark5087292592" text:key1="annotation"/>sequence<text:alphabetical-index-mark-end text:id="IMark5087292592"/>. </text:p>
      <text:p text:style-name="P2"><text:s text:c="5"/>* @return the strategy for the <text:alphabetical-index-mark-start text:id="IMark5087292592" text:key1="annotation"/>sequence<text:alphabetical-index-mark-end text:id="IMark5087292592"/></text:p>
      <text:p text:style-name="P2"><text:s text:c="5"/>*/</text:p>
      <text:p text:style-name="P2"><text:s text:c="4"/><text:alphabetical-index-mark-start text:id="IMark5087292592" text:key1="enum"/>SequenceStrategy<text:alphabetical-index-mark-end text:id="IMark5087292592"/> strategy();</text:p>
      <text:p text:style-name="P2"/>
      <text:p text:style-name="P2"><text:s text:c="4"/>/** Name of the <text:alphabetical-index-mark-start text:id="IMark5087292592" text:key1="annotation"/>sequence<text:alphabetical-index-mark-end text:id="IMark5087292592"/> in the datastore. </text:p>
      <text:p text:style-name="P2"><text:s text:c="5"/>* @return the name of the datastore <text:alphabetical-index-mark-start text:id="IMark5087292592" text:key1="annotation"/>sequence<text:alphabetical-index-mark-end text:id="IMark5087292592"/></text:p>
      <text:p text:style-name="P2"><text:s text:c="5"/>*/</text:p>
      <text:p text:style-name="P2"><text:s text:c="4"/>String datastoreSequence() default ““;</text:p>
      <text:p text:style-name="P2"/>
      <text:p text:style-name="P2"><text:s text:c="4"/>/** Name of a factory class for generating the <text:alphabetical-index-mark-start text:id="IMark5087292592" text:key1="annotation"/>sequence<text:alphabetical-index-mark-end text:id="IMark5087292592"/> values. </text:p>
      <text:p text:style-name="P2"><text:s text:c="5"/>* @return the name of the factory class for the <text:alphabetical-index-mark-start text:id="IMark5087292592" text:key1="annotation"/>sequence<text:alphabetical-index-mark-end text:id="IMark5087292592"/></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5087292592" text:key1="annotation"/>extensions<text:alphabetical-index-mark-end text:id="IMark5087292592"/> for this <text:alphabetical-index-mark-start text:id="IMark5087292112" text:key1="annotation"/>sequence<text:alphabetical-index-mark-end text:id="IMark5087292112"/>. </text:p>
      <text:p text:style-name="P2"><text:s text:c="5"/>* @return vendor <text:alphabetical-index-mark-start text:id="IMark5087292112" text:key1="annotation"/>extensions<text:alphabetical-index-mark-end text:id="IMark5087292112"/></text:p>
      <text:p text:style-name="P2"><text:s text:c="5"/>*/</text:p>
      <text:p text:style-name="P2"><text:s text:c="4"/><text:alphabetical-index-mark-start text:id="IMark5087292112" text:key1="annotation"/>Extension<text:alphabetical-index-mark-end text:id="IMark5087292112"/>[] <text:alphabetical-index-mark-start text:id="IMark5087292592" text:key1="annotation"/>extensions<text:alphabetical-index-mark-end text:id="IMark5087292592"/>() default {};</text:p>
      <text:p text:style-name="P2">}</text:p>
      <text:p text:style-name="P2"/>
      <text:h text:style-name="P27" text:outline-level="3"><text:alphabetical-index-mark-start text:id="IMark5087292592" text:key1="enum"/>SequenceStrategy<text:alphabetical-index-mark-end text:id="IMark5087292592"/> Enum</text:h>
      <text:p text:style-name="P2"/>
      <text:p text:style-name="P2">public enum <text:alphabetical-index-mark-start text:id="IMark5087292592" text:key1="enum"/>SequenceStrategy<text:alphabetical-index-mark-end text:id="IMark5087292592"/></text:p>
      <text:p text:style-name="P2">{</text:p>
      <text:p text:style-name="P2"><text:s text:c="4"/>NONTRANSACTIONAL,</text:p>
      <text:p text:style-name="P2"><text:s text:c="4"/>CONTIGUOUS,</text:p>
      <text:p text:style-name="P2"><text:s text:c="4"/>NONCONTIGUOUS</text:p>
      <text:p text:style-name="P2">}</text:p>
      <text:p text:style-name="P2"/>
      <text:h text:style-name="P27" text:outline-level="3"><text:soft-page-break/><text:alphabetical-index-mark-start text:id="IMark5087292592" text:key1="annotation"/>Serialized<text:alphabetical-index-mark-end text:id="IMark5087292592"/> Annotation</text:h>
      <text:p text:style-name="P2">@Target({ElementType.ANNOTATION_TYPE, ElementType.FIELD, ElementType.METHOD}) </text:p>
      <text:p text:style-name="P2">@Retention(RetentionPolicy.RUNTIME)</text:p>
      <text:p text:style-name="P2">public @interface <text:alphabetical-index-mark-start text:id="IMark5087292592" text:key1="annotation"/>Serialized<text:alphabetical-index-mark-end text:id="IMark5087292592"/></text:p>
      <text:p text:style-name="P2">{</text:p>
      <text:p text:style-name="P2">}</text:p>
      <text:p text:style-name="P2"/>
      <text:h text:style-name="P27" text:outline-level="3"><text:alphabetical-index-mark-start text:id="IMark5087292592" text:key1="annotation"/>Transactional<text:alphabetical-index-mark-end text:id="IMark5087292592"/> Annotation</text:h>
      <text:p text:style-name="P2">@Target({ElementType.ANNOTATION_TYPE, ElementType.FIELD, ElementType.METHOD}) </text:p>
      <text:p text:style-name="P2">@Retention(RetentionPolicy.RUNTIME)</text:p>
      <text:p text:style-name="P2">public @interface <text:alphabetical-index-mark-start text:id="IMark5087292592" text:key1="annotation"/>Transactional<text:alphabetical-index-mark-end text:id="IMark5087292592"/></text:p>
      <text:p text:style-name="P2">{</text:p>
      <text:p text:style-name="P2">}</text:p>
      <text:p text:style-name="P2"/>
      <text:h text:style-name="P27" text:outline-level="3"><text:alphabetical-index-mark-start text:id="IMark5087292592" text:key1="annotation"/>Unique<text:alphabetical-index-mark-end text:id="IMark5087292592"/>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5087292592" text:key1="annotation"/>Unique<text:alphabetical-index-mark-end text:id="IMark5087292592"/></text:p>
      <text:p text:style-name="P2">{</text:p>
      <text:p text:style-name="P2"><text:s text:c="4"/>/** Name of the <text:alphabetical-index-mark-start text:id="IMark5087292592" text:key1="annotation"/>unique<text:alphabetical-index-mark-end text:id="IMark5087292592"/> constraint.</text:p>
      <text:p text:style-name="P2"><text:s text:c="5"/>* @return the name of the <text:alphabetical-index-mark-start text:id="IMark5087292592" text:key1="annotation"/>unique<text:alphabetical-index-mark-end text:id="IMark5087292592"/> constraint</text:p>
      <text:p text:style-name="P2"><text:s text:c="5"/>*/</text:p>
      <text:p text:style-name="P2"><text:s text:c="4"/>String name() default ““;</text:p>
      <text:p text:style-name="P2"/>
      <text:p text:style-name="P2"><text:s text:c="4"/>/** Table for the <text:alphabetical-index-mark-start text:id="IMark5087292592" text:key1="annotation"/>unique<text:alphabetical-index-mark-end text:id="IMark5087292592"/> constraint. This is needed iff annotating a type </text:p>
      <text:p text:style-name="P2"><text:s text:c="5"/>* where this <text:alphabetical-index-mark-start text:id="IMark5087292592" text:key1="annotation"/>unique<text:alphabetical-index-mark-end text:id="IMark5087292592"/> constraint is not for the primary table for </text:p>
      <text:p text:style-name="P2"><text:s text:c="5"/>* the <text:alphabetical-index-mark-start text:id="IMark5087292592" text:key1="enum"/>persistent<text:alphabetical-index-mark-end text:id="IMark5087292592"/> class or interface.</text:p>
      <text:p text:style-name="P2"><text:s text:c="5"/>* @return the table on which the <text:alphabetical-index-mark-start text:id="IMark5087292592" text:key1="annotation"/>unique<text:alphabetical-index-mark-end text:id="IMark5087292592"/> constraint is defined</text:p>
      <text:p text:style-name="P2"><text:s text:c="5"/>*/</text:p>
      <text:p text:style-name="P2"><text:s text:c="4"/>String table() default ““;</text:p>
      <text:p text:style-name="P2"/>
      <text:p text:style-name="P2"><text:s text:c="4"/>/** Whether this <text:alphabetical-index-mark-start text:id="IMark5087292592" text:key1="annotation"/>unique<text:alphabetical-index-mark-end text:id="IMark5087292592"/> constraint is deferred until commit.</text:p>
      <text:p text:style-name="P2"><text:s text:c="5"/>* @return whether this <text:alphabetical-index-mark-start text:id="IMark5087292592" text:key1="annotation"/>unique<text:alphabetical-index-mark-end text:id="IMark5087292592"/>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5087292592" text:key1="annotation"/>unique<text:alphabetical-index-mark-end text:id="IMark5087292592"/> constraint.</text:p>
      <text:p text:style-name="P2"><text:s text:c="5"/>* @return member names that compose this <text:alphabetical-index-mark-start text:id="IMark5087292592" text:key1="annotation"/>unique<text:alphabetical-index-mark-end text:id="IMark5087292592"/> constraint</text:p>
      <text:p text:style-name="P2"><text:s text:c="5"/>*/</text:p>
      <text:p text:style-name="P2"><text:s text:c="4"/>String[] members() default {};</text:p>
      <text:p text:style-name="P2"/>
      <text:p text:style-name="P2"><text:s text:c="4"/>/** <text:alphabetical-index-mark-start text:id="IMark5087292592" text:key1="annotation"/>Columns<text:alphabetical-index-mark-end text:id="IMark5087292592"/> that compose this <text:alphabetical-index-mark-start text:id="IMark5087292112" text:key1="annotation"/>unique<text:alphabetical-index-mark-end text:id="IMark5087292112"/> constraint.</text:p>
      <text:p text:style-name="P2"><text:s text:c="5"/>* @return <text:alphabetical-index-mark-start text:id="IMark5087292112" text:key1="annotation"/>columns<text:alphabetical-index-mark-end text:id="IMark5087292112"/> that compose this <text:alphabetical-index-mark-start text:id="IMark5087292592" text:key1="annotation"/>unique<text:alphabetical-index-mark-end text:id="IMark5087292592"/> constraint</text:p>
      <text:p text:style-name="P2"><text:s text:c="5"/>*/</text:p>
      <text:p text:style-name="P2"><text:s text:c="4"/><text:alphabetical-index-mark-start text:id="IMark5087292592" text:key1="annotation"/>Column<text:alphabetical-index-mark-end text:id="IMark5087292592"/>[] <text:alphabetical-index-mark-start text:id="IMark5087292112" text:key1="annotation"/>columns<text:alphabetical-index-mark-end text:id="IMark5087292112"/>() default {};</text:p>
      <text:p text:style-name="P2"/>
      <text:p text:style-name="P2"><text:s text:c="4"/>/** Vendor <text:alphabetical-index-mark-start text:id="IMark5087292112" text:key1="annotation"/>extensions<text:alphabetical-index-mark-end text:id="IMark5087292112"/>.</text:p>
      <text:p text:style-name="P2"><text:s text:c="5"/>* @return the vendor <text:alphabetical-index-mark-start text:id="IMark5087292112" text:key1="annotation"/>extensions<text:alphabetical-index-mark-end text:id="IMark5087292112"/></text:p>
      <text:p text:style-name="P2"><text:s text:c="5"/>*/</text:p>
      <text:p text:style-name="P2"><text:s text:c="4"/><text:alphabetical-index-mark-start text:id="IMark5087292112" text:key1="annotation"/>Extension<text:alphabetical-index-mark-end text:id="IMark5087292112"/>[] <text:alphabetical-index-mark-start text:id="IMark5087292592" text:key1="annotation"/>extensions<text:alphabetical-index-mark-end text:id="IMark5087292592"/>() default {};</text:p>
      <text:p text:style-name="P2">}</text:p>
      <text:p text:style-name="P2"><text:soft-page-break/></text:p>
      <text:h text:style-name="P27" text:outline-level="3"><text:alphabetical-index-mark-start text:id="IMark5087292592" text:key1="annotation"/>Uniques<text:alphabetical-index-mark-end text:id="IMark5087292592"/> Annotation</text:h>
      <text:p text:style-name="P2">@Target(ElementType.TYPE) </text:p>
      <text:p text:style-name="P2">@Retention(RetentionPolicy.RUNTIME)</text:p>
      <text:p text:style-name="P2">public @interface <text:alphabetical-index-mark-start text:id="IMark5087292592" text:key1="annotation"/>Uniques<text:alphabetical-index-mark-end text:id="IMark5087292592"/></text:p>
      <text:p text:style-name="P2">{</text:p>
      <text:p text:style-name="P2"><text:s text:c="4"/>/**</text:p>
      <text:p text:style-name="P2"><text:s text:c="5"/>* The <text:alphabetical-index-mark-start text:id="IMark5087292592" text:key1="annotation"/>unique<text:alphabetical-index-mark-end text:id="IMark5087292592"/> constraints.</text:p>
      <text:p text:style-name="P2"><text:s text:c="5"/>* @return The <text:alphabetical-index-mark-start text:id="IMark5087292592" text:key1="annotation"/>unique<text:alphabetical-index-mark-end text:id="IMark5087292592"/> constraints</text:p>
      <text:p text:style-name="P2"><text:s text:c="5"/>*/</text:p>
      <text:p text:style-name="P2"><text:s text:c="4"/><text:alphabetical-index-mark-start text:id="IMark5087292592" text:key1="annotation"/>Unique<text:alphabetical-index-mark-end text:id="IMark5087292592"/>[] <text:alphabetical-index-mark-start text:id="IMark5087292112" text:key1="annotation"/>value<text:alphabetical-index-mark-end text:id="IMark5087292112"/>();</text:p>
      <text:p text:style-name="P2">}</text:p>
      <text:p text:style-name="P2"/>
      <text:h text:style-name="P27" text:outline-level="3"><text:alphabetical-index-mark-start text:id="IMark5087292112" text:key1="annotation"/>Value<text:alphabetical-index-mark-end text:id="IMark5087292112"/> Annotation</text:h>
      <text:p text:style-name="P2">@Target({ElementType.ANNOTATION_TYPE, ElementType.FIELD, ElementType.METHOD}) </text:p>
      <text:p text:style-name="P2">@Retention(RetentionPolicy.RUNTIME)</text:p>
      <text:p text:style-name="P2">public @interface <text:alphabetical-index-mark-start text:id="IMark5087292112" text:key1="annotation"/>Value<text:alphabetical-index-mark-end text:id="IMark5087292112"/></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5087292112" text:key1="annotation"/>value<text:alphabetical-index-mark-end text:id="IMark5087292112"/> <text:s/>is to be stored <text:alphabetical-index-mark-start text:id="IMark5087292592" text:key1="annotation"/>serialized<text:alphabetical-index-mark-end text:id="IMark5087292592"/> (into a single <text:alphabetical-index-mark-start text:id="IMark5087292784" text:key1="annotation"/>column<text:alphabetical-index-mark-end text:id="IMark5087292784"/> of a</text:p>
      <text:p text:style-name="P2"><text:s text:c="5"/>* <text:alphabetical-index-mark-start text:id="IMark5087292784" text:key1="annotation"/>join<text:alphabetical-index-mark-end text:id="IMark5087292784"/> table).</text:p>
      <text:p text:style-name="P2"><text:s text:c="5"/>* @return Whether the <text:alphabetical-index-mark-start text:id="IMark5087292784" text:key1="annotation"/>value<text:alphabetical-index-mark-end text:id="IMark5087292784"/> is to be stored <text:alphabetical-index-mark-start text:id="IMark5087292592" text:key1="annotation"/>serialized<text:alphabetical-index-mark-end text:id="IMark5087292592"/> (into a <text:alphabetical-index-mark-start text:id="IMark5087292112" text:key1="annotation"/>join<text:alphabetical-index-mark-end text:id="IMark5087292112"/> table)</text:p>
      <text:p text:style-name="P2"><text:s text:c="5"/>*/</text:p>
      <text:p text:style-name="P2"><text:s text:c="4"/>String <text:alphabetical-index-mark-start text:id="IMark5087293072" text:key1="annotation"/>serialized<text:alphabetical-index-mark-end text:id="IMark5087293072"/>() default ““;</text:p>
      <text:p text:style-name="P2"/>
      <text:p text:style-name="P2"><text:s text:c="4"/>/** Whether this <text:alphabetical-index-mark-start text:id="IMark5087293072" text:key1="annotation"/>value<text:alphabetical-index-mark-end text:id="IMark5087293072"/> is <text:alphabetical-index-mark-start text:id="IMark5087292784" text:key1="annotation"/>embedded<text:alphabetical-index-mark-end text:id="IMark5087292784"/>. </text:p>
      <text:p text:style-name="P2"><text:s text:c="5"/>* @return whether this <text:alphabetical-index-mark-start text:id="IMark5087292784" text:key1="annotation"/>value<text:alphabetical-index-mark-end text:id="IMark5087292784"/> is <text:alphabetical-index-mark-start text:id="IMark5087293072" text:key1="annotation"/>embedded<text:alphabetical-index-mark-end text:id="IMark5087293072"/></text:p>
      <text:p text:style-name="P2"><text:s text:c="5"/>*/</text:p>
      <text:p text:style-name="P2"><text:s text:c="4"/>String <text:alphabetical-index-mark-start text:id="IMark5087293072" text:key1="annotation"/>embedded<text:alphabetical-index-mark-end text:id="IMark5087293072"/>() default ““;</text:p>
      <text:p text:style-name="P2"/>
      <text:p text:style-name="P2"><text:s text:c="4"/>/**</text:p>
      <text:p text:style-name="P2"><text:s text:c="5"/>* The <text:alphabetical-index-mark-start text:id="IMark5087293072" text:key1="annotation"/>embedded<text:alphabetical-index-mark-end text:id="IMark5087293072"/> mapping for the <text:alphabetical-index-mark-start text:id="IMark5087292784" text:key1="annotation"/>value<text:alphabetical-index-mark-end text:id="IMark5087292784"/>.</text:p>
      <text:p text:style-name="P2"><text:s text:c="5"/>* @return the <text:alphabetical-index-mark-start text:id="IMark5087292784" text:key1="annotation"/>embedded<text:alphabetical-index-mark-end text:id="IMark5087292784"/> mapping for the <text:alphabetical-index-mark-start text:id="IMark5087293072" text:key1="annotation"/>value<text:alphabetical-index-mark-end text:id="IMark5087293072"/></text:p>
      <text:p text:style-name="P2"><text:s text:c="5"/>*/</text:p>
      <text:p text:style-name="P2"><text:s text:c="4"/><text:alphabetical-index-mark-start text:id="IMark5087293072" text:key1="annotation"/>Embedded<text:alphabetical-index-mark-end text:id="IMark5087293072"/>[] embeddedMapping() default {};</text:p>
      <text:p text:style-name="P2"/>
      <text:p text:style-name="P2"><text:s text:c="4"/>/**</text:p>
      <text:p text:style-name="P2"><text:s text:c="5"/>* Whether the <text:alphabetical-index-mark-start text:id="IMark5087293072" text:key1="annotation"/>value<text:alphabetical-index-mark-end text:id="IMark5087293072"/> is dependent on the owner (and will be deleted </text:p>
      <text:p text:style-name="P2"><text:s text:c="5"/>* when the owner is deleted).</text:p>
      <text:p text:style-name="P2"><text:s text:c="5"/>* @return whether the <text:alphabetical-index-mark-start text:id="IMark5087293072" text:key1="annotation"/>value<text:alphabetical-index-mark-end text:id="IMark508729307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087293072" text:key1="annotation"/>value<text:alphabetical-index-mark-end text:id="IMark5087293072"/>.</text:p>
      <text:p text:style-name="P2"><text:soft-page-break/><text:s text:c="5"/>* @return the name of the table for the <text:alphabetical-index-mark-start text:id="IMark5087293072" text:key1="annotation"/>value<text:alphabetical-index-mark-end text:id="IMark5087293072"/></text:p>
      <text:p text:style-name="P2"><text:s text:c="5"/>*/</text:p>
      <text:p text:style-name="P2"><text:s text:c="4"/>String table() default ““;</text:p>
      <text:p text:style-name="P2"/>
      <text:p text:style-name="P2"><text:s text:c="4"/>/**</text:p>
      <text:p text:style-name="P2"><text:s text:c="5"/>* Name of the <text:alphabetical-index-mark-start text:id="IMark5087293072" text:key1="annotation"/>column<text:alphabetical-index-mark-end text:id="IMark5087293072"/> to store the <text:alphabetical-index-mark-start text:id="IMark5087292784" text:key1="annotation"/>value<text:alphabetical-index-mark-end text:id="IMark5087292784"/> in.</text:p>
      <text:p text:style-name="P2"><text:s text:c="5"/>* @return the name of the <text:alphabetical-index-mark-start text:id="IMark5087292784" text:key1="annotation"/>column<text:alphabetical-index-mark-end text:id="IMark5087292784"/> to store the <text:alphabetical-index-mark-start text:id="IMark5087293072" text:key1="annotation"/>value<text:alphabetical-index-mark-end text:id="IMark5087293072"/> in</text:p>
      <text:p text:style-name="P2"><text:s text:c="5"/>*/</text:p>
      <text:p text:style-name="P2"><text:s text:c="4"/>String <text:alphabetical-index-mark-start text:id="IMark5087293072" text:key1="annotation"/>column<text:alphabetical-index-mark-end text:id="IMark5087293072"/>() default ““;</text:p>
      <text:p text:style-name="P2"/>
      <text:p text:style-name="P2"><text:s text:c="4"/>/**</text:p>
      <text:p text:style-name="P2"><text:s text:c="5"/>* Delete action to apply to any foreign <text:alphabetical-index-mark-start text:id="IMark5087293072" text:key1="annotation"/>key<text:alphabetical-index-mark-end text:id="IMark5087293072"/> for the <text:alphabetical-index-mark-start text:id="IMark5087292784" text:key1="annotation"/>value<text:alphabetical-index-mark-end text:id="IMark5087292784"/>.</text:p>
      <text:p text:style-name="P2"><text:s text:c="5"/>* @return delete action to apply to any foreign <text:alphabetical-index-mark-start text:id="IMark5087292784" text:key1="annotation"/>key<text:alphabetical-index-mark-end text:id="IMark5087292784"/> for the <text:alphabetical-index-mark-start text:id="IMark5087293072" text:key1="annotation"/>value<text:alphabetical-index-mark-end text:id="IMark5087293072"/></text:p>
      <text:p text:style-name="P2"><text:s text:c="5"/>*/</text:p>
      <text:p text:style-name="P2"><text:s text:c="4"/><text:alphabetical-index-mark-start text:id="IMark5087293072" text:key1="annotation"/>ForeignKeyAction<text:alphabetical-index-mark-end text:id="IMark5087293072"/> deleteAction() default <text:alphabetical-index-mark-start text:id="IMark5087292784" text:key1="annotation"/>ForeignKeyAction<text:alphabetical-index-mark-end text:id="IMark5087292784"/>.UNSPECIFIED;</text:p>
      <text:p text:style-name="P2"/>
      <text:p text:style-name="P2"><text:s text:c="4"/>/**</text:p>
      <text:p text:style-name="P2"><text:s text:c="5"/>* Update action to apply to any foreign <text:alphabetical-index-mark-start text:id="IMark5087292784" text:key1="annotation"/>key<text:alphabetical-index-mark-end text:id="IMark5087292784"/> for the <text:alphabetical-index-mark-start text:id="IMark5087293072" text:key1="annotation"/>value<text:alphabetical-index-mark-end text:id="IMark5087293072"/>.</text:p>
      <text:p text:style-name="P2"><text:s text:c="5"/>* @return update action to apply to any foreign <text:alphabetical-index-mark-start text:id="IMark5087293072" text:key1="annotation"/>key<text:alphabetical-index-mark-end text:id="IMark5087293072"/> for the <text:alphabetical-index-mark-start text:id="IMark5087292784" text:key1="annotation"/>value<text:alphabetical-index-mark-end text:id="IMark5087292784"/></text:p>
      <text:p text:style-name="P2"><text:s text:c="5"/>*/</text:p>
      <text:p text:style-name="P2"><text:s text:c="4"/><text:alphabetical-index-mark-start text:id="IMark5087292784" text:key1="annotation"/>ForeignKeyAction<text:alphabetical-index-mark-end text:id="IMark5087292784"/> updateAction() default <text:alphabetical-index-mark-start text:id="IMark5087293072" text:key1="annotation"/>ForeignKeyAction<text:alphabetical-index-mark-end text:id="IMark5087293072"/>.UNSPECIFIED;</text:p>
      <text:p text:style-name="P2"/>
      <text:p text:style-name="P2"><text:s text:c="4"/>/**</text:p>
      <text:p text:style-name="P2"><text:s text:c="5"/>* Whether the <text:alphabetical-index-mark-start text:id="IMark5087293072" text:key1="annotation"/>value<text:alphabetical-index-mark-end text:id="IMark5087293072"/> <text:alphabetical-index-mark-start text:id="IMark5087292784" text:key1="annotation"/>column<text:alphabetical-index-mark-end text:id="IMark5087292784"/>(s) should be indexed.</text:p>
      <text:p text:style-name="P2"><text:s text:c="5"/>* @return whether the <text:alphabetical-index-mark-start text:id="IMark5087292784" text:key1="annotation"/>value<text:alphabetical-index-mark-end text:id="IMark5087292784"/> <text:alphabetical-index-mark-start text:id="IMark5087293072" text:key1="annotation"/>column<text:alphabetical-index-mark-end text:id="IMark5087293072"/>(s) should be indexed.</text:p>
      <text:p text:style-name="P2"><text:s text:c="5"/>*/</text:p>
      <text:p text:style-name="P2"><text:s text:c="4"/>String indexed() default ““;</text:p>
      <text:p text:style-name="P2"/>
      <text:p text:style-name="P2"><text:s text:c="4"/>/** The name of the <text:alphabetical-index-mark-start text:id="IMark5087293072" text:key1="annotation"/>index<text:alphabetical-index-mark-end text:id="IMark5087293072"/> to generate. </text:p>
      <text:p text:style-name="P2"><text:s text:c="5"/>* @return the name of the <text:alphabetical-index-mark-start text:id="IMark5087293072" text:key1="annotation"/>index<text:alphabetical-index-mark-end text:id="IMark5087293072"/></text:p>
      <text:p text:style-name="P2"><text:s text:c="5"/>*/</text:p>
      <text:p text:style-name="P2"><text:s text:c="4"/>String <text:alphabetical-index-mark-start text:id="IMark5087293072" text:key1="annotation"/>index<text:alphabetical-index-mark-end text:id="IMark5087293072"/>() default ““;</text:p>
      <text:p text:style-name="P2"/>
      <text:p text:style-name="P2"><text:s text:c="4"/>/**</text:p>
      <text:p text:style-name="P2"><text:s text:c="5"/>* Whether the <text:alphabetical-index-mark-start text:id="IMark5087293072" text:key1="annotation"/>element<text:alphabetical-index-mark-end text:id="IMark5087293072"/> <text:alphabetical-index-mark-start text:id="IMark5087292784" text:key1="annotation"/>column<text:alphabetical-index-mark-end text:id="IMark5087292784"/>(s) contents should be considered <text:alphabetical-index-mark-start text:id="IMark5087292112" text:key1="annotation"/>unique<text:alphabetical-index-mark-end text:id="IMark5087292112"/></text:p>
      <text:p text:style-name="P2"><text:s text:c="5"/>* @return whether the <text:alphabetical-index-mark-start text:id="IMark5087292112" text:key1="annotation"/>element<text:alphabetical-index-mark-end text:id="IMark5087292112"/> <text:alphabetical-index-mark-start text:id="IMark5087292784" text:key1="annotation"/>column<text:alphabetical-index-mark-end text:id="IMark5087292784"/>(s) contents should be considered <text:alphabetical-index-mark-start text:id="IMark5087293072" text:key1="annotation"/>unique<text:alphabetical-index-mark-end text:id="IMark5087293072"/></text:p>
      <text:p text:style-name="P2"><text:s text:c="5"/>*/</text:p>
      <text:p text:style-name="P2"><text:s text:c="4"/>String <text:alphabetical-index-mark-start text:id="IMark5087293072" text:key1="annotation"/>unique<text:alphabetical-index-mark-end text:id="IMark5087293072"/>() default ““;</text:p>
      <text:p text:style-name="P2"/>
      <text:p text:style-name="P2"><text:s text:c="4"/>/**</text:p>
      <text:p text:style-name="P2"><text:s text:c="5"/>* The name of the <text:alphabetical-index-mark-start text:id="IMark5087293072" text:key1="annotation"/>unique<text:alphabetical-index-mark-end text:id="IMark5087293072"/> <text:alphabetical-index-mark-start text:id="IMark5087292784" text:key1="annotation"/>key<text:alphabetical-index-mark-end text:id="IMark5087292784"/> constraint to generate.</text:p>
      <text:p text:style-name="P2"><text:s text:c="5"/>* @return the name of the <text:alphabetical-index-mark-start text:id="IMark5087292784" text:key1="annotation"/>unique<text:alphabetical-index-mark-end text:id="IMark5087292784"/> <text:alphabetical-index-mark-start text:id="IMark5087293072" text:key1="annotation"/>key<text:alphabetical-index-mark-end text:id="IMark5087293072"/>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087293072" text:key1="annotation"/>key<text:alphabetical-index-mark-end text:id="IMark5087293072"/> class where this <text:alphabetical-index-mark-start text:id="IMark5087292784" text:key1="annotation"/>value<text:alphabetical-index-mark-end text:id="IMark5087292784"/> is stored.</text:p>
      <text:p text:style-name="P2"><text:s text:c="5"/>* @return the name of a member in the <text:alphabetical-index-mark-start text:id="IMark5087292784" text:key1="annotation"/>key<text:alphabetical-index-mark-end text:id="IMark5087292784"/> class where this <text:alphabetical-index-mark-start text:id="IMark5087293072" text:key1="annotation"/>value<text:alphabetical-index-mark-end text:id="IMark5087293072"/> is stored</text:p>
      <text:p text:style-name="P2"><text:s text:c="5"/>*/</text:p>
      <text:p text:style-name="P2"><text:s text:c="4"/>String mappedBy() default ““;</text:p>
      <text:p text:style-name="P2"/>
      <text:p text:style-name="P2"><text:s text:c="4"/>/**</text:p>
      <text:p text:style-name="P2"><text:s text:c="5"/>* The <text:alphabetical-index-mark-start text:id="IMark5087293072" text:key1="annotation"/>column<text:alphabetical-index-mark-end text:id="IMark5087293072"/>(s) for the <text:alphabetical-index-mark-start text:id="IMark5087292784" text:key1="annotation"/>value<text:alphabetical-index-mark-end text:id="IMark5087292784"/>.</text:p>
      <text:p text:style-name="P2"><text:s text:c="5"/>* @return the <text:alphabetical-index-mark-start text:id="IMark5087292784" text:key1="annotation"/>column<text:alphabetical-index-mark-end text:id="IMark5087292784"/>(s) for the <text:alphabetical-index-mark-start text:id="IMark5087293072" text:key1="annotation"/>value<text:alphabetical-index-mark-end text:id="IMark5087293072"/></text:p>
      <text:p text:style-name="P2"><text:s text:c="5"/>*/</text:p>
      <text:p text:style-name="P2"><text:s text:c="4"/><text:alphabetical-index-mark-start text:id="IMark5087293072" text:key1="annotation"/>Column<text:alphabetical-index-mark-end text:id="IMark5087293072"/>[] <text:alphabetical-index-mark-start text:id="IMark5087292784" text:key1="annotation"/>columns<text:alphabetical-index-mark-end text:id="IMark5087292784"/>() default {};</text:p>
      <text:p text:style-name="P2"><text:soft-page-break/></text:p>
      <text:p text:style-name="P2"><text:s text:c="4"/>/** Generate or assume a foreign <text:alphabetical-index-mark-start text:id="IMark5087292784" text:key1="annotation"/>key<text:alphabetical-index-mark-end text:id="IMark5087292784"/> constraint exists on the <text:alphabetical-index-mark-start text:id="IMark5087293072" text:key1="annotation"/>column<text:alphabetical-index-mark-end text:id="IMark5087293072"/></text:p>
      <text:p text:style-name="P2"><text:s text:c="5"/>* or <text:alphabetical-index-mark-start text:id="IMark5087293072" text:key1="annotation"/>columns<text:alphabetical-index-mark-end text:id="IMark5087293072"/> associated with this <text:alphabetical-index-mark-start text:id="IMark5087292784" text:key1="annotation"/>join<text:alphabetical-index-mark-end text:id="IMark5087292784"/>. Specify “true” or “false”.</text:p>
      <text:p text:style-name="P2"><text:s text:c="5"/>* @return whether to generate or assume a foreign <text:alphabetical-index-mark-start text:id="IMark5087292784" text:key1="annotation"/>key<text:alphabetical-index-mark-end text:id="IMark5087292784"/> constraint</text:p>
      <text:p text:style-name="P2"><text:s text:c="5"/>*/</text:p>
      <text:p text:style-name="P2"><text:s text:c="4"/>String generateForeignKey() default ““;</text:p>
      <text:p text:style-name="P2"/>
      <text:p text:style-name="P2"><text:s text:c="4"/>/** Name for a generated foreign <text:alphabetical-index-mark-start text:id="IMark5087292784" text:key1="annotation"/>key<text:alphabetical-index-mark-end text:id="IMark5087292784"/> constraint.</text:p>
      <text:p text:style-name="P2"><text:s text:c="5"/>* @return the name of the generated foreign <text:alphabetical-index-mark-start text:id="IMark5087292784" text:key1="annotation"/>key<text:alphabetical-index-mark-end text:id="IMark5087292784"/> constraint</text:p>
      <text:p text:style-name="P2"><text:s text:c="5"/>*/</text:p>
      <text:p text:style-name="P2"><text:s text:c="4"/>String <text:alphabetical-index-mark-start text:id="IMark5087292784" text:key1="annotation"/>foreignKey<text:alphabetical-index-mark-end text:id="IMark5087292784"/>() default ““;</text:p>
      <text:p text:style-name="P2"/>
      <text:p text:style-name="P2"><text:s text:c="4"/>/** Vendor <text:alphabetical-index-mark-start text:id="IMark5087292784" text:key1="annotation"/>extensions<text:alphabetical-index-mark-end text:id="IMark5087292784"/>.</text:p>
      <text:p text:style-name="P2"><text:s text:c="5"/>* @return the vendor <text:alphabetical-index-mark-start text:id="IMark5087292784" text:key1="annotation"/>extensions<text:alphabetical-index-mark-end text:id="IMark5087292784"/></text:p>
      <text:p text:style-name="P2"><text:s text:c="5"/>*/</text:p>
      <text:p text:style-name="P2"><text:s text:c="4"/><text:alphabetical-index-mark-start text:id="IMark5087292784" text:key1="annotation"/>Extension<text:alphabetical-index-mark-end text:id="IMark5087292784"/>[] <text:alphabetical-index-mark-start text:id="IMark5087293072" text:key1="annotation"/>extensions<text:alphabetical-index-mark-end text:id="IMark5087293072"/>() default {};</text:p>
      <text:p text:style-name="P2">}</text:p>
      <text:p text:style-name="P2"/>
      <text:h text:style-name="P27" text:outline-level="3"><text:alphabetical-index-mark-start text:id="IMark5087293072" text:key1="annotation"/>Version<text:alphabetical-index-mark-end text:id="IMark5087293072"/> Annotation</text:h>
      <text:p text:style-name="P2">@Target(ElementType.TYPE) </text:p>
      <text:p text:style-name="P2">@Retention(RetentionPolicy.RUNTIME)</text:p>
      <text:p text:style-name="P2">public @interface <text:alphabetical-index-mark-start text:id="IMark5087293072" text:key1="annotation"/>Version<text:alphabetical-index-mark-end text:id="IMark5087293072"/></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5087293072" text:key1="enum"/>VersionStrategy<text:alphabetical-index-mark-end text:id="IMark5087293072"/> strategy() default <text:alphabetical-index-mark-start text:id="IMark5087292784" text:key1="enum"/>VersionStrategy<text:alphabetical-index-mark-end text:id="IMark5087292784"/>.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5087292784" text:key1="annotation"/>column<text:alphabetical-index-mark-end text:id="IMark5087292784"/> for the <text:alphabetical-index-mark-start text:id="IMark5087293072" text:key1="annotation"/>version<text:alphabetical-index-mark-end text:id="IMark5087293072"/>.</text:p>
      <text:p text:style-name="P2"><text:s text:c="5"/>* @return the name of the <text:alphabetical-index-mark-start text:id="IMark5087293072" text:key1="annotation"/>column<text:alphabetical-index-mark-end text:id="IMark5087293072"/> for the <text:alphabetical-index-mark-start text:id="IMark5087292784" text:key1="annotation"/>version<text:alphabetical-index-mark-end text:id="IMark5087292784"/></text:p>
      <text:p text:style-name="P2"><text:s text:c="5"/>*/</text:p>
      <text:p text:style-name="P2"><text:s text:c="4"/>String <text:alphabetical-index-mark-start text:id="IMark5087292784" text:key1="annotation"/>column<text:alphabetical-index-mark-end text:id="IMark5087292784"/>() default ““;</text:p>
      <text:p text:style-name="P2"/>
      <text:p text:style-name="P2"><text:s text:c="4"/>/**</text:p>
      <text:p text:style-name="P2"><text:s text:c="5"/>* Whether the <text:alphabetical-index-mark-start text:id="IMark5087292784" text:key1="annotation"/>version<text:alphabetical-index-mark-end text:id="IMark5087292784"/> <text:alphabetical-index-mark-start text:id="IMark5087293072" text:key1="annotation"/>column<text:alphabetical-index-mark-end text:id="IMark5087293072"/>(s) is(are) indexed.</text:p>
      <text:p text:style-name="P2"><text:s text:c="5"/>* @return whether the <text:alphabetical-index-mark-start text:id="IMark5087293072" text:key1="annotation"/>version<text:alphabetical-index-mark-end text:id="IMark5087293072"/> <text:alphabetical-index-mark-start text:id="IMark5087292784" text:key1="annotation"/>column<text:alphabetical-index-mark-end text:id="IMark5087292784"/>(s) is(are) indexed</text:p>
      <text:p text:style-name="P2"><text:s text:c="5"/>*/</text:p>
      <text:p text:style-name="P2"><text:s text:c="4"/>String indexed() default ““;</text:p>
      <text:p text:style-name="P2"/>
      <text:p text:style-name="P2"><text:s text:c="4"/>/**</text:p>
      <text:p text:style-name="P2"><text:s text:c="5"/>* The <text:alphabetical-index-mark-start text:id="IMark5087292784" text:key1="annotation"/>column<text:alphabetical-index-mark-end text:id="IMark5087292784"/>(s) making up the <text:alphabetical-index-mark-start text:id="IMark5087293072" text:key1="annotation"/>version<text:alphabetical-index-mark-end text:id="IMark5087293072"/>.</text:p>
      <text:p text:style-name="P2"><text:s text:c="5"/>* @return the <text:alphabetical-index-mark-start text:id="IMark5087293072" text:key1="annotation"/>column<text:alphabetical-index-mark-end text:id="IMark5087293072"/>(s) making up the <text:alphabetical-index-mark-start text:id="IMark5087292784" text:key1="annotation"/>version<text:alphabetical-index-mark-end text:id="IMark5087292784"/></text:p>
      <text:p text:style-name="P2"><text:s text:c="5"/>*/</text:p>
      <text:p text:style-name="P2"><text:s text:c="4"/><text:alphabetical-index-mark-start text:id="IMark5087292784" text:key1="annotation"/>Column<text:alphabetical-index-mark-end text:id="IMark5087292784"/>[] <text:alphabetical-index-mark-start text:id="IMark5087293072" text:key1="annotation"/>columns<text:alphabetical-index-mark-end text:id="IMark5087293072"/>() default {};</text:p>
      <text:p text:style-name="P2"/>
      <text:p text:style-name="P2"><text:soft-page-break/><text:s text:c="4"/>/** Vendor <text:alphabetical-index-mark-start text:id="IMark5087293072" text:key1="annotation"/>extensions<text:alphabetical-index-mark-end text:id="IMark5087293072"/>. </text:p>
      <text:p text:style-name="P2"><text:s text:c="5"/>* @return the vendor <text:alphabetical-index-mark-start text:id="IMark5087293072" text:key1="annotation"/>extensions<text:alphabetical-index-mark-end text:id="IMark5087293072"/></text:p>
      <text:p text:style-name="P2"><text:s text:c="5"/>*/</text:p>
      <text:p text:style-name="P2"><text:s text:c="4"/><text:alphabetical-index-mark-start text:id="IMark5087293072" text:key1="annotation"/>Extension<text:alphabetical-index-mark-end text:id="IMark5087293072"/>[] <text:alphabetical-index-mark-start text:id="IMark5087292784" text:key1="annotation"/>extensions<text:alphabetical-index-mark-end text:id="IMark5087292784"/>() default {};</text:p>
      <text:p text:style-name="P2">}</text:p>
      <text:p text:style-name="P2"/>
      <text:h text:style-name="P27" text:outline-level="3"><text:alphabetical-index-mark-start text:id="IMark5087292784" text:key1="enum"/>VersionStrategy<text:alphabetical-index-mark-end text:id="IMark5087292784"/> Enum</text:h>
      <text:p text:style-name="P2"/>
      <text:p text:style-name="P2">public enum <text:alphabetical-index-mark-start text:id="IMark5087292784" text:key1="enum"/>VersionStrategy<text:alphabetical-index-mark-end text:id="IMark5087292784"/></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5087292784" text:key1="annotation"/>VERSION<text:alphabetical-index-mark-end text:id="IMark5087292784"/>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5087292784" text:key1="annotation"/>Column<text:alphabetical-index-mark-end text:id="IMark5087292784"/></text:p>
          </table:table-cell>
          <table:table-cell table:style-name="Table1.B2" office:value-type="string">
            <text:p text:style-name="P10"><text:alphabetical-index-mark-start text:id="IMark5087292784" text:key1="annotation"/>element<text:alphabetical-index-mark-end text:id="IMark5087292784"/></text:p>
            <text:p text:style-name="P11"><text:alphabetical-index-mark-start text:id="IMark5087292784" text:key1="annotation"/>column<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Columns<text:alphabetical-index-mark-end text:id="IMark5087292784"/></text:p>
          </table:table-cell>
          <table:table-cell table:style-name="Table1.B2" office:value-type="string">
            <text:p text:style-name="P10"><text:alphabetical-index-mark-start text:id="IMark5087292784" text:key1="annotation"/>element<text:alphabetical-index-mark-end text:id="IMark5087292784"/></text:p>
            <text:p text:style-name="P11"><text:alphabetical-index-mark-start text:id="IMark5087292784" text:key1="annotation"/>column<text:alphabetical-index-mark-end text:id="IMark5087292784"/></text:p>
          </table:table-cell>
          <table:table-cell table:style-name="Table1.B2" office:value-type="string">
            <text:p text:style-name="P8">Used for multiple <text:alphabetical-index-mark-start text:id="IMark5087292784" text:key1="annotation"/>Column<text:alphabetical-index-mark-end text:id="IMark5087292784"/> <text:alphabetical-index-mark-start text:id="IMark5087293072" text:main-entry="true"/>annotations<text:alphabetical-index-mark-end text:id="IMark5087293072"/> on the same field or method</text:p>
          </table:table-cell>
        </table:table-row>
        <table:table-row table:style-name="Table1.1">
          <table:table-cell table:style-name="Table1.A2" office:value-type="string">
            <text:p text:style-name="P8"><text:alphabetical-index-mark-start text:id="IMark5087293072" text:key1="annotation"/>DatastoreIdentity<text:alphabetical-index-mark-end text:id="IMark5087293072"/></text:p>
          </table:table-cell>
          <table:table-cell table:style-name="Table1.B2" office:value-type="string">
            <text:p text:style-name="P10"><text:alphabetical-index-mark-start text:id="IMark5087293072" text:key1="annotation"/>element<text:alphabetical-index-mark-end text:id="IMark5087293072"/>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087293072" text:key1="annotation"/>Discriminator<text:alphabetical-index-mark-end text:id="IMark5087293072"/></text:p>
          </table:table-cell>
          <table:table-cell table:style-name="Table1.B2" office:value-type="string">
            <text:p text:style-name="P10"><text:alphabetical-index-mark-start text:id="IMark5087293072" text:key1="annotation"/>element<text:alphabetical-index-mark-end text:id="IMark5087293072"/></text:p>
            <text:p text:style-name="P11"><text:alphabetical-index-mark-start text:id="IMark5087293072" text:key1="annotation"/>discriminator<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087293072" text:key1="annotation"/>DiscriminatorStrategy<text:alphabetical-index-mark-end text:id="IMark5087293072"/></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087293072" text:key1="annotation"/>Element<text:alphabetical-index-mark-end text:id="IMark5087293072"/></text:p>
          </table:table-cell>
          <table:table-cell table:style-name="Table1.B2" office:value-type="string">
            <text:p text:style-name="P10"><text:alphabetical-index-mark-start text:id="IMark5087293072" text:key1="annotation"/>element<text:alphabetical-index-mark-end text:id="IMark5087293072"/></text:p>
            <text:p text:style-name="P11"><text:alphabetical-index-mark-start text:id="IMark5087293072" text:key1="annotation"/>element<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Cacheable<text:alphabetical-index-mark-end text:id="IMark5087293072"/></text:p>
          </table:table-cell>
          <table:table-cell table:style-name="Table1.B2" office:value-type="string">
            <text:p text:style-name="P8">attribute <text:line-break/><text:alphabetical-index-mark-start text:id="IMark5087293072" text:key1="annotation"/>cacheable<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Embedded<text:alphabetical-index-mark-end text:id="IMark5087293072"/></text:p>
          </table:table-cell>
          <table:table-cell table:style-name="Table1.B2" office:value-type="string">
            <text:p text:style-name="P10"><text:alphabetical-index-mark-start text:id="IMark5087293072" text:key1="annotation"/>element<text:alphabetical-index-mark-end text:id="IMark5087293072"/></text:p>
            <text:p text:style-name="P11"><text:alphabetical-index-mark-start text:id="IMark5087293072" text:key1="annotation"/>embedded<text:alphabetical-index-mark-end text:id="IMark508729307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087293072" text:key1="annotation"/>EmbeddedOnly<text:alphabetical-index-mark-end text:id="IMark5087293072"/></text:p>
          </table:table-cell>
          <table:table-cell table:style-name="Table1.B2" office:value-type="string">
            <text:p text:style-name="P10">attribute</text:p>
            <text:p text:style-name="P11"><text:alphabetical-index-mark-start text:id="IMark5087293072" text:key1="annotation"/>embedded<text:alphabetical-index-mark-end text:id="IMark5087293072"/>-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Extension<text:alphabetical-index-mark-end text:id="IMark5087293072"/></text:p>
          </table:table-cell>
          <table:table-cell table:style-name="Table1.B2" office:value-type="string">
            <text:p text:style-name="P10"><text:alphabetical-index-mark-start text:id="IMark5087293072" text:key1="annotation"/>element<text:alphabetical-index-mark-end text:id="IMark5087293072"/> </text:p>
            <text:p text:style-name="P11"><text:alphabetical-index-mark-start text:id="IMark5087293072" text:key1="annotation"/>extension<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Extensions<text:alphabetical-index-mark-end text:id="IMark5087293072"/></text:p>
          </table:table-cell>
          <table:table-cell table:style-name="Table1.B2" office:value-type="string">
            <text:p text:style-name="P10"><text:alphabetical-index-mark-start text:id="IMark5087293072" text:key1="annotation"/>element<text:alphabetical-index-mark-end text:id="IMark5087293072"/></text:p>
            <text:p text:style-name="P11"><text:alphabetical-index-mark-start text:id="IMark5087293072" text:key1="annotation"/>extension<text:alphabetical-index-mark-end text:id="IMark5087293072"/></text:p>
          </table:table-cell>
          <table:table-cell table:style-name="Table1.B2" office:value-type="string">
            <text:p text:style-name="P8">Used for multiple <text:alphabetical-index-mark-start text:id="IMark5087293072" text:key1="annotation"/>Extensions<text:alphabetical-index-mark-end text:id="IMark5087293072"/> on the same class, interface, field, or method</text:p>
          </table:table-cell>
        </table:table-row>
        <table:table-row table:style-name="Table1.1">
          <table:table-cell table:style-name="Table1.A2" office:value-type="string">
            <text:p text:style-name="P8"><text:alphabetical-index-mark-start text:id="IMark5087293072" text:key1="annotation"/>FetchGroup<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FetchGroups<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fetch-group</text:p>
          </table:table-cell>
          <table:table-cell table:style-name="Table1.B2" office:value-type="string">
            <text:p text:style-name="P8">Used for multiple <text:alphabetical-index-mark-start text:id="IMark5087293072" text:key1="annotation"/>FetchGroups<text:alphabetical-index-mark-end text:id="IMark5087293072"/></text:p>
          </table:table-cell>
        </table:table-row>
        <table:table-row table:style-name="Table1.1">
          <table:table-cell table:style-name="Table1.A2" office:value-type="string">
            <text:p text:style-name="P8"><text:alphabetical-index-mark-start text:id="IMark5087293072" text:key1="annotation"/>FetchPlan<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FetchPlans<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fetch-plan</text:p>
          </table:table-cell>
          <table:table-cell table:style-name="Table1.B2" office:value-type="string">
            <text:p text:style-name="P8">Used for multiple <text:alphabetical-index-mark-start text:id="IMark5087293072" text:key1="annotation"/>FetchPlans<text:alphabetical-index-mark-end text:id="IMark5087293072"/> on the same class or interface</text:p>
          </table:table-cell>
        </table:table-row>
        <table:table-row table:style-name="Table1.1">
          <table:table-cell table:style-name="Table1.A2" office:value-type="string">
            <text:p text:style-name="P8"><text:alphabetical-index-mark-start text:id="IMark5087293072" text:key1="annotation"/>ForeignKe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foreign-<text:alphabetical-index-mark-start text:id="IMark5087292784" text:key1="annotation"/>key<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ForeignKeyAction<text:alphabetical-index-mark-end text:id="IMark5087292784"/></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ForeignKeys<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foreign-<text:alphabetical-index-mark-start text:id="IMark5087293072" text:key1="annotation"/>key<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IdGeneratorStrateg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datastore-identity, attribute <text:alphabetical-index-mark-start text:id="IMark5087292784" text:key1="annotation"/>value<text:alphabetical-index-mark-end text:id="IMark5087292784"/>-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IdentityType<text:alphabetical-index-mark-end text:id="IMark5087292784"/></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Index<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index<text:alphabetical-index-mark-end text:id="IMark508729307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087293072" text:key1="annotation"/>Indices<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index<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Inheritance<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inheritance<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InheritanceStrateg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inheritance<text:alphabetical-index-mark-end text:id="IMark5087292784"/>,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Join<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join<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JoinTable<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join<text:alphabetical-index-mark-end text:id="IMark5087292784"/>,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Joins<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join<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Ke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key<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NullValue<text:alphabetical-index-mark-end text:id="IMark5087292784"/></text:p>
          </table:table-cell>
          <table:table-cell table:style-name="Table1.B2" office:value-type="string">
            <text:p text:style-name="P8">attribute null-<text:alphabetical-index-mark-start text:id="IMark5087292784" text:key1="annotation"/>value<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Order<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order<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PersistenceAware<text:alphabetical-index-mark-end text:id="IMark5087293072"/></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PersistenceCapable<text:alphabetical-index-mark-end text:id="IMark5087293072"/></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enum"/>Persistent<text:alphabetical-index-mark-end text:id="IMark5087293072"/></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PrimaryKe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primary-<text:alphabetical-index-mark-start text:id="IMark5087292784" text:key1="annotation"/>key<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Queries<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query<text:alphabetical-index-mark-end text:id="IMark508729307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087293072" text:key1="annotation"/>Quer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query<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Sequence<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sequence<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enum"/>SequenceStrategy<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sequence<text:alphabetical-index-mark-end text:id="IMark5087292784"/>,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Serialized<text:alphabetical-index-mark-end text:id="IMark5087292784"/></text:p>
          </table:table-cell>
          <table:table-cell table:style-name="Table1.B2" office:value-type="string">
            <text:p text:style-name="P8">elements field, property, attribute <text:alphabetical-index-mark-start text:id="IMark5087292784" text:key1="annotation"/>serialized<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Transactional<text:alphabetical-index-mark-end text:id="IMark5087292784"/></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Unique<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unique<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Uniques<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unique<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annotation"/>Value<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value<text:alphabetical-index-mark-end text:id="IMark508729307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3072" text:key1="annotation"/>Version<text:alphabetical-index-mark-end text:id="IMark5087293072"/></text:p>
          </table:table-cell>
          <table:table-cell table:style-name="Table1.B2" office:value-type="string">
            <text:p text:style-name="P8"><text:alphabetical-index-mark-start text:id="IMark5087293072" text:key1="annotation"/>element<text:alphabetical-index-mark-end text:id="IMark5087293072"/> <text:alphabetical-index-mark-start text:id="IMark5087292784" text:key1="annotation"/>version<text:alphabetical-index-mark-end text:id="IMark508729278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087292784" text:key1="enum"/>VersionStrategy<text:alphabetical-index-mark-end text:id="IMark5087292784"/></text:p>
          </table:table-cell>
          <table:table-cell table:style-name="Table1.B2" office:value-type="string">
            <text:p text:style-name="P8"><text:alphabetical-index-mark-start text:id="IMark5087292784" text:key1="annotation"/>element<text:alphabetical-index-mark-end text:id="IMark5087292784"/> <text:alphabetical-index-mark-start text:id="IMark5087293072" text:key1="annotation"/>version<text:alphabetical-index-mark-end text:id="IMark5087293072"/>;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7.091cm" svg:height="0.342cm" draw:z-index="1"><draw:image xlink:href="Pictures/2000000900000FB5000000C9E5A4A80D23E7850E.wmf" xlink:type="simple" xlink:show="embed" xlink:actuate="onLoad"/></draw:frame></text:p>
      <text:h text:style-name="P26" text:outline-level="2"><text:alphabetical-index-mark-start text:id="IMark5087292784" text:main-entry="true"/>Metadata API<text:alphabetical-index-mark-end text:id="IMark5087292784"/></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9"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5087292784" text:key1="annotation"/>version<text:alphabetical-index-mark-end text:id="IMark5087292784"/> 2.3</text:p>
      <text:p text:style-name="P5"><text:s/>*/</text:p>
      <text:p text:style-name="P5">public interface Metadata {</text:p>
      <text:p text:style-name="P5"><text:s text:c="4"/>/**</text:p>
      <text:p text:style-name="P5"><text:s text:c="5"/>* Add a vendor <text:alphabetical-index-mark-start text:id="IMark5087292784" text:key1="annotation"/>extension<text:alphabetical-index-mark-end text:id="IMark5087292784"/> to this metadata component.</text:p>
      <text:p text:style-name="P5"><text:s text:c="5"/>* </text:p>
      <text:p text:style-name="P5"><text:s text:c="5"/>* @param vendor Identifier for the vendor</text:p>
      <text:p text:style-name="P5"><text:s text:c="5"/>* @param <text:alphabetical-index-mark-start text:id="IMark5087292784" text:key1="annotation"/>key<text:alphabetical-index-mark-end text:id="IMark5087292784"/> The <text:alphabetical-index-mark-start text:id="IMark5087293072" text:key1="annotation"/>extension<text:alphabetical-index-mark-end text:id="IMark5087293072"/> <text:alphabetical-index-mark-start text:id="IMark5087292112" text:key1="annotation"/>key<text:alphabetical-index-mark-end text:id="IMark5087292112"/></text:p>
      <text:p text:style-name="P5"><text:s text:c="5"/>* @param <text:alphabetical-index-mark-start text:id="IMark5087292112" text:key1="annotation"/>value<text:alphabetical-index-mark-end text:id="IMark5087292112"/> <text:alphabetical-index-mark-start text:id="IMark5087293072" text:key1="annotation"/>Value<text:alphabetical-index-mark-end text:id="IMark5087293072"/> for the <text:alphabetical-index-mark-start text:id="IMark5087292784" text:key1="annotation"/>extension<text:alphabetical-index-mark-end text:id="IMark5087292784"/></text:p>
      <text:p text:style-name="P5"><text:s text:c="5"/>* @return The <text:alphabetical-index-mark-start text:id="IMark5087292784" text:main-entry="true"/>ExtensionMetaData<text:alphabetical-index-mark-end text:id="IMark5087292784"/></text:p>
      <text:p text:style-name="P5"><text:s text:c="5"/>*/</text:p>
      <text:p text:style-name="P5"><text:s text:c="4"/><text:alphabetical-index-mark-start text:id="IMark5087292784" text:main-entry="true"/>ExtensionMetadata<text:alphabetical-index-mark-end text:id="IMark5087292784"/> <text:alphabetical-index-mark-start text:id="IMark5087293072" text:main-entry="true"/>newExtensionMetaData<text:alphabetical-index-mark-end text:id="IMark5087293072"/>(String vendor, String <text:alphabetical-index-mark-start text:id="IMark5087292112" text:key1="annotation"/>key<text:alphabetical-index-mark-end text:id="IMark5087292112"/>, String <text:alphabetical-index-mark-start text:id="IMark5087292592" text:key1="annotation"/>value<text:alphabetical-index-mark-end text:id="IMark5087292592"/>);</text:p>
      <text:p text:style-name="P5"/>
      <text:p text:style-name="P5"><text:s text:c="4"/>/**</text:p>
      <text:p text:style-name="P5"><text:s text:c="5"/>* Number of <text:alphabetical-index-mark-start text:id="IMark5087292592" text:key1="annotation"/>extensions<text:alphabetical-index-mark-end text:id="IMark5087292592"/> on this component.</text:p>
      <text:p text:style-name="P5"><text:s text:c="5"/>* </text:p>
      <text:p text:style-name="P5"><text:s text:c="5"/>* @return Number of <text:alphabetical-index-mark-start text:id="IMark5087292592" text:key1="annotation"/>extensions<text:alphabetical-index-mark-end text:id="IMark5087292592"/></text:p>
      <text:p text:style-name="P5"><text:s text:c="5"/>*/</text:p>
      <text:p text:style-name="P5"><text:s text:c="4"/>int <text:alphabetical-index-mark-start text:id="IMark5087292592" text:main-entry="true"/>getNumberOfExtensions<text:alphabetical-index-mark-end text:id="IMark5087292592"/>();</text:p>
      <text:p text:style-name="P5"/>
      <text:p text:style-name="P5"><text:s text:c="4"/>/**</text:p>
      <text:p text:style-name="P5"><text:s text:c="5"/>* Accessor for the defined <text:alphabetical-index-mark-start text:id="IMark5087292592" text:key1="annotation"/>extensions<text:alphabetical-index-mark-end text:id="IMark5087292592"/> for this component</text:p>
      <text:p text:style-name="P5"><text:s text:c="5"/>* </text:p>
      <text:p text:style-name="P5"><text:s text:c="5"/>* @return The <text:alphabetical-index-mark-start text:id="IMark5087292592" text:key1="annotation"/>extensions<text:alphabetical-index-mark-end text:id="IMark5087292592"/></text:p>
      <text:p text:style-name="P5"><text:s text:c="5"/>*/</text:p>
      <text:p text:style-name="P5"><text:s text:c="4"/><text:alphabetical-index-mark-start text:id="IMark5087292592" text:main-entry="true"/>ExtensionMetadata<text:alphabetical-index-mark-end text:id="IMark5087292592"/>[] <text:alphabetical-index-mark-start text:id="IMark5087292112" text:main-entry="true"/>getExtensions<text:alphabetical-index-mark-end text:id="IMark5087292112"/>();</text:p>
      <text:p text:style-name="P5"/>
      <text:p text:style-name="P5"><text:s text:c="4"/>/**</text:p>
      <text:p text:style-name="P5"><text:s text:c="5"/>* Accessor for the parent metadata component.</text:p>
      <text:p text:style-name="P5"><text:soft-page-break/><text:s text:c="5"/>* </text:p>
      <text:p text:style-name="P5"><text:s text:c="5"/>* @return The parent</text:p>
      <text:p text:style-name="P5"><text:s text:c="5"/>*/</text:p>
      <text:p text:style-name="P5"><text:s text:c="4"/>Metadata <text:alphabetical-index-mark-start text:id="IMark5087292112" text:main-entry="true"/>getParent<text:alphabetical-index-mark-end text:id="IMark5087292112"/>();</text:p>
      <text:p text:style-name="P5">}</text:p>
      <text:p text:style-name="P5"/>
      <text:h text:style-name="P30" text:outline-level="3">JDO Metadata</text:h>
      <text:p text:style-name="P4"><text:alphabetical-index-mark-start text:id="IMark5087292112" text:main-entry="true"/>JDOMetadata<text:alphabetical-index-mark-end text:id="IMark5087292112"/>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5087292112" text:main-entry="true"/>JDOMetadata<text:alphabetical-index-mark-end text:id="IMark5087292112"/>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5087292112" text:main-entry="true"/>JDOMetadata<text:alphabetical-index-mark-end text:id="IMark5087292112"/> <text:alphabetical-index-mark-start text:id="IMark5087292592" text:main-entry="true"/>setCatalog<text:alphabetical-index-mark-end text:id="IMark5087292592"/>(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5087292592" text:main-entry="true"/>getCatalog<text:alphabetical-index-mark-end text:id="IMark5087292592"/>();</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5087292592" text:main-entry="true"/>JDOMetadata<text:alphabetical-index-mark-end text:id="IMark5087292592"/> <text:alphabetical-index-mark-start text:id="IMark5087292112" text:main-entry="true"/>setSchema<text:alphabetical-index-mark-end text:id="IMark5087292112"/>(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oft-page-break/><text:s text:c="5"/>* @return The schema</text:p>
      <text:p text:style-name="P5"><text:s text:c="5"/>*/</text:p>
      <text:p text:style-name="P5"><text:s text:c="4"/>String <text:alphabetical-index-mark-start text:id="IMark5087292112" text:main-entry="true"/>getSchema<text:alphabetical-index-mark-end text:id="IMark5087292112"/>();</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5087292112" text:main-entry="true"/>PackageMetadata<text:alphabetical-index-mark-end text:id="IMark5087292112"/>[] <text:alphabetical-index-mark-start text:id="IMark5087292592" text:main-entry="true"/>getPackages<text:alphabetical-index-mark-end text:id="IMark5087292592"/>();</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5087292592" text:main-entry="true"/>PackageMetadata<text:alphabetical-index-mark-end text:id="IMark5087292592"/></text:p>
      <text:p text:style-name="P5"><text:s text:c="5"/>*/</text:p>
      <text:p text:style-name="P5"><text:s text:c="4"/><text:alphabetical-index-mark-start text:id="IMark5087292592" text:main-entry="true"/>PackageMetadata<text:alphabetical-index-mark-end text:id="IMark5087292592"/> <text:alphabetical-index-mark-start text:id="IMark5087292112" text:main-entry="true"/>newPackageMetadata<text:alphabetical-index-mark-end text:id="IMark5087292112"/>(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5087292112" text:main-entry="true"/>PackageMetadata<text:alphabetical-index-mark-end text:id="IMark5087292112"/></text:p>
      <text:p text:style-name="P5"><text:s text:c="5"/>*/</text:p>
      <text:p text:style-name="P5"><text:s text:c="4"/><text:alphabetical-index-mark-start text:id="IMark5087292112" text:main-entry="true"/>PackageMetadata<text:alphabetical-index-mark-end text:id="IMark5087292112"/> <text:alphabetical-index-mark-start text:id="IMark5087292592" text:main-entry="true"/>newPackageMetadata<text:alphabetical-index-mark-end text:id="IMark5087292592"/>(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5087292592" text:main-entry="true"/>getNumberOfPackages<text:alphabetical-index-mark-end text:id="IMark5087292592"/>();</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087292592" text:main-entry="true"/>ClassMetadata<text:alphabetical-index-mark-end text:id="IMark5087292592"/></text:p>
      <text:p text:style-name="P5"><text:s text:c="5"/>*/</text:p>
      <text:p text:style-name="P5"><text:s text:c="4"/><text:alphabetical-index-mark-start text:id="IMark5087292592" text:main-entry="true"/>ClassMetadata<text:alphabetical-index-mark-end text:id="IMark5087292592"/> <text:alphabetical-index-mark-start text:id="IMark5087292112" text:main-entry="true"/>newClassMetadata<text:alphabetical-index-mark-end text:id="IMark5087292112"/>(Class cls);</text:p>
      <text:p text:style-name="P5"><text:soft-page-break/></text:p>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087292112" text:main-entry="true"/>InterfaceMetadata<text:alphabetical-index-mark-end text:id="IMark5087292112"/></text:p>
      <text:p text:style-name="P5"><text:s text:c="5"/>*/</text:p>
      <text:p text:style-name="P5"><text:s text:c="4"/><text:alphabetical-index-mark-start text:id="IMark5087292112" text:main-entry="true"/>InterfaceMetadata<text:alphabetical-index-mark-end text:id="IMark5087292112"/> <text:alphabetical-index-mark-start text:id="IMark5087292592" text:main-entry="true"/>newInterfaceMetadata<text:alphabetical-index-mark-end text:id="IMark5087292592"/>(Class cls);</text:p>
      <text:p text:style-name="P5"/>
      <text:p text:style-name="P5"><text:s text:c="4"/>/**</text:p>
      <text:p text:style-name="P5"><text:s text:c="5"/>* Accessor for any named <text:alphabetical-index-mark-start text:id="IMark5087292592" text:key1="annotation"/>queries<text:alphabetical-index-mark-end text:id="IMark5087292592"/> defined on the JDO Metadata.</text:p>
      <text:p text:style-name="P5"><text:s text:c="5"/>* </text:p>
      <text:p text:style-name="P5"><text:s text:c="5"/>* @return The <text:alphabetical-index-mark-start text:id="IMark5087292592" text:key1="annotation"/>queries<text:alphabetical-index-mark-end text:id="IMark5087292592"/></text:p>
      <text:p text:style-name="P5"><text:s text:c="5"/>*/</text:p>
      <text:p text:style-name="P5"><text:s text:c="4"/><text:alphabetical-index-mark-start text:id="IMark5087292592" text:main-entry="true"/>QueryMetadata<text:alphabetical-index-mark-end text:id="IMark5087292592"/>[] <text:alphabetical-index-mark-start text:id="IMark5087292112" text:main-entry="true"/>getQueries<text:alphabetical-index-mark-end text:id="IMark5087292112"/>();</text:p>
      <text:p text:style-name="P5"/>
      <text:p text:style-name="P5"><text:s text:c="4"/>/**</text:p>
      <text:p text:style-name="P5"><text:s text:c="5"/>* Add a new named <text:alphabetical-index-mark-start text:id="IMark5087292112" text:key1="annotation"/>query<text:alphabetical-index-mark-end text:id="IMark5087292112"/> to this JDO Metadata.</text:p>
      <text:p text:style-name="P5"><text:s text:c="5"/>* </text:p>
      <text:p text:style-name="P5"><text:s text:c="5"/>* @param name Name of the <text:alphabetical-index-mark-start text:id="IMark5087292112" text:key1="annotation"/>query<text:alphabetical-index-mark-end text:id="IMark5087292112"/></text:p>
      <text:p text:style-name="P5"><text:s text:c="5"/>* @return The <text:alphabetical-index-mark-start text:id="IMark5087292112" text:main-entry="true"/>QueryMetadata<text:alphabetical-index-mark-end text:id="IMark5087292112"/></text:p>
      <text:p text:style-name="P5"><text:s text:c="5"/>*/</text:p>
      <text:p text:style-name="P5"><text:s text:c="4"/><text:alphabetical-index-mark-start text:id="IMark5087292112" text:main-entry="true"/>QueryMetadata<text:alphabetical-index-mark-end text:id="IMark5087292112"/> <text:alphabetical-index-mark-start text:id="IMark5087292592" text:main-entry="true"/>newQueryMetadata<text:alphabetical-index-mark-end text:id="IMark5087292592"/>(String name);</text:p>
      <text:p text:style-name="P5"/>
      <text:p text:style-name="P5"><text:s text:c="4"/>/**</text:p>
      <text:p text:style-name="P5"><text:s text:c="5"/>* Accessor for the number of named <text:alphabetical-index-mark-start text:id="IMark5087292592" text:key1="annotation"/>queries<text:alphabetical-index-mark-end text:id="IMark5087292592"/> defined in this JDO Metadata.</text:p>
      <text:p text:style-name="P5"><text:s text:c="5"/>* </text:p>
      <text:p text:style-name="P5"><text:s text:c="5"/>* @return The number of <text:alphabetical-index-mark-start text:id="IMark5087292592" text:key1="annotation"/>queries<text:alphabetical-index-mark-end text:id="IMark5087292592"/>.</text:p>
      <text:p text:style-name="P5"><text:s text:c="5"/>*/</text:p>
      <text:p text:style-name="P5"><text:s text:c="4"/>int <text:alphabetical-index-mark-start text:id="IMark5087292592" text:main-entry="true"/>getNumberOfQueries<text:alphabetical-index-mark-end text:id="IMark5087292592"/>();</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5087292592" text:main-entry="true"/>FetchPlanMetadata<text:alphabetical-index-mark-end text:id="IMark5087292592"/>[] <text:alphabetical-index-mark-start text:id="IMark5087292112" text:main-entry="true"/>getFetchPlans<text:alphabetical-index-mark-end text:id="IMark5087292112"/>();</text:p>
      <text:p text:style-name="P5"/>
      <text:p text:style-name="P5"><text:s text:c="4"/>/**</text:p>
      <text:p text:style-name="P5"><text:s text:c="5"/>* Add a new fetch plan to this JDO Metadata.</text:p>
      <text:p text:style-name="P5"><text:soft-page-break/><text:s text:c="5"/>* </text:p>
      <text:p text:style-name="P5"><text:s text:c="5"/>* @param name Name of the <text:alphabetical-index-mark-start text:id="IMark5087292112" text:key1="annotation"/>query<text:alphabetical-index-mark-end text:id="IMark5087292112"/></text:p>
      <text:p text:style-name="P5"><text:s text:c="5"/>* @return The <text:alphabetical-index-mark-start text:id="IMark5087292112" text:main-entry="true"/>FetchPlanMetadata<text:alphabetical-index-mark-end text:id="IMark5087292112"/></text:p>
      <text:p text:style-name="P5"><text:s text:c="5"/>*/</text:p>
      <text:p text:style-name="P5"><text:s text:c="4"/><text:alphabetical-index-mark-start text:id="IMark5087292112" text:main-entry="true"/>FetchPlanMetadata<text:alphabetical-index-mark-end text:id="IMark5087292112"/> <text:alphabetical-index-mark-start text:id="IMark5087292592" text:main-entry="true"/>newFetchPlanMetadata<text:alphabetical-index-mark-end text:id="IMark5087292592"/>(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5087292592" text:main-entry="true"/>getNumberOfFetchPlans<text:alphabetical-index-mark-end text:id="IMark5087292592"/>();</text:p>
      <text:p text:style-name="P5">}</text:p>
      <text:p text:style-name="P5"/>
      <text:h text:style-name="P30" text:outline-level="3">Package Metadata</text:h>
      <text:p text:style-name="P4"><text:alphabetical-index-mark-start text:id="IMark5087292592" text:main-entry="true"/>PackageMetadata<text:alphabetical-index-mark-end text:id="IMark5087292592"/> represents the collection of metadata that share the same package.</text:p>
      <text:p text:style-name="P5">/**</text:p>
      <text:p text:style-name="P5"><text:s/>* Represents a package within a <text:alphabetical-index-mark-start text:id="IMark5087292592" text:main-entry="true"/>JDOMetadata<text:alphabetical-index-mark-end text:id="IMark5087292592"/>.</text:p>
      <text:p text:style-name="P5"><text:s/>* @since 2.3</text:p>
      <text:p text:style-name="P5"><text:s/>*/</text:p>
      <text:p text:style-name="P5">public interface <text:alphabetical-index-mark-start text:id="IMark5087292592" text:main-entry="true"/>PackageMetadata<text:alphabetical-index-mark-end text:id="IMark5087292592"/>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5087292592" text:main-entry="true"/>getName<text:alphabetical-index-mark-end text:id="IMark5087292592"/>();</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5087292592" text:main-entry="true"/>PackageMetadata<text:alphabetical-index-mark-end text:id="IMark5087292592"/> <text:alphabetical-index-mark-start text:id="IMark5087292112" text:main-entry="true"/>setCatalog<text:alphabetical-index-mark-end text:id="IMark5087292112"/>(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oft-page-break/><text:s text:c="5"/>*/</text:p>
      <text:p text:style-name="P5"><text:s text:c="4"/>String <text:alphabetical-index-mark-start text:id="IMark5087292112" text:main-entry="true"/>getCatalog<text:alphabetical-index-mark-end text:id="IMark5087292112"/>();</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5087292112" text:main-entry="true"/>PackageMetadata<text:alphabetical-index-mark-end text:id="IMark5087292112"/> <text:alphabetical-index-mark-start text:id="IMark5087292592" text:main-entry="true"/>setSchema<text:alphabetical-index-mark-end text:id="IMark5087292592"/>(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5087292592" text:main-entry="true"/>getSchema<text:alphabetical-index-mark-end text:id="IMark5087292592"/>();</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5087292592" text:main-entry="true"/>ClassMetadata<text:alphabetical-index-mark-end text:id="IMark5087292592"/>[] <text:alphabetical-index-mark-start text:id="IMark5087292112" text:main-entry="true"/>getClasses<text:alphabetical-index-mark-end text:id="IMark5087292112"/>();</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5087292112" text:main-entry="true"/>ClassMetadata<text:alphabetical-index-mark-end text:id="IMark5087292112"/></text:p>
      <text:p text:style-name="P5"><text:s text:c="5"/>*/</text:p>
      <text:p text:style-name="P5"><text:s text:c="4"/><text:alphabetical-index-mark-start text:id="IMark5087292112" text:main-entry="true"/>ClassMetadata<text:alphabetical-index-mark-end text:id="IMark5087292112"/> <text:alphabetical-index-mark-start text:id="IMark5087292592" text:main-entry="true"/>newClassMetadata<text:alphabetical-index-mark-end text:id="IMark5087292592"/>(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5087292592" text:main-entry="true"/>ClassMetadata<text:alphabetical-index-mark-end text:id="IMark5087292592"/></text:p>
      <text:p text:style-name="P5"><text:s text:c="5"/>*/</text:p>
      <text:p text:style-name="P5"><text:s text:c="4"/><text:alphabetical-index-mark-start text:id="IMark5087292592" text:main-entry="true"/>ClassMetadata<text:alphabetical-index-mark-end text:id="IMark5087292592"/> <text:alphabetical-index-mark-start text:id="IMark5087292112" text:main-entry="true"/>newClassMetadata<text:alphabetical-index-mark-end text:id="IMark5087292112"/>(Class cls);</text:p>
      <text:p text:style-name="P5"/>
      <text:p text:style-name="P5"><text:soft-page-break/><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5087292112" text:main-entry="true"/>getNumberOfClasses<text:alphabetical-index-mark-end text:id="IMark5087292112"/>();</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5087292112" text:main-entry="true"/>InterfaceMetadata<text:alphabetical-index-mark-end text:id="IMark5087292112"/>[] <text:alphabetical-index-mark-start text:id="IMark5087292592" text:main-entry="true"/>getInterfaces<text:alphabetical-index-mark-end text:id="IMark5087292592"/>();</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5087292592" text:main-entry="true"/>InterfaceMetadata<text:alphabetical-index-mark-end text:id="IMark5087292592"/></text:p>
      <text:p text:style-name="P5"><text:s text:c="5"/>*/</text:p>
      <text:p text:style-name="P5"><text:s text:c="4"/><text:alphabetical-index-mark-start text:id="IMark5087292592" text:main-entry="true"/>InterfaceMetadata<text:alphabetical-index-mark-end text:id="IMark5087292592"/> <text:alphabetical-index-mark-start text:id="IMark5087292112" text:main-entry="true"/>newInterfaceMetadata<text:alphabetical-index-mark-end text:id="IMark5087292112"/>(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5087292112" text:main-entry="true"/>ClassMetadata<text:alphabetical-index-mark-end text:id="IMark5087292112"/></text:p>
      <text:p text:style-name="P5"><text:s text:c="5"/>*/</text:p>
      <text:p text:style-name="P5"><text:s text:c="4"/><text:alphabetical-index-mark-start text:id="IMark5087292112" text:main-entry="true"/>InterfaceMetadata<text:alphabetical-index-mark-end text:id="IMark5087292112"/> <text:alphabetical-index-mark-start text:id="IMark5087292592" text:main-entry="true"/>newInterfaceMetadata<text:alphabetical-index-mark-end text:id="IMark5087292592"/>(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5087292592" text:main-entry="true"/>getNumberOfInterfaces<text:alphabetical-index-mark-end text:id="IMark5087292592"/>();</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oft-page-break/><text:s text:c="4"/><text:alphabetical-index-mark-start text:id="IMark5087292592" text:main-entry="true"/>SequenceMetadata<text:alphabetical-index-mark-end text:id="IMark5087292592"/>[] <text:alphabetical-index-mark-start text:id="IMark5087292112" text:main-entry="true"/>getSequences<text:alphabetical-index-mark-end text:id="IMark5087292112"/>();</text:p>
      <text:p text:style-name="P5"/>
      <text:p text:style-name="P5"><text:s text:c="4"/>/**</text:p>
      <text:p text:style-name="P5"><text:s text:c="5"/>* Add a new <text:alphabetical-index-mark-start text:id="IMark5087292112" text:key1="annotation"/>sequence<text:alphabetical-index-mark-end text:id="IMark5087292112"/> to this package.</text:p>
      <text:p text:style-name="P5"><text:s text:c="5"/>* </text:p>
      <text:p text:style-name="P5"><text:s text:c="5"/>* @param name Name of the <text:alphabetical-index-mark-start text:id="IMark5087292112" text:key1="annotation"/>sequence<text:alphabetical-index-mark-end text:id="IMark5087292112"/></text:p>
      <text:p text:style-name="P5"><text:s text:c="5"/>* @param strategy Strategy for the <text:alphabetical-index-mark-start text:id="IMark5087292112" text:key1="annotation"/>sequence<text:alphabetical-index-mark-end text:id="IMark5087292112"/></text:p>
      <text:p text:style-name="P5"><text:s text:c="5"/>* @return The <text:alphabetical-index-mark-start text:id="IMark5087292112" text:main-entry="true"/>SequenceMetadata<text:alphabetical-index-mark-end text:id="IMark5087292112"/></text:p>
      <text:p text:style-name="P5"><text:s text:c="5"/>*/</text:p>
      <text:p text:style-name="P5"><text:s text:c="4"/><text:alphabetical-index-mark-start text:id="IMark5087292112" text:main-entry="true"/>SequenceMetadata<text:alphabetical-index-mark-end text:id="IMark5087292112"/> <text:alphabetical-index-mark-start text:id="IMark5087292592" text:main-entry="true"/>newSequenceMetadata<text:alphabetical-index-mark-end text:id="IMark5087292592"/>(String name,</text:p>
      <text:p text:style-name="P5"><text:s text:c="12"/><text:alphabetical-index-mark-start text:id="IMark5087292592" text:key1="enum"/>SequenceStrategy<text:alphabetical-index-mark-end text:id="IMark5087292592"/>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5087292592" text:main-entry="true"/>getNumberOfSequences<text:alphabetical-index-mark-end text:id="IMark5087292592"/>();</text:p>
      <text:p text:style-name="P5">}</text:p>
      <text:p text:style-name="P5"/>
      <text:h text:style-name="P30" text:outline-level="3">Component Metadata</text:h>
      <text:p text:style-name="P4"><text:alphabetical-index-mark-start text:id="IMark5087292592" text:main-entry="true"/>ComponentMetadata<text:alphabetical-index-mark-end text:id="IMark5087292592"/>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5087292592" text:main-entry="true"/>ComponentMetadata<text:alphabetical-index-mark-end text:id="IMark5087292592"/>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5087292592" text:main-entry="true"/>getName<text:alphabetical-index-mark-end text:id="IMark5087292592"/>();</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5087292592" text:main-entry="true"/>ComponentMetadata<text:alphabetical-index-mark-end text:id="IMark5087292592"/> <text:alphabetical-index-mark-start text:id="IMark5087292112" text:main-entry="true"/>setIdentityType<text:alphabetical-index-mark-end text:id="IMark5087292112"/>(<text:alphabetical-index-mark-start text:id="IMark5087293072" text:key1="annotation"/>IdentityType<text:alphabetical-index-mark-end text:id="IMark5087293072"/> id);</text:p>
      <text:p text:style-name="P5"/>
      <text:p text:style-name="P5"><text:soft-page-break/><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5087293072" text:key1="annotation"/>IdentityType<text:alphabetical-index-mark-end text:id="IMark5087293072"/> <text:alphabetical-index-mark-start text:id="IMark5087292112" text:main-entry="true"/>getIdentityType<text:alphabetical-index-mark-end text:id="IMark5087292112"/>();</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5087292112" text:main-entry="true"/>ComponentMetadata<text:alphabetical-index-mark-end text:id="IMark5087292112"/> <text:alphabetical-index-mark-start text:id="IMark5087293072" text:main-entry="true"/>setObjectIdClass<text:alphabetical-index-mark-end text:id="IMark5087293072"/>(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5087293072" text:main-entry="true"/>getObjectIdClass<text:alphabetical-index-mark-end text:id="IMark5087293072"/>();</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5087293072" text:main-entry="true"/>ComponentMetadata<text:alphabetical-index-mark-end text:id="IMark5087293072"/> <text:alphabetical-index-mark-start text:id="IMark5087292112" text:main-entry="true"/>setRequiresExtent<text:alphabetical-index-mark-end text:id="IMark5087292112"/>(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5087292112" text:main-entry="true"/>getRequiresExtent<text:alphabetical-index-mark-end text:id="IMark5087292112"/>();</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5087292112" text:main-entry="true"/>ComponentMetadata<text:alphabetical-index-mark-end text:id="IMark5087292112"/> <text:alphabetical-index-mark-start text:id="IMark5087293072" text:main-entry="true"/>setDetachable<text:alphabetical-index-mark-end text:id="IMark5087293072"/>(boolean detachable);</text:p>
      <text:p text:style-name="P5"/>
      <text:p text:style-name="P5"><text:soft-page-break/><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5087293072" text:main-entry="true"/>getDetachable<text:alphabetical-index-mark-end text:id="IMark5087293072"/>();</text:p>
      <text:p text:style-name="P5"/>
      <text:p text:style-name="P5"><text:s text:c="4"/>/**</text:p>
      <text:p text:style-name="P5"><text:s text:c="5"/>* Method to set whether this is <text:alphabetical-index-mark-start text:id="IMark5087293072" text:key1="annotation"/>cacheable<text:alphabetical-index-mark-end text:id="IMark5087293072"/></text:p>
      <text:p text:style-name="P5"><text:s text:c="5"/>* </text:p>
      <text:p text:style-name="P5"><text:s text:c="5"/>* @param <text:alphabetical-index-mark-start text:id="IMark5087293072" text:key1="annotation"/>cacheable<text:alphabetical-index-mark-end text:id="IMark5087293072"/> <text:alphabetical-index-mark-start text:id="IMark5087292112" text:key1="annotation"/>Cacheable<text:alphabetical-index-mark-end text:id="IMark5087292112"/>?</text:p>
      <text:p text:style-name="P5"><text:s text:c="5"/>*/</text:p>
      <text:p text:style-name="P5"><text:s text:c="4"/><text:alphabetical-index-mark-start text:id="IMark5087292112" text:main-entry="true"/>ComponentMetadata<text:alphabetical-index-mark-end text:id="IMark5087292112"/> <text:alphabetical-index-mark-start text:id="IMark5087293072" text:main-entry="true"/>setCacheable<text:alphabetical-index-mark-end text:id="IMark5087293072"/>(boolean <text:alphabetical-index-mark-start text:id="IMark5087292592" text:key1="annotation"/>cacheable<text:alphabetical-index-mark-end text:id="IMark5087292592"/>);</text:p>
      <text:p text:style-name="P5"/>
      <text:p text:style-name="P5"><text:s text:c="4"/>/**</text:p>
      <text:p text:style-name="P5"><text:s text:c="5"/>* Accessor for whether this is <text:alphabetical-index-mark-start text:id="IMark5087292592" text:key1="annotation"/>cacheable<text:alphabetical-index-mark-end text:id="IMark5087292592"/>.</text:p>
      <text:p text:style-name="P5"><text:s text:c="5"/>* </text:p>
      <text:p text:style-name="P5"><text:s text:c="5"/>* @return <text:alphabetical-index-mark-start text:id="IMark5087292592" text:key1="annotation"/>Cacheable<text:alphabetical-index-mark-end text:id="IMark5087292592"/>?</text:p>
      <text:p text:style-name="P5"><text:s text:c="5"/>*/</text:p>
      <text:p text:style-name="P5"><text:s text:c="4"/>boolean <text:alphabetical-index-mark-start text:id="IMark5087292592" text:main-entry="true"/>getCacheable<text:alphabetical-index-mark-end text:id="IMark5087292592"/>();</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5087292592" text:main-entry="true"/>ComponentMetadata<text:alphabetical-index-mark-end text:id="IMark5087292592"/> <text:alphabetical-index-mark-start text:id="IMark5087293072" text:main-entry="true"/>setSerializeRead<text:alphabetical-index-mark-end text:id="IMark5087293072"/>(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5087293072" text:main-entry="true"/>getSerializeRead<text:alphabetical-index-mark-end text:id="IMark5087293072"/>();</text:p>
      <text:p text:style-name="P5"/>
      <text:p text:style-name="P5"><text:s text:c="4"/>/**</text:p>
      <text:p text:style-name="P5"><text:s text:c="5"/>* Method to set whether it is stored only as <text:alphabetical-index-mark-start text:id="IMark5087293072" text:key1="annotation"/>embedded<text:alphabetical-index-mark-end text:id="IMark5087293072"/> in other objects.</text:p>
      <text:p text:style-name="P5"><text:s text:c="5"/>* </text:p>
      <text:p text:style-name="P5"><text:s text:c="5"/>* @param <text:alphabetical-index-mark-start text:id="IMark5087293072" text:key1="annotation"/>embedded<text:alphabetical-index-mark-end text:id="IMark5087293072"/> Whether it is only stored <text:alphabetical-index-mark-start text:id="IMark5087292592" text:key1="annotation"/>embedded<text:alphabetical-index-mark-end text:id="IMark5087292592"/></text:p>
      <text:p text:style-name="P5"><text:s text:c="5"/>*/</text:p>
      <text:p text:style-name="P5"><text:s text:c="4"/><text:alphabetical-index-mark-start text:id="IMark5087292592" text:main-entry="true"/>ComponentMetadata<text:alphabetical-index-mark-end text:id="IMark5087292592"/> <text:alphabetical-index-mark-start text:id="IMark5087293072" text:main-entry="true"/>setEmbeddedOnly<text:alphabetical-index-mark-end text:id="IMark5087293072"/>(boolean <text:alphabetical-index-mark-start text:id="IMark5087292112" text:key1="annotation"/>embedded<text:alphabetical-index-mark-end text:id="IMark5087292112"/>);</text:p>
      <text:p text:style-name="P5"/>
      <text:p text:style-name="P5"><text:soft-page-break/><text:s text:c="4"/>/**</text:p>
      <text:p text:style-name="P5"><text:s text:c="5"/>* Accessor for whether this is <text:alphabetical-index-mark-start text:id="IMark5087292112" text:key1="annotation"/>embedded<text:alphabetical-index-mark-end text:id="IMark5087292112"/> only.</text:p>
      <text:p text:style-name="P5"><text:s text:c="5"/>* </text:p>
      <text:p text:style-name="P5"><text:s text:c="5"/>* @return Only stored as <text:alphabetical-index-mark-start text:id="IMark5087292112" text:key1="annotation"/>embedded<text:alphabetical-index-mark-end text:id="IMark5087292112"/></text:p>
      <text:p text:style-name="P5"><text:s text:c="5"/>*/</text:p>
      <text:p text:style-name="P5"><text:s text:c="4"/>Boolean <text:alphabetical-index-mark-start text:id="IMark5087292112" text:main-entry="true"/>getEmbeddedOnly<text:alphabetical-index-mark-end text:id="IMark5087292112"/>();</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5087292112" text:main-entry="true"/>ComponentMetadata<text:alphabetical-index-mark-end text:id="IMark5087292112"/> <text:alphabetical-index-mark-start text:id="IMark5087293072" text:main-entry="true"/>setCatalog<text:alphabetical-index-mark-end text:id="IMark5087293072"/>(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5087293072" text:main-entry="true"/>getCatalog<text:alphabetical-index-mark-end text:id="IMark5087293072"/>();</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5087293072" text:main-entry="true"/>ComponentMetadata<text:alphabetical-index-mark-end text:id="IMark5087293072"/> <text:alphabetical-index-mark-start text:id="IMark5087292112" text:main-entry="true"/>setSchema<text:alphabetical-index-mark-end text:id="IMark5087292112"/>(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5087292112" text:main-entry="true"/>getSchema<text:alphabetical-index-mark-end text:id="IMark5087292112"/>();</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5087292112" text:main-entry="true"/>ComponentMetadata<text:alphabetical-index-mark-end text:id="IMark5087292112"/> <text:alphabetical-index-mark-start text:id="IMark5087293072" text:main-entry="true"/>setTable<text:alphabetical-index-mark-end text:id="IMark5087293072"/>(String table);</text:p>
      <text:p text:style-name="P5"/>
      <text:p text:style-name="P5"><text:soft-page-break/><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5087293072" text:main-entry="true"/>getTable<text:alphabetical-index-mark-end text:id="IMark5087293072"/>();</text:p>
      <text:p text:style-name="P5"/>
      <text:p text:style-name="P5"><text:s text:c="4"/>/**</text:p>
      <text:p text:style-name="P5"><text:s text:c="5"/>* Method to define the <text:alphabetical-index-mark-start text:id="IMark5087293072" text:key1="annotation"/>inheritance<text:alphabetical-index-mark-end text:id="IMark5087293072"/> metadata.</text:p>
      <text:p text:style-name="P5"><text:s text:c="5"/>* </text:p>
      <text:p text:style-name="P5"><text:s text:c="5"/>* @return The <text:alphabetical-index-mark-start text:id="IMark5087293072" text:main-entry="true"/>InheritanceMetadata<text:alphabetical-index-mark-end text:id="IMark5087293072"/></text:p>
      <text:p text:style-name="P5"><text:s text:c="5"/>*/</text:p>
      <text:p text:style-name="P5"><text:s text:c="4"/><text:alphabetical-index-mark-start text:id="IMark5087293072" text:main-entry="true"/>InheritanceMetadata<text:alphabetical-index-mark-end text:id="IMark5087293072"/> <text:alphabetical-index-mark-start text:id="IMark5087292112" text:main-entry="true"/>newInheritanceMetadata<text:alphabetical-index-mark-end text:id="IMark5087292112"/>();</text:p>
      <text:p text:style-name="P5"/>
      <text:p text:style-name="P5"><text:s text:c="4"/>/**</text:p>
      <text:p text:style-name="P5"><text:s text:c="5"/>* Accessor for the <text:alphabetical-index-mark-start text:id="IMark5087292112" text:key1="annotation"/>inheritance<text:alphabetical-index-mark-end text:id="IMark5087292112"/> (if any).</text:p>
      <text:p text:style-name="P5"><text:s text:c="5"/>* </text:p>
      <text:p text:style-name="P5"><text:s text:c="5"/>* @return <text:alphabetical-index-mark-start text:id="IMark5087292112" text:key1="annotation"/>inheritance<text:alphabetical-index-mark-end text:id="IMark5087292112"/></text:p>
      <text:p text:style-name="P5"><text:s text:c="5"/>*/</text:p>
      <text:p text:style-name="P5"><text:s text:c="4"/><text:alphabetical-index-mark-start text:id="IMark5087292112" text:main-entry="true"/>InheritanceMetadata<text:alphabetical-index-mark-end text:id="IMark5087292112"/> <text:alphabetical-index-mark-start text:id="IMark5087293072" text:main-entry="true"/>getInheritanceMetadata<text:alphabetical-index-mark-end text:id="IMark5087293072"/>();</text:p>
      <text:p text:style-name="P5"/>
      <text:p text:style-name="P5"><text:s text:c="4"/>/**</text:p>
      <text:p text:style-name="P5"><text:s text:c="5"/>* Method to define the <text:alphabetical-index-mark-start text:id="IMark5087293072" text:key1="annotation"/>version<text:alphabetical-index-mark-end text:id="IMark5087293072"/> metadata.</text:p>
      <text:p text:style-name="P5"><text:s text:c="5"/>* </text:p>
      <text:p text:style-name="P5"><text:s text:c="5"/>* @return The <text:alphabetical-index-mark-start text:id="IMark5087293072" text:main-entry="true"/>VersionMetadata<text:alphabetical-index-mark-end text:id="IMark5087293072"/></text:p>
      <text:p text:style-name="P5"><text:s text:c="5"/>*/</text:p>
      <text:p text:style-name="P5"><text:s text:c="4"/><text:alphabetical-index-mark-start text:id="IMark5087293072" text:main-entry="true"/>VersionMetadata<text:alphabetical-index-mark-end text:id="IMark5087293072"/> <text:alphabetical-index-mark-start text:id="IMark5087292112" text:main-entry="true"/>newVersionMetadata<text:alphabetical-index-mark-end text:id="IMark5087292112"/>();</text:p>
      <text:p text:style-name="P5"/>
      <text:p text:style-name="P5"><text:s text:c="4"/>/**</text:p>
      <text:p text:style-name="P5"><text:s text:c="5"/>* Accessor for the <text:alphabetical-index-mark-start text:id="IMark5087292112" text:key1="annotation"/>version<text:alphabetical-index-mark-end text:id="IMark5087292112"/> (if any).</text:p>
      <text:p text:style-name="P5"><text:s text:c="5"/>* </text:p>
      <text:p text:style-name="P5"><text:s text:c="5"/>* @return <text:alphabetical-index-mark-start text:id="IMark5087292112" text:key1="annotation"/>version<text:alphabetical-index-mark-end text:id="IMark5087292112"/></text:p>
      <text:p text:style-name="P5"><text:s text:c="5"/>*/</text:p>
      <text:p text:style-name="P5"><text:s text:c="4"/><text:alphabetical-index-mark-start text:id="IMark5087292112" text:main-entry="true"/>VersionMetadata<text:alphabetical-index-mark-end text:id="IMark5087292112"/>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5087292112" text:main-entry="true"/>DatastoreIdentityMetadata<text:alphabetical-index-mark-end text:id="IMark5087292112"/></text:p>
      <text:p text:style-name="P5"><text:s text:c="5"/>*/</text:p>
      <text:p text:style-name="P5"><text:s text:c="4"/><text:alphabetical-index-mark-start text:id="IMark5087292112" text:main-entry="true"/>DatastoreIdentityMetadata<text:alphabetical-index-mark-end text:id="IMark5087292112"/> <text:alphabetical-index-mark-start text:id="IMark5087293072" text:main-entry="true"/>newDatastoreIdentityMetadata<text:alphabetical-index-mark-end text:id="IMark5087293072"/>();</text:p>
      <text:p text:style-name="P5"/>
      <text:p text:style-name="P5"><text:soft-page-break/><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5087293072" text:main-entry="true"/>DatastoreIdentityMetadata<text:alphabetical-index-mark-end text:id="IMark5087293072"/> <text:alphabetical-index-mark-start text:id="IMark5087292112" text:main-entry="true"/>getDatastoreIdentityMetadata<text:alphabetical-index-mark-end text:id="IMark5087292112"/>();</text:p>
      <text:p text:style-name="P5"/>
      <text:p text:style-name="P5"><text:s text:c="4"/>/**</text:p>
      <text:p text:style-name="P5"><text:s text:c="5"/>* Method to define the primary <text:alphabetical-index-mark-start text:id="IMark5087292112" text:key1="annotation"/>key<text:alphabetical-index-mark-end text:id="IMark5087292112"/> details.</text:p>
      <text:p text:style-name="P5"><text:s text:c="5"/>* </text:p>
      <text:p text:style-name="P5"><text:s text:c="5"/>* @return The <text:alphabetical-index-mark-start text:id="IMark5087292112" text:main-entry="true"/>PrimaryKeyMetadata<text:alphabetical-index-mark-end text:id="IMark5087292112"/></text:p>
      <text:p text:style-name="P5"><text:s text:c="5"/>*/</text:p>
      <text:p text:style-name="P5"><text:s text:c="4"/><text:alphabetical-index-mark-start text:id="IMark5087292112" text:main-entry="true"/>PrimaryKeyMetadata<text:alphabetical-index-mark-end text:id="IMark5087292112"/> <text:alphabetical-index-mark-start text:id="IMark5087293072" text:main-entry="true"/>newPrimaryKeyMetadata<text:alphabetical-index-mark-end text:id="IMark5087293072"/>();</text:p>
      <text:p text:style-name="P5"/>
      <text:p text:style-name="P5"><text:s text:c="4"/>/**</text:p>
      <text:p text:style-name="P5"><text:s text:c="5"/>* Accessor for the primary <text:alphabetical-index-mark-start text:id="IMark5087293072" text:key1="annotation"/>key<text:alphabetical-index-mark-end text:id="IMark5087293072"/> (if any).</text:p>
      <text:p text:style-name="P5"><text:s text:c="5"/>* </text:p>
      <text:p text:style-name="P5"><text:s text:c="5"/>* @return primary <text:alphabetical-index-mark-start text:id="IMark5087293072" text:key1="annotation"/>key<text:alphabetical-index-mark-end text:id="IMark5087293072"/> details</text:p>
      <text:p text:style-name="P5"><text:s text:c="5"/>*/</text:p>
      <text:p text:style-name="P5"><text:s text:c="4"/><text:alphabetical-index-mark-start text:id="IMark5087293072" text:main-entry="true"/>PrimaryKeyMetadata<text:alphabetical-index-mark-end text:id="IMark5087293072"/> <text:alphabetical-index-mark-start text:id="IMark5087292112" text:main-entry="true"/>getPrimaryKeyMetadata<text:alphabetical-index-mark-end text:id="IMark5087292112"/>();</text:p>
      <text:p text:style-name="P5"/>
      <text:p text:style-name="P5"><text:s text:c="4"/>/**</text:p>
      <text:p text:style-name="P5"><text:s text:c="5"/>* Accessor for all <text:alphabetical-index-mark-start text:id="IMark5087292112" text:key1="annotation"/>joins<text:alphabetical-index-mark-end text:id="IMark5087292112"/>(s) defined on the component.</text:p>
      <text:p text:style-name="P5"><text:s text:c="5"/>* </text:p>
      <text:p text:style-name="P5"><text:s text:c="5"/>* @return The <text:alphabetical-index-mark-start text:id="IMark5087292112" text:key1="annotation"/>join<text:alphabetical-index-mark-end text:id="IMark5087292112"/>(s)</text:p>
      <text:p text:style-name="P5"><text:s text:c="5"/>*/</text:p>
      <text:p text:style-name="P5"><text:s text:c="4"/><text:alphabetical-index-mark-start text:id="IMark5087292112" text:main-entry="true"/>JoinMetadata<text:alphabetical-index-mark-end text:id="IMark5087292112"/>[] <text:alphabetical-index-mark-start text:id="IMark5087293072" text:main-entry="true"/>getJoins<text:alphabetical-index-mark-end text:id="IMark5087293072"/>();</text:p>
      <text:p text:style-name="P5"/>
      <text:p text:style-name="P5"><text:s text:c="4"/>/**</text:p>
      <text:p text:style-name="P5"><text:s text:c="5"/>* Add a <text:alphabetical-index-mark-start text:id="IMark5087293072" text:key1="annotation"/>join<text:alphabetical-index-mark-end text:id="IMark5087293072"/> for this component.</text:p>
      <text:p text:style-name="P5"><text:s text:c="5"/>* </text:p>
      <text:p text:style-name="P5"><text:s text:c="5"/>* @return The <text:alphabetical-index-mark-start text:id="IMark5087293072" text:main-entry="true"/>JoinMetadata<text:alphabetical-index-mark-end text:id="IMark5087293072"/></text:p>
      <text:p text:style-name="P5"><text:s text:c="5"/>*/</text:p>
      <text:p text:style-name="P5"><text:s text:c="4"/><text:alphabetical-index-mark-start text:id="IMark5087293072" text:main-entry="true"/>JoinMetadata<text:alphabetical-index-mark-end text:id="IMark5087293072"/> newJoinMetadata();</text:p>
      <text:p text:style-name="P5"/>
      <text:p text:style-name="P5"><text:s text:c="4"/>/**</text:p>
      <text:p text:style-name="P5"><text:s text:c="5"/>* Accessor for the number of <text:alphabetical-index-mark-start text:id="IMark5087293072" text:key1="annotation"/>join<text:alphabetical-index-mark-end text:id="IMark5087293072"/>(s) defined for this component.</text:p>
      <text:p text:style-name="P5"><text:s text:c="5"/>* </text:p>
      <text:p text:style-name="P5"><text:s text:c="5"/>* @return The number of <text:alphabetical-index-mark-start text:id="IMark5087293072" text:key1="annotation"/>join<text:alphabetical-index-mark-end text:id="IMark5087293072"/>(s)</text:p>
      <text:p text:style-name="P5"><text:s text:c="5"/>*/</text:p>
      <text:p text:style-name="P5"><text:s text:c="4"/>int <text:alphabetical-index-mark-start text:id="IMark5087293072" text:main-entry="true"/>getNumberOfJoins<text:alphabetical-index-mark-end text:id="IMark5087293072"/>();</text:p>
      <text:p text:style-name="P5"/>
      <text:p text:style-name="P5"><text:soft-page-break/><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5087293072" text:main-entry="true"/>ForeignKeyMetadata<text:alphabetical-index-mark-end text:id="IMark5087293072"/>[] <text:alphabetical-index-mark-start text:id="IMark5087292112" text:main-entry="true"/>getForeignKeys<text:alphabetical-index-mark-end text:id="IMark5087292112"/>();</text:p>
      <text:p text:style-name="P5"/>
      <text:p text:style-name="P5"><text:s text:c="4"/>/**</text:p>
      <text:p text:style-name="P5"><text:s text:c="5"/>* Add a new FK for this component.</text:p>
      <text:p text:style-name="P5"><text:s text:c="5"/>* </text:p>
      <text:p text:style-name="P5"><text:s text:c="5"/>* @return The <text:alphabetical-index-mark-start text:id="IMark5087292112" text:main-entry="true"/>ForeignKeyMetadata<text:alphabetical-index-mark-end text:id="IMark5087292112"/></text:p>
      <text:p text:style-name="P5"><text:s text:c="5"/>*/</text:p>
      <text:p text:style-name="P5"><text:s text:c="4"/><text:alphabetical-index-mark-start text:id="IMark5087292112" text:main-entry="true"/>ForeignKeyMetadata<text:alphabetical-index-mark-end text:id="IMark5087292112"/> <text:alphabetical-index-mark-start text:id="IMark5087293072" text:main-entry="true"/>newForeignKeyMetadata<text:alphabetical-index-mark-end text:id="IMark5087293072"/>();</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5087293072" text:main-entry="true"/>getNumberOfForeignKeys<text:alphabetical-index-mark-end text:id="IMark5087293072"/>();</text:p>
      <text:p text:style-name="P5"/>
      <text:p text:style-name="P5"><text:s text:c="4"/>/**</text:p>
      <text:p text:style-name="P5"><text:s text:c="5"/>* Accessor for all <text:alphabetical-index-mark-start text:id="IMark5087293072" text:key1="annotation"/>index<text:alphabetical-index-mark-end text:id="IMark5087293072"/>(s) defined on the component.</text:p>
      <text:p text:style-name="P5"><text:s text:c="5"/>* </text:p>
      <text:p text:style-name="P5"><text:s text:c="5"/>* @return The <text:alphabetical-index-mark-start text:id="IMark5087293072" text:key1="annotation"/>index<text:alphabetical-index-mark-end text:id="IMark5087293072"/>(s)</text:p>
      <text:p text:style-name="P5"><text:s text:c="5"/>*/</text:p>
      <text:p text:style-name="P5"><text:s text:c="4"/><text:alphabetical-index-mark-start text:id="IMark5087293072" text:main-entry="true"/>IndexMetadata<text:alphabetical-index-mark-end text:id="IMark5087293072"/>[] <text:alphabetical-index-mark-start text:id="IMark5087292112" text:main-entry="true"/>getIndices<text:alphabetical-index-mark-end text:id="IMark5087292112"/>();</text:p>
      <text:p text:style-name="P5"/>
      <text:p text:style-name="P5"><text:s text:c="4"/>/**</text:p>
      <text:p text:style-name="P5"><text:s text:c="5"/>* Add a new <text:alphabetical-index-mark-start text:id="IMark5087292112" text:key1="annotation"/>index<text:alphabetical-index-mark-end text:id="IMark5087292112"/> for this component.</text:p>
      <text:p text:style-name="P5"><text:s text:c="5"/>* </text:p>
      <text:p text:style-name="P5"><text:s text:c="5"/>* @return The <text:alphabetical-index-mark-start text:id="IMark5087292112" text:main-entry="true"/>IndexMetadata<text:alphabetical-index-mark-end text:id="IMark5087292112"/></text:p>
      <text:p text:style-name="P5"><text:s text:c="5"/>*/</text:p>
      <text:p text:style-name="P5"><text:s text:c="4"/><text:alphabetical-index-mark-start text:id="IMark5087292112" text:main-entry="true"/>IndexMetadata<text:alphabetical-index-mark-end text:id="IMark5087292112"/> <text:alphabetical-index-mark-start text:id="IMark5087293072" text:main-entry="true"/>newIndexMetadata<text:alphabetical-index-mark-end text:id="IMark5087293072"/>();</text:p>
      <text:p text:style-name="P5"/>
      <text:p text:style-name="P5"><text:s text:c="4"/>/**</text:p>
      <text:p text:style-name="P5"><text:s text:c="5"/>* Accessor for the number of <text:alphabetical-index-mark-start text:id="IMark5087293072" text:key1="annotation"/>indices<text:alphabetical-index-mark-end text:id="IMark5087293072"/> defined for this component.</text:p>
      <text:p text:style-name="P5"><text:s text:c="5"/>* </text:p>
      <text:p text:style-name="P5"><text:s text:c="5"/>* @return The number of <text:alphabetical-index-mark-start text:id="IMark5087293072" text:key1="annotation"/>indices<text:alphabetical-index-mark-end text:id="IMark5087293072"/></text:p>
      <text:p text:style-name="P5"><text:s text:c="5"/>*/</text:p>
      <text:p text:style-name="P5"><text:s text:c="4"/>int <text:alphabetical-index-mark-start text:id="IMark5087293072" text:main-entry="true"/>getNumberOfIndices<text:alphabetical-index-mark-end text:id="IMark5087293072"/>();</text:p>
      <text:p text:style-name="P5"/>
      <text:p text:style-name="P5"><text:soft-page-break/><text:s text:c="4"/>/**</text:p>
      <text:p text:style-name="P5"><text:s text:c="5"/>* Accessor for all <text:alphabetical-index-mark-start text:id="IMark5087293072" text:key1="annotation"/>unique<text:alphabetical-index-mark-end text:id="IMark5087293072"/> constraints defined on the component.</text:p>
      <text:p text:style-name="P5"><text:s text:c="5"/>* </text:p>
      <text:p text:style-name="P5"><text:s text:c="5"/>* @return The <text:alphabetical-index-mark-start text:id="IMark5087293072" text:key1="annotation"/>unique<text:alphabetical-index-mark-end text:id="IMark5087293072"/> constraints</text:p>
      <text:p text:style-name="P5"><text:s text:c="5"/>*/</text:p>
      <text:p text:style-name="P5"><text:s text:c="4"/><text:alphabetical-index-mark-start text:id="IMark5087293072" text:main-entry="true"/>UniqueMetadata<text:alphabetical-index-mark-end text:id="IMark5087293072"/>[] <text:alphabetical-index-mark-start text:id="IMark5087292112" text:main-entry="true"/>getUniques<text:alphabetical-index-mark-end text:id="IMark5087292112"/>();</text:p>
      <text:p text:style-name="P5"/>
      <text:p text:style-name="P5"><text:s text:c="4"/>/**</text:p>
      <text:p text:style-name="P5"><text:s text:c="5"/>* Add a new <text:alphabetical-index-mark-start text:id="IMark5087292112" text:key1="annotation"/>unique<text:alphabetical-index-mark-end text:id="IMark5087292112"/> constraint for this component.</text:p>
      <text:p text:style-name="P5"><text:s text:c="5"/>* </text:p>
      <text:p text:style-name="P5"><text:s text:c="5"/>* @return The <text:alphabetical-index-mark-start text:id="IMark5087292112" text:main-entry="true"/>UniqueMetadata<text:alphabetical-index-mark-end text:id="IMark5087292112"/></text:p>
      <text:p text:style-name="P5"><text:s text:c="5"/>*/</text:p>
      <text:p text:style-name="P5"><text:s text:c="4"/><text:alphabetical-index-mark-start text:id="IMark5087292112" text:main-entry="true"/>UniqueMetadata<text:alphabetical-index-mark-end text:id="IMark5087292112"/> <text:alphabetical-index-mark-start text:id="IMark5087293072" text:main-entry="true"/>newUniqueMetadata<text:alphabetical-index-mark-end text:id="IMark5087293072"/>();</text:p>
      <text:p text:style-name="P5"/>
      <text:p text:style-name="P5"><text:s text:c="4"/>/**</text:p>
      <text:p text:style-name="P5"><text:s text:c="5"/>* Accessor for the number of <text:alphabetical-index-mark-start text:id="IMark5087293072" text:key1="annotation"/>unique<text:alphabetical-index-mark-end text:id="IMark5087293072"/> constraints defined for this component.</text:p>
      <text:p text:style-name="P5"><text:s text:c="5"/>* </text:p>
      <text:p text:style-name="P5"><text:s text:c="5"/>* @return The number of <text:alphabetical-index-mark-start text:id="IMark5087293072" text:key1="annotation"/>unique<text:alphabetical-index-mark-end text:id="IMark5087293072"/> constraints</text:p>
      <text:p text:style-name="P5"><text:s text:c="5"/>*/</text:p>
      <text:p text:style-name="P5"><text:s text:c="4"/>int <text:alphabetical-index-mark-start text:id="IMark5087293072" text:main-entry="true"/>getNumberOfUniques<text:alphabetical-index-mark-end text:id="IMark5087293072"/>();</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5087293072" text:main-entry="true"/>MemberMetadata<text:alphabetical-index-mark-end text:id="IMark5087293072"/>[] <text:alphabetical-index-mark-start text:id="IMark5087292112" text:main-entry="true"/>getMembers<text:alphabetical-index-mark-end text:id="IMark5087292112"/>();</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5087292112" text:main-entry="true"/>getNumberOfMembers<text:alphabetical-index-mark-end text:id="IMark5087292112"/>();</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5087292112" text:main-entry="true"/>PropertyMetadata<text:alphabetical-index-mark-end text:id="IMark5087292112"/></text:p>
      <text:p text:style-name="P5"><text:soft-page-break/><text:s text:c="5"/>*/</text:p>
      <text:p text:style-name="P5"><text:s text:c="4"/><text:alphabetical-index-mark-start text:id="IMark5087292112" text:main-entry="true"/>PropertyMetadata<text:alphabetical-index-mark-end text:id="IMark5087292112"/> <text:alphabetical-index-mark-start text:id="IMark5087293072" text:main-entry="true"/>newPropertyMetadata<text:alphabetical-index-mark-end text:id="IMark5087293072"/>(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5087293072" text:main-entry="true"/>PropertyMetadata<text:alphabetical-index-mark-end text:id="IMark5087293072"/></text:p>
      <text:p text:style-name="P5"><text:s text:c="5"/>*/</text:p>
      <text:p text:style-name="P5"><text:s text:c="4"/><text:alphabetical-index-mark-start text:id="IMark5087293072" text:main-entry="true"/>PropertyMetadata<text:alphabetical-index-mark-end text:id="IMark5087293072"/> <text:alphabetical-index-mark-start text:id="IMark5087292112" text:main-entry="true"/>newPropertyMetadata<text:alphabetical-index-mark-end text:id="IMark5087292112"/>(Method method);</text:p>
      <text:p text:style-name="P5"/>
      <text:p text:style-name="P5"><text:s text:c="4"/>/**</text:p>
      <text:p text:style-name="P5"><text:s text:c="5"/>* Accessor for all named <text:alphabetical-index-mark-start text:id="IMark5087292112" text:key1="annotation"/>queries<text:alphabetical-index-mark-end text:id="IMark5087292112"/> defined on the component.</text:p>
      <text:p text:style-name="P5"><text:s text:c="5"/>* </text:p>
      <text:p text:style-name="P5"><text:s text:c="5"/>* @return The <text:alphabetical-index-mark-start text:id="IMark5087292112" text:key1="annotation"/>queries<text:alphabetical-index-mark-end text:id="IMark5087292112"/></text:p>
      <text:p text:style-name="P5"><text:s text:c="5"/>*/</text:p>
      <text:p text:style-name="P5"><text:s text:c="4"/><text:alphabetical-index-mark-start text:id="IMark5087292112" text:main-entry="true"/>QueryMetadata<text:alphabetical-index-mark-end text:id="IMark5087292112"/>[] <text:alphabetical-index-mark-start text:id="IMark5087293072" text:main-entry="true"/>getQueries<text:alphabetical-index-mark-end text:id="IMark5087293072"/>();</text:p>
      <text:p text:style-name="P5"/>
      <text:p text:style-name="P5"><text:s text:c="4"/>/**</text:p>
      <text:p text:style-name="P5"><text:s text:c="5"/>* Add a new <text:alphabetical-index-mark-start text:id="IMark5087293072" text:key1="annotation"/>query<text:alphabetical-index-mark-end text:id="IMark5087293072"/> for this component.</text:p>
      <text:p text:style-name="P5"><text:s text:c="5"/>* </text:p>
      <text:p text:style-name="P5"><text:s text:c="5"/>* @param name</text:p>
      <text:p text:style-name="P5"><text:s text:c="5"/>* <text:s text:c="11"/>Name of the <text:alphabetical-index-mark-start text:id="IMark5087293072" text:key1="annotation"/>query<text:alphabetical-index-mark-end text:id="IMark5087293072"/> to add</text:p>
      <text:p text:style-name="P5"><text:s text:c="5"/>* @return The <text:alphabetical-index-mark-start text:id="IMark5087293072" text:main-entry="true"/>QueryMetadata<text:alphabetical-index-mark-end text:id="IMark5087293072"/></text:p>
      <text:p text:style-name="P5"><text:s text:c="5"/>*/</text:p>
      <text:p text:style-name="P5"><text:s text:c="4"/><text:alphabetical-index-mark-start text:id="IMark5087293072" text:main-entry="true"/>QueryMetadata<text:alphabetical-index-mark-end text:id="IMark5087293072"/> <text:alphabetical-index-mark-start text:id="IMark5087292112" text:main-entry="true"/>newQueryMetadata<text:alphabetical-index-mark-end text:id="IMark5087292112"/>(String name);</text:p>
      <text:p text:style-name="P5"/>
      <text:p text:style-name="P5"><text:s text:c="4"/>/**</text:p>
      <text:p text:style-name="P5"><text:s text:c="5"/>* Accessor for the number of named <text:alphabetical-index-mark-start text:id="IMark5087292112" text:key1="annotation"/>queries<text:alphabetical-index-mark-end text:id="IMark5087292112"/> defined for this component.</text:p>
      <text:p text:style-name="P5"><text:s text:c="5"/>* </text:p>
      <text:p text:style-name="P5"><text:s text:c="5"/>* @return The number of named <text:alphabetical-index-mark-start text:id="IMark5087292112" text:key1="annotation"/>queries<text:alphabetical-index-mark-end text:id="IMark5087292112"/></text:p>
      <text:p text:style-name="P5"><text:s text:c="5"/>*/</text:p>
      <text:p text:style-name="P5"><text:s text:c="4"/>int <text:alphabetical-index-mark-start text:id="IMark5087292112" text:main-entry="true"/>getNumberOfQueries<text:alphabetical-index-mark-end text:id="IMark5087292112"/>();</text:p>
      <text:p text:style-name="P5"/>
      <text:p text:style-name="P5"><text:s text:c="4"/>/**</text:p>
      <text:p text:style-name="P5"><text:s text:c="5"/>* Accessor for all <text:alphabetical-index-mark-start text:id="IMark5087292112" text:key1="annotation"/>FetchGroup<text:alphabetical-index-mark-end text:id="IMark5087292112"/> defined on the component.</text:p>
      <text:p text:style-name="P5"><text:s text:c="5"/>* </text:p>
      <text:p text:style-name="P5"><text:s text:c="5"/>* @return The <text:alphabetical-index-mark-start text:id="IMark5087292112" text:key1="annotation"/>FetchGroups<text:alphabetical-index-mark-end text:id="IMark5087292112"/></text:p>
      <text:p text:style-name="P5"><text:s text:c="5"/>*/</text:p>
      <text:p text:style-name="P5"><text:s text:c="4"/><text:alphabetical-index-mark-start text:id="IMark5087292112" text:main-entry="true"/>FetchGroupMetadata<text:alphabetical-index-mark-end text:id="IMark5087292112"/>[] <text:alphabetical-index-mark-start text:id="IMark5087293072" text:main-entry="true"/>getFetchGroups<text:alphabetical-index-mark-end text:id="IMark5087293072"/>();</text:p>
      <text:p text:style-name="P5"/>
      <text:p text:style-name="P5"><text:s text:c="4"/>/**</text:p>
      <text:p text:style-name="P5"><text:soft-page-break/><text:s text:c="5"/>* Add a new <text:alphabetical-index-mark-start text:id="IMark5087293072" text:key1="annotation"/>FetchGroup<text:alphabetical-index-mark-end text:id="IMark5087293072"/> for this component.</text:p>
      <text:p text:style-name="P5"><text:s text:c="5"/>* </text:p>
      <text:p text:style-name="P5"><text:s text:c="5"/>* @param name Name of the <text:alphabetical-index-mark-start text:id="IMark5087293072" text:key1="annotation"/>FetchGroup<text:alphabetical-index-mark-end text:id="IMark5087293072"/></text:p>
      <text:p text:style-name="P5"><text:s text:c="5"/>* @return The <text:alphabetical-index-mark-start text:id="IMark5087293072" text:main-entry="true"/>FetchGroupMetadata<text:alphabetical-index-mark-end text:id="IMark5087293072"/></text:p>
      <text:p text:style-name="P5"><text:s text:c="5"/>*/</text:p>
      <text:p text:style-name="P6"><text:span text:style-name="T2"><text:s text:c="4"/></text:span><text:alphabetical-index-mark-start text:id="IMark5087293072" text:main-entry="true"/><text:span text:style-name="T2">FetchGroupMetadata</text:span><text:alphabetical-index-mark-end text:id="IMark5087293072"/><text:span text:style-name="T2"> </text:span><text:alphabetical-index-mark-start text:id="IMark5087292112" text:main-entry="true"/><text:span text:style-name="T2">newFetchGroupMetadata</text:span><text:alphabetical-index-mark-end text:id="IMark5087292112"/><text:span text:style-name="T2">(String name);</text:span></text:p>
      <text:p text:style-name="P5"/>
      <text:p text:style-name="P5"><text:s text:c="4"/>/**</text:p>
      <text:p text:style-name="P5"><text:s text:c="5"/>* Accessor for the number of <text:alphabetical-index-mark-start text:id="IMark5087292112" text:key1="annotation"/>fetchGroups<text:alphabetical-index-mark-end text:id="IMark5087292112"/>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5087292112" text:key1="annotation"/>column<text:alphabetical-index-mark-end text:id="IMark5087292112"/>(s) defined on the <text:alphabetical-index-mark-start text:id="IMark5087293072" text:key1="annotation"/>join<text:alphabetical-index-mark-end text:id="IMark5087293072"/>.</text:p>
      <text:p text:style-name="P5"><text:s text:c="5"/>* </text:p>
      <text:p text:style-name="P5"><text:s text:c="5"/>* @return The <text:alphabetical-index-mark-start text:id="IMark5087293072" text:key1="annotation"/>column<text:alphabetical-index-mark-end text:id="IMark5087293072"/>(s)</text:p>
      <text:p text:style-name="P5"><text:s text:c="5"/>*/</text:p>
      <text:p text:style-name="P5"><text:s text:c="4"/>ColumnMetadata[] getColumns();</text:p>
      <text:p text:style-name="P5"/>
      <text:p text:style-name="P5"><text:s text:c="4"/>/**</text:p>
      <text:p text:style-name="P5"><text:s text:c="5"/>* Add a new <text:alphabetical-index-mark-start text:id="IMark5087293072" text:key1="annotation"/>column<text:alphabetical-index-mark-end text:id="IMark5087293072"/> for this <text:alphabetical-index-mark-start text:id="IMark5087292112" text:key1="annotation"/>join<text:alphabetical-index-mark-end text:id="IMark5087292112"/>.</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5087292112" text:key1="annotation"/>columns<text:alphabetical-index-mark-end text:id="IMark5087292112"/> defined for this <text:alphabetical-index-mark-start text:id="IMark5087293072" text:key1="annotation"/>join<text:alphabetical-index-mark-end text:id="IMark5087293072"/>.</text:p>
      <text:p text:style-name="P5"><text:s text:c="5"/>* </text:p>
      <text:p text:style-name="P5"><text:s text:c="5"/>* @return The number of <text:alphabetical-index-mark-start text:id="IMark5087293072" text:key1="annotation"/>columns<text:alphabetical-index-mark-end text:id="IMark5087293072"/></text:p>
      <text:p text:style-name="P5"><text:s text:c="5"/>*/</text:p>
      <text:p text:style-name="P5"><text:s text:c="4"/>int getNumberOfColumns();</text:p>
      <text:p text:style-name="P5">}</text:p>
      <text:p text:style-name="P5"/>
      <text:h text:style-name="P30" text:outline-level="3">Class Metadata</text:h>
      <text:p text:style-name="P4"><text:alphabetical-index-mark-start text:id="IMark5087293072" text:main-entry="true"/>ClassMetadata<text:alphabetical-index-mark-end text:id="IMark5087293072"/> represents metadata for a specific persistence-capable class.</text:p>
      <text:p text:style-name="P5">/**</text:p>
      <text:p text:style-name="P5"><text:s/>* Represents a class.</text:p>
      <text:p text:style-name="P5"><text:s/>* @since 2.3</text:p>
      <text:p text:style-name="P5"><text:soft-page-break/><text:s/>*/</text:p>
      <text:p text:style-name="P5">public interface <text:alphabetical-index-mark-start text:id="IMark5087293072" text:main-entry="true"/>ClassMetadata<text:alphabetical-index-mark-end text:id="IMark5087293072"/> extends <text:alphabetical-index-mark-start text:id="IMark5087292112" text:main-entry="true"/>ComponentMetadata<text:alphabetical-index-mark-end text:id="IMark5087292112"/>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5087292112" text:main-entry="true"/>ClassMetadata<text:alphabetical-index-mark-end text:id="IMark5087292112"/> setPersistenceModifier(<text:alphabetical-index-mark-start text:id="IMark5087293072" text:main-entry="true"/>ClassPersistenceModifier<text:alphabetical-index-mark-end text:id="IMark5087293072"/>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5087293072" text:main-entry="true"/>ClassPersistenceModifier<text:alphabetical-index-mark-end text:id="IMark5087293072"/>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5087293072" text:main-entry="true"/>FieldMetadata<text:alphabetical-index-mark-end text:id="IMark5087293072"/></text:p>
      <text:p text:style-name="P5"><text:s text:c="5"/>*/</text:p>
      <text:p text:style-name="P5"><text:s text:c="4"/><text:alphabetical-index-mark-start text:id="IMark5087293072" text:main-entry="true"/>FieldMetadata<text:alphabetical-index-mark-end text:id="IMark5087293072"/>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5087293072" text:main-entry="true"/>FieldMetadata<text:alphabetical-index-mark-end text:id="IMark5087293072"/></text:p>
      <text:p text:style-name="P5"><text:s text:c="5"/>*/</text:p>
      <text:p text:style-name="P5"><text:s text:c="4"/><text:alphabetical-index-mark-start text:id="IMark5087293072" text:main-entry="true"/>FieldMetadata<text:alphabetical-index-mark-end text:id="IMark5087293072"/> newFieldMetadata(Field fld);</text:p>
      <text:p text:style-name="P5">}</text:p>
      <text:p text:style-name="P5"/>
      <text:h text:style-name="P30" text:outline-level="3">Interface Metadata</text:h>
      <text:p text:style-name="P4"><text:alphabetical-index-mark-start text:id="IMark5087293072" text:main-entry="true"/>InterfaceMetadata<text:alphabetical-index-mark-end text:id="IMark5087293072"/> represents metadata for a specific persistence-capable interface.</text:p>
      <text:p text:style-name="P5">/**</text:p>
      <text:p text:style-name="P5"><text:s/>* Represents a <text:alphabetical-index-mark-start text:id="IMark5087293072" text:key1="enum"/>persistent<text:alphabetical-index-mark-end text:id="IMark5087293072"/>-interface.</text:p>
      <text:p text:style-name="P5"><text:s/>* @since 2.3</text:p>
      <text:p text:style-name="P5"><text:s/>*/</text:p>
      <text:p text:style-name="P5">public interface <text:alphabetical-index-mark-start text:id="IMark5087293072" text:main-entry="true"/>InterfaceMetadata<text:alphabetical-index-mark-end text:id="IMark5087293072"/> extends <text:alphabetical-index-mark-start text:id="IMark5087292112" text:main-entry="true"/>ComponentMetadata<text:alphabetical-index-mark-end text:id="IMark5087292112"/> {</text:p>
      <text:p text:style-name="P5"><text:s text:c="4"/></text:p>
      <text:p text:style-name="P5">}</text:p>
      <text:p text:style-name="P5"/>
      <text:h text:style-name="P30" text:outline-level="3">Field Metadata</text:h>
      <text:p text:style-name="P4"><text:alphabetical-index-mark-start text:id="IMark5087292112" text:main-entry="true"/>FieldMetadata<text:alphabetical-index-mark-end text:id="IMark5087292112"/> represents metadata for <text:alphabetical-index-mark-start text:id="IMark5087293072" text:key1="enum"/>persistent<text:alphabetical-index-mark-end text:id="IMark5087293072"/> fields.</text:p>
      <text:p text:style-name="P5"><text:soft-page-break/>/**</text:p>
      <text:p text:style-name="P5"><text:s/>* Represents a field in a class.</text:p>
      <text:p text:style-name="P5"><text:s/>* @since 2.3</text:p>
      <text:p text:style-name="P5"><text:s/>*/</text:p>
      <text:p text:style-name="P5">public interface <text:alphabetical-index-mark-start text:id="IMark5087293072" text:main-entry="true"/>FieldMetadata<text:alphabetical-index-mark-end text:id="IMark5087293072"/> extends <text:alphabetical-index-mark-start text:id="IMark5087292112" text:main-entry="true"/>MemberMetadata<text:alphabetical-index-mark-end text:id="IMark5087292112"/> {</text:p>
      <text:p text:style-name="P5"/>
      <text:p text:style-name="P5">}</text:p>
      <text:p text:style-name="P5"/>
      <text:h text:style-name="P30" text:outline-level="3">Property Metadata</text:h>
      <text:p text:style-name="P4"><text:alphabetical-index-mark-start text:id="IMark5087292112" text:main-entry="true"/>PropertyMetadata<text:alphabetical-index-mark-end text:id="IMark5087292112"/> represents metadata for <text:alphabetical-index-mark-start text:id="IMark5087293072" text:key1="enum"/>persistent<text:alphabetical-index-mark-end text:id="IMark5087293072"/> properties.</text:p>
      <text:p text:style-name="P5">/**</text:p>
      <text:p text:style-name="P5"><text:s/>* Represents a property in a class/<text:alphabetical-index-mark-start text:id="IMark5087293072" text:key1="enum"/>persistent<text:alphabetical-index-mark-end text:id="IMark5087293072"/>-interface.</text:p>
      <text:p text:style-name="P5"><text:s/>* @since 2.3</text:p>
      <text:p text:style-name="P5"><text:s/>*/</text:p>
      <text:p text:style-name="P5">public interface <text:alphabetical-index-mark-start text:id="IMark5087293072" text:main-entry="true"/>PropertyMetadata<text:alphabetical-index-mark-end text:id="IMark5087293072"/> extends <text:alphabetical-index-mark-start text:id="IMark5087292112" text:main-entry="true"/>MemberMetadata<text:alphabetical-index-mark-end text:id="IMark5087292112"/> {</text:p>
      <text:p text:style-name="P5"><text:s text:c="4"/>/**</text:p>
      <text:p text:style-name="P5"><text:s text:c="5"/>* Method to set the field name (<text:alphabetical-index-mark-start text:id="IMark5087292112" text:key1="enum"/>persistent<text:alphabetical-index-mark-end text:id="IMark5087292112"/> interfaces)</text:p>
      <text:p text:style-name="P5"><text:s text:c="5"/>* </text:p>
      <text:p text:style-name="P5"><text:s text:c="5"/>* @param name field name</text:p>
      <text:p text:style-name="P5"><text:s text:c="5"/>*/</text:p>
      <text:p text:style-name="P5"><text:s text:c="4"/><text:alphabetical-index-mark-start text:id="IMark5087292112" text:main-entry="true"/>PropertyMetadata<text:alphabetical-index-mark-end text:id="IMark5087292112"/>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0" text:outline-level="3"><text:alphabetical-index-mark-start text:id="IMark5087292112" text:key1="annotation"/>Query<text:alphabetical-index-mark-end text:id="IMark5087292112"/> Metadata</text:h>
      <text:p text:style-name="P4"><text:alphabetical-index-mark-start text:id="IMark5087292112" text:main-entry="true"/>QueryMetadata<text:alphabetical-index-mark-end text:id="IMark5087292112"/> represents metadata for <text:alphabetical-index-mark-start text:id="IMark5087293072" text:key1="annotation"/>queries<text:alphabetical-index-mark-end text:id="IMark5087293072"/>.</text:p>
      <text:p text:style-name="P5">/**</text:p>
      <text:p text:style-name="P5"><text:s/>* Represents a named <text:alphabetical-index-mark-start text:id="IMark5087293072" text:key1="annotation"/>query<text:alphabetical-index-mark-end text:id="IMark5087293072"/>.</text:p>
      <text:p text:style-name="P5"><text:s/>* @since 2.3</text:p>
      <text:p text:style-name="P5"><text:s/>*/</text:p>
      <text:p text:style-name="P5">public interface <text:alphabetical-index-mark-start text:id="IMark5087293072" text:main-entry="true"/>QueryMetadata<text:alphabetical-index-mark-end text:id="IMark5087293072"/> extends Metadata {</text:p>
      <text:p text:style-name="P5"><text:s text:c="4"/>/**</text:p>
      <text:p text:style-name="P5"><text:s text:c="5"/>* Accessor for the name of the <text:alphabetical-index-mark-start text:id="IMark5087293072" text:key1="annotation"/>query<text:alphabetical-index-mark-end text:id="IMark5087293072"/> (set on construction).</text:p>
      <text:p text:style-name="P5"><text:s text:c="5"/>* </text:p>
      <text:p text:style-name="P5"><text:s text:c="5"/>* @return The name</text:p>
      <text:p text:style-name="P5"><text:soft-page-break/><text:s text:c="5"/>*/</text:p>
      <text:p text:style-name="P5"><text:s text:c="4"/>String <text:alphabetical-index-mark-start text:id="IMark5087293072" text:main-entry="true"/>getName<text:alphabetical-index-mark-end text:id="IMark5087293072"/>();</text:p>
      <text:p text:style-name="P5"/>
      <text:p text:style-name="P5"><text:s text:c="4"/>/**</text:p>
      <text:p text:style-name="P5"><text:s text:c="5"/>* Method to set the language of the <text:alphabetical-index-mark-start text:id="IMark5087293072" text:key1="annotation"/>query<text:alphabetical-index-mark-end text:id="IMark5087293072"/>.</text:p>
      <text:p text:style-name="P5"><text:s text:c="5"/>* </text:p>
      <text:p text:style-name="P5"><text:s text:c="5"/>* @param lang <text:alphabetical-index-mark-start text:id="IMark5087293072" text:key1="annotation"/>Query<text:alphabetical-index-mark-end text:id="IMark5087293072"/> language</text:p>
      <text:p text:style-name="P5"><text:s text:c="5"/>*/</text:p>
      <text:p text:style-name="P5"><text:s text:c="4"/><text:alphabetical-index-mark-start text:id="IMark5087293072" text:main-entry="true"/>QueryMetadata<text:alphabetical-index-mark-end text:id="IMark5087293072"/> setLanguage(String lang);</text:p>
      <text:p text:style-name="P5"/>
      <text:p text:style-name="P5"><text:s text:c="4"/>/**</text:p>
      <text:p text:style-name="P5"><text:s text:c="5"/>* Accessor for the <text:alphabetical-index-mark-start text:id="IMark5087293072" text:key1="annotation"/>query<text:alphabetical-index-mark-end text:id="IMark5087293072"/>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5087293072" text:key1="annotation"/>query<text:alphabetical-index-mark-end text:id="IMark5087293072"/>.</text:p>
      <text:p text:style-name="P5"><text:s text:c="5"/>* </text:p>
      <text:p text:style-name="P5"><text:s text:c="5"/>* @param <text:alphabetical-index-mark-start text:id="IMark5087293072" text:key1="annotation"/>query<text:alphabetical-index-mark-end text:id="IMark5087293072"/> The <text:alphabetical-index-mark-start text:id="IMark5087292112" text:key1="annotation"/>query<text:alphabetical-index-mark-end text:id="IMark5087292112"/></text:p>
      <text:p text:style-name="P5"><text:s text:c="5"/>*/</text:p>
      <text:p text:style-name="P5"><text:s text:c="4"/><text:alphabetical-index-mark-start text:id="IMark5087292112" text:main-entry="true"/>QueryMetadata<text:alphabetical-index-mark-end text:id="IMark5087292112"/> setQuery(String <text:alphabetical-index-mark-start text:id="IMark5087293072" text:key1="annotation"/>query<text:alphabetical-index-mark-end text:id="IMark5087293072"/>);</text:p>
      <text:p text:style-name="P5"/>
      <text:p text:style-name="P5"><text:s text:c="4"/>/**</text:p>
      <text:p text:style-name="P5"><text:s text:c="5"/>* Accessor for the single-string <text:alphabetical-index-mark-start text:id="IMark5087293072" text:key1="annotation"/>query<text:alphabetical-index-mark-end text:id="IMark5087293072"/>.</text:p>
      <text:p text:style-name="P5"><text:s text:c="5"/>* </text:p>
      <text:p text:style-name="P5"><text:s text:c="5"/>* @return The <text:alphabetical-index-mark-start text:id="IMark5087293072" text:key1="annotation"/>query<text:alphabetical-index-mark-end text:id="IMark5087293072"/></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5087293072" text:key1="annotation"/>query<text:alphabetical-index-mark-end text:id="IMark5087293072"/></text:p>
      <text:p text:style-name="P5"><text:s text:c="5"/>* </text:p>
      <text:p text:style-name="P5"><text:s text:c="5"/>* @param clsName Result class name</text:p>
      <text:p text:style-name="P5"><text:s text:c="5"/>*/</text:p>
      <text:p text:style-name="P5"><text:s text:c="4"/><text:alphabetical-index-mark-start text:id="IMark5087293072" text:main-entry="true"/>QueryMetadata<text:alphabetical-index-mark-end text:id="IMark5087293072"/> setResultClass(String clsName);</text:p>
      <text:p text:style-name="P5"/>
      <text:p text:style-name="P5"><text:s text:c="4"/>/**</text:p>
      <text:p text:style-name="P5"><text:s text:c="5"/>* Accessor for the result class name for the <text:alphabetical-index-mark-start text:id="IMark5087293072" text:key1="annotation"/>query<text:alphabetical-index-mark-end text:id="IMark5087293072"/>.</text:p>
      <text:p text:style-name="P5"><text:s text:c="5"/>* </text:p>
      <text:p text:style-name="P5"><text:s text:c="5"/>* @return The result class name</text:p>
      <text:p text:style-name="P5"><text:soft-page-break/><text:s text:c="5"/>*/</text:p>
      <text:p text:style-name="P5"><text:s text:c="4"/>String getResultClass();</text:p>
      <text:p text:style-name="P5"/>
      <text:p text:style-name="P5"><text:s text:c="4"/>/**</text:p>
      <text:p text:style-name="P5"><text:s text:c="5"/>* Method to set if the <text:alphabetical-index-mark-start text:id="IMark5087293072" text:key1="annotation"/>query<text:alphabetical-index-mark-end text:id="IMark5087293072"/> results are <text:alphabetical-index-mark-start text:id="IMark5087292112" text:key1="annotation"/>unique<text:alphabetical-index-mark-end text:id="IMark5087292112"/></text:p>
      <text:p text:style-name="P5"><text:s text:c="5"/>* </text:p>
      <text:p text:style-name="P5"><text:s text:c="5"/>* @param <text:alphabetical-index-mark-start text:id="IMark5087292112" text:key1="annotation"/>unique<text:alphabetical-index-mark-end text:id="IMark5087292112"/> Whether they are <text:alphabetical-index-mark-start text:id="IMark5087293072" text:key1="annotation"/>unique<text:alphabetical-index-mark-end text:id="IMark5087293072"/></text:p>
      <text:p text:style-name="P5"><text:s text:c="5"/>*/</text:p>
      <text:p text:style-name="P5"><text:s text:c="4"/><text:alphabetical-index-mark-start text:id="IMark5087293072" text:main-entry="true"/>QueryMetadata<text:alphabetical-index-mark-end text:id="IMark5087293072"/> setUnique(boolean <text:alphabetical-index-mark-start text:id="IMark5087292112" text:key1="annotation"/>unique<text:alphabetical-index-mark-end text:id="IMark5087292112"/>);</text:p>
      <text:p text:style-name="P5"/>
      <text:p text:style-name="P5"><text:s text:c="4"/>/**</text:p>
      <text:p text:style-name="P5"><text:s text:c="5"/>* Accessor for whether results from the <text:alphabetical-index-mark-start text:id="IMark5087292112" text:key1="annotation"/>query<text:alphabetical-index-mark-end text:id="IMark5087292112"/> are <text:alphabetical-index-mark-start text:id="IMark5087293072" text:key1="annotation"/>unique<text:alphabetical-index-mark-end text:id="IMark5087293072"/></text:p>
      <text:p text:style-name="P5"><text:s text:c="5"/>* </text:p>
      <text:p text:style-name="P5"><text:s text:c="5"/>* @return Results are <text:alphabetical-index-mark-start text:id="IMark5087293072" text:key1="annotation"/>unique<text:alphabetical-index-mark-end text:id="IMark5087293072"/>?</text:p>
      <text:p text:style-name="P5"><text:s text:c="5"/>*/</text:p>
      <text:p text:style-name="P5"><text:s text:c="4"/>Boolean getUnique();</text:p>
      <text:p text:style-name="P5"/>
      <text:p text:style-name="P5"><text:s text:c="4"/>/**</text:p>
      <text:p text:style-name="P5"><text:s text:c="5"/>* Method to set the <text:alphabetical-index-mark-start text:id="IMark5087293072" text:key1="annotation"/>query<text:alphabetical-index-mark-end text:id="IMark5087293072"/> as not being modifiable from now.</text:p>
      <text:p text:style-name="P5"><text:s text:c="5"/>*/</text:p>
      <text:p text:style-name="P5"><text:s text:c="4"/><text:alphabetical-index-mark-start text:id="IMark5087293072" text:main-entry="true"/>QueryMetadata<text:alphabetical-index-mark-end text:id="IMark5087293072"/> setUnmodifiable();</text:p>
      <text:p text:style-name="P5"/>
      <text:p text:style-name="P5"><text:s text:c="4"/>/**</text:p>
      <text:p text:style-name="P5"><text:s text:c="5"/>* Accessor for whether the <text:alphabetical-index-mark-start text:id="IMark5087293072" text:key1="annotation"/>query<text:alphabetical-index-mark-end text:id="IMark5087293072"/>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5087293072" text:key1="annotation"/>FetchPlan<text:alphabetical-index-mark-end text:id="IMark5087293072"/> to use for this named <text:alphabetical-index-mark-start text:id="IMark5087292112" text:key1="annotation"/>query<text:alphabetical-index-mark-end text:id="IMark5087292112"/>.</text:p>
      <text:p text:style-name="P5"><text:s text:c="5"/>* </text:p>
      <text:p text:style-name="P5"><text:s text:c="5"/>* @param fetchPlanName name of the <text:alphabetical-index-mark-start text:id="IMark5087292112" text:key1="annotation"/>FetchPlan<text:alphabetical-index-mark-end text:id="IMark5087292112"/></text:p>
      <text:p text:style-name="P5"><text:s text:c="5"/>*/</text:p>
      <text:p text:style-name="P5"><text:s text:c="4"/><text:alphabetical-index-mark-start text:id="IMark5087292112" text:main-entry="true"/>QueryMetadata<text:alphabetical-index-mark-end text:id="IMark5087292112"/>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soft-page-break/>}</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9</meta:editing-cycles>
    <meta:creation-date>2012-06-24T16:01:14.64</meta:creation-date>
    <meta:editing-duration>P6DT11H51M12S</meta:editing-duration>
    <meta:generator>OpenOffice/4.1.6$Unix OpenOffice.org_project/416m1$Build-9790</meta:generator>
    <dc:title>JDO_Chapter</dc:title>
    <dc:date>2021-05-27T20:54:41</dc:date>
    <dc:creator>Michael Bouschen</dc:creator>
    <meta:document-statistic meta:table-count="1" meta:image-count="3" meta:object-count="0" meta:page-count="57" meta:paragraph-count="2222" meta:word-count="9383" meta:character-count="681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